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917in" svg:height="5.4016in" svg:x="1.2303in" svg:y="1.3091in">
            <draw:object draw:notify-on-update-of-ranges="Sheet1.A1:Sheet1.A1 Sheet1.A2:Sheet1.A111 Sheet1.B1:Sheet1.B1 Sheet1.B2:Sheet1.B111 Sheet1.C1:Sheet1.C1 Sheet1.C2:Sheet1.C1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165in" svg:height="5.4232in" svg:x="11.1953in" svg:y="1.3in">
            <draw:object draw:notify-on-update-of-ranges="Sheet1.L1:Sheet1.L1 Sheet1.L2:Sheet1.L221 Sheet1.M1:Sheet1.M1 Sheet1.M2:Sheet1.M221 Sheet1.N1:Sheet1.N1 Sheet1.N2:Sheet1.N2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height_in_pixels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office:value-type="string" calcext:value-type="string">
            <text:p>height_in_pixels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286842" calcext:value-type="float">
            <text:p>5.286842</text:p>
          </table:table-cell>
          <table:table-cell office:value-type="float" office:value="115" calcext:value-type="float">
            <text:p>115</text:p>
          </table:table-cell>
          <table:table-cell table:formula="of:=(([.$E$1]*[.$G$1])/([.A2]+[.$I$1]))" office:value-type="float" office:value="132.898112687322" calcext:value-type="float">
            <text:p>132.8981126873</text:p>
          </table:table-cell>
          <table:table-cell table:number-columns-repeated="17"/>
        </table:table-row>
        <table:table-row table:style-name="ro1">
          <table:table-cell office:value-type="float" office:value="6.569532" calcext:value-type="float">
            <text:p>6.569532</text:p>
          </table:table-cell>
          <table:table-cell office:value-type="float" office:value="112" calcext:value-type="float">
            <text:p>112</text:p>
          </table:table-cell>
          <table:table-cell table:formula="of:=(([.$E$1]*[.$G$1])/([.A3]+[.$I$1]))" office:value-type="float" office:value="119.336185309047" calcext:value-type="float">
            <text:p>119.336185309</text:p>
          </table:table-cell>
          <table:table-cell table:number-columns-repeated="17"/>
        </table:table-row>
        <table:table-row table:style-name="ro1">
          <table:table-cell office:value-type="float" office:value="6.569532" calcext:value-type="float">
            <text:p>6.569532</text:p>
          </table:table-cell>
          <table:table-cell office:value-type="float" office:value="123" calcext:value-type="float">
            <text:p>123</text:p>
          </table:table-cell>
          <table:table-cell table:formula="of:=(([.$E$1]*[.$G$1])/([.A4]+[.$I$1]))" office:value-type="float" office:value="119.336185309047" calcext:value-type="float">
            <text:p>119.336185309</text:p>
          </table:table-cell>
          <table:table-cell table:number-columns-repeated="17"/>
        </table:table-row>
        <table:table-row table:style-name="ro1">
          <table:table-cell office:value-type="float" office:value="7.56355" calcext:value-type="float">
            <text:p>7.56355</text:p>
          </table:table-cell>
          <table:table-cell office:value-type="float" office:value="108" calcext:value-type="float">
            <text:p>108</text:p>
          </table:table-cell>
          <table:table-cell table:formula="of:=(([.$E$1]*[.$G$1])/([.A5]+[.$I$1]))" office:value-type="float" office:value="110.590516494576" calcext:value-type="float">
            <text:p>110.5905164946</text:p>
          </table:table-cell>
          <table:table-cell table:number-columns-repeated="8"/>
          <table:table-cell office:value-type="float" office:value="4.743288" calcext:value-type="float">
            <text:p>4.743288</text:p>
          </table:table-cell>
          <table:table-cell office:value-type="float" office:value="92" calcext:value-type="float">
            <text:p>92</text:p>
          </table:table-cell>
          <table:table-cell table:formula="of:=(([.$P$1]*[.$R$1])/([.L5]+[.$T$1]))" office:value-type="float" office:value="105.079001626623" calcext:value-type="float">
            <text:p>105.0790016266</text:p>
          </table:table-cell>
          <table:table-cell table:number-columns-repeated="6"/>
        </table:table-row>
        <table:table-row table:style-name="ro1">
          <table:table-cell office:value-type="float" office:value="7.56355" calcext:value-type="float">
            <text:p>7.56355</text:p>
          </table:table-cell>
          <table:table-cell office:value-type="float" office:value="107" calcext:value-type="float">
            <text:p>107</text:p>
          </table:table-cell>
          <table:table-cell table:formula="of:=(([.$E$1]*[.$G$1])/([.A6]+[.$I$1]))" office:value-type="float" office:value="110.590516494576" calcext:value-type="float">
            <text:p>110.5905164946</text:p>
          </table:table-cell>
          <table:table-cell table:number-columns-repeated="8"/>
          <table:table-cell office:value-type="float" office:value="4.743288" calcext:value-type="float">
            <text:p>4.743288</text:p>
          </table:table-cell>
          <table:table-cell office:value-type="float" office:value="85" calcext:value-type="float">
            <text:p>85</text:p>
          </table:table-cell>
          <table:table-cell table:formula="of:=(([.$P$1]*[.$R$1])/([.L6]+[.$T$1]))" office:value-type="float" office:value="105.079001626623" calcext:value-type="float">
            <text:p>105.0790016266</text:p>
          </table:table-cell>
          <table:table-cell table:number-columns-repeated="6"/>
        </table:table-row>
        <table:table-row table:style-name="ro1">
          <table:table-cell office:value-type="float" office:value="8.500851" calcext:value-type="float">
            <text:p>8.500851</text:p>
          </table:table-cell>
          <table:table-cell office:value-type="float" office:value="99" calcext:value-type="float">
            <text:p>99</text:p>
          </table:table-cell>
          <table:table-cell table:formula="of:=(([.$E$1]*[.$G$1])/([.A7]+[.$I$1]))" office:value-type="float" office:value="103.442204874735" calcext:value-type="float">
            <text:p>103.4422048747</text:p>
          </table:table-cell>
          <table:table-cell table:number-columns-repeated="8"/>
          <table:table-cell office:value-type="float" office:value="4.884781" calcext:value-type="float">
            <text:p>4.884781</text:p>
          </table:table-cell>
          <table:table-cell office:value-type="float" office:value="123" calcext:value-type="float">
            <text:p>123</text:p>
          </table:table-cell>
          <table:table-cell table:formula="of:=(([.$P$1]*[.$R$1])/([.L7]+[.$T$1]))" office:value-type="float" office:value="104.481530297574" calcext:value-type="float">
            <text:p>104.4815302976</text:p>
          </table:table-cell>
          <table:table-cell table:number-columns-repeated="6"/>
        </table:table-row>
        <table:table-row table:style-name="ro1">
          <table:table-cell office:value-type="float" office:value="8.500851" calcext:value-type="float">
            <text:p>8.500851</text:p>
          </table:table-cell>
          <table:table-cell office:value-type="float" office:value="102" calcext:value-type="float">
            <text:p>102</text:p>
          </table:table-cell>
          <table:table-cell table:formula="of:=(([.$E$1]*[.$G$1])/([.A8]+[.$I$1]))" office:value-type="float" office:value="103.442204874735" calcext:value-type="float">
            <text:p>103.4422048747</text:p>
          </table:table-cell>
          <table:table-cell table:number-columns-repeated="8"/>
          <table:table-cell office:value-type="float" office:value="6.245317" calcext:value-type="float">
            <text:p>6.245317</text:p>
          </table:table-cell>
          <table:table-cell office:value-type="float" office:value="117" calcext:value-type="float">
            <text:p>117</text:p>
          </table:table-cell>
          <table:table-cell table:formula="of:=(([.$P$1]*[.$R$1])/([.L8]+[.$T$1]))" office:value-type="float" office:value="99.0652922957646" calcext:value-type="float">
            <text:p>99.0652922958</text:p>
          </table:table-cell>
          <table:table-cell table:number-columns-repeated="6"/>
        </table:table-row>
        <table:table-row table:style-name="ro1">
          <table:table-cell office:value-type="float" office:value="9.39321" calcext:value-type="float">
            <text:p>9.39321</text:p>
          </table:table-cell>
          <table:table-cell office:value-type="float" office:value="95" calcext:value-type="float">
            <text:p>95</text:p>
          </table:table-cell>
          <table:table-cell table:formula="of:=(([.$E$1]*[.$G$1])/([.A9]+[.$I$1]))" office:value-type="float" office:value="97.4455620367682" calcext:value-type="float">
            <text:p>97.4455620368</text:p>
          </table:table-cell>
          <table:table-cell table:number-columns-repeated="8"/>
          <table:table-cell office:value-type="float" office:value="6.630416" calcext:value-type="float">
            <text:p>6.630416</text:p>
          </table:table-cell>
          <table:table-cell office:value-type="float" office:value="86" calcext:value-type="float">
            <text:p>86</text:p>
          </table:table-cell>
          <table:table-cell table:formula="of:=(([.$P$1]*[.$R$1])/([.L9]+[.$T$1]))" office:value-type="float" office:value="97.632721922181" calcext:value-type="float">
            <text:p>97.6327219222</text:p>
          </table:table-cell>
          <table:table-cell table:number-columns-repeated="6"/>
        </table:table-row>
        <table:table-row table:style-name="ro1">
          <table:table-cell office:value-type="float" office:value="9.39321" calcext:value-type="float">
            <text:p>9.39321</text:p>
          </table:table-cell>
          <table:table-cell office:value-type="float" office:value="96" calcext:value-type="float">
            <text:p>96</text:p>
          </table:table-cell>
          <table:table-cell table:formula="of:=(([.$E$1]*[.$G$1])/([.A10]+[.$I$1]))" office:value-type="float" office:value="97.4455620367682" calcext:value-type="float">
            <text:p>97.4455620368</text:p>
          </table:table-cell>
          <table:table-cell table:number-columns-repeated="8"/>
          <table:table-cell office:value-type="float" office:value="6.630416" calcext:value-type="float">
            <text:p>6.630416</text:p>
          </table:table-cell>
          <table:table-cell office:value-type="float" office:value="81" calcext:value-type="float">
            <text:p>81</text:p>
          </table:table-cell>
          <table:table-cell table:formula="of:=(([.$P$1]*[.$R$1])/([.L10]+[.$T$1]))" office:value-type="float" office:value="97.632721922181" calcext:value-type="float">
            <text:p>97.6327219222</text:p>
          </table:table-cell>
          <table:table-cell table:number-columns-repeated="6"/>
        </table:table-row>
        <table:table-row table:style-name="ro1">
          <table:table-cell office:value-type="float" office:value="10.542727" calcext:value-type="float">
            <text:p>10.542727</text:p>
          </table:table-cell>
          <table:table-cell office:value-type="float" office:value="93" calcext:value-type="float">
            <text:p>93</text:p>
          </table:table-cell>
          <table:table-cell table:formula="of:=(([.$E$1]*[.$G$1])/([.A11]+[.$I$1]))" office:value-type="float" office:value="90.6742884652573" calcext:value-type="float">
            <text:p>90.6742884653</text:p>
          </table:table-cell>
          <table:table-cell table:number-columns-repeated="8"/>
          <table:table-cell office:value-type="float" office:value="7.775372" calcext:value-type="float">
            <text:p>7.775372</text:p>
          </table:table-cell>
          <table:table-cell office:value-type="float" office:value="27" calcext:value-type="float">
            <text:p>27</text:p>
          </table:table-cell>
          <table:table-cell table:formula="of:=(([.$P$1]*[.$R$1])/([.L11]+[.$T$1]))" office:value-type="float" office:value="93.6081072109493" calcext:value-type="float">
            <text:p>93.6081072109</text:p>
          </table:table-cell>
          <table:table-cell table:number-columns-repeated="6"/>
        </table:table-row>
        <table:table-row table:style-name="ro1">
          <table:table-cell office:value-type="float" office:value="11.401641" calcext:value-type="float">
            <text:p>11.401641</text:p>
          </table:table-cell>
          <table:table-cell office:value-type="float" office:value="85" calcext:value-type="float">
            <text:p>85</text:p>
          </table:table-cell>
          <table:table-cell table:formula="of:=(([.$E$1]*[.$G$1])/([.A12]+[.$I$1]))" office:value-type="float" office:value="86.1987671162737" calcext:value-type="float">
            <text:p>86.1987671163</text:p>
          </table:table-cell>
          <table:table-cell table:number-columns-repeated="8"/>
          <table:table-cell office:value-type="float" office:value="7.775372" calcext:value-type="float">
            <text:p>7.775372</text:p>
          </table:table-cell>
          <table:table-cell office:value-type="float" office:value="102" calcext:value-type="float">
            <text:p>102</text:p>
          </table:table-cell>
          <table:table-cell table:formula="of:=(([.$P$1]*[.$R$1])/([.L12]+[.$T$1]))" office:value-type="float" office:value="93.6081072109493" calcext:value-type="float">
            <text:p>93.6081072109</text:p>
          </table:table-cell>
          <table:table-cell table:number-columns-repeated="6"/>
        </table:table-row>
        <table:table-row table:style-name="ro1">
          <table:table-cell office:value-type="float" office:value="11.401641" calcext:value-type="float">
            <text:p>11.401641</text:p>
          </table:table-cell>
          <table:table-cell office:value-type="float" office:value="90" calcext:value-type="float">
            <text:p>90</text:p>
          </table:table-cell>
          <table:table-cell table:formula="of:=(([.$E$1]*[.$G$1])/([.A13]+[.$I$1]))" office:value-type="float" office:value="86.1987671162737" calcext:value-type="float">
            <text:p>86.1987671163</text:p>
          </table:table-cell>
          <table:table-cell table:number-columns-repeated="8"/>
          <table:table-cell office:value-type="float" office:value="8.107035" calcext:value-type="float">
            <text:p>8.107035</text:p>
          </table:table-cell>
          <table:table-cell office:value-type="float" office:value="79" calcext:value-type="float">
            <text:p>79</text:p>
          </table:table-cell>
          <table:table-cell table:formula="of:=(([.$P$1]*[.$R$1])/([.L13]+[.$T$1]))" office:value-type="float" office:value="92.5035315891555" calcext:value-type="float">
            <text:p>92.5035315892</text:p>
          </table:table-cell>
          <table:table-cell table:number-columns-repeated="6"/>
        </table:table-row>
        <table:table-row table:style-name="ro1">
          <table:table-cell office:value-type="float" office:value="12.239596" calcext:value-type="float">
            <text:p>12.239596</text:p>
          </table:table-cell>
          <table:table-cell office:value-type="float" office:value="82" calcext:value-type="float">
            <text:p>82</text:p>
          </table:table-cell>
          <table:table-cell table:formula="of:=(([.$E$1]*[.$G$1])/([.A14]+[.$I$1]))" office:value-type="float" office:value="82.2386636195231" calcext:value-type="float">
            <text:p>82.2386636195</text:p>
          </table:table-cell>
          <table:table-cell table:number-columns-repeated="8"/>
          <table:table-cell office:value-type="float" office:value="8.107035" calcext:value-type="float">
            <text:p>8.107035</text:p>
          </table:table-cell>
          <table:table-cell office:value-type="float" office:value="77" calcext:value-type="float">
            <text:p>77</text:p>
          </table:table-cell>
          <table:table-cell table:formula="of:=(([.$P$1]*[.$R$1])/([.L14]+[.$T$1]))" office:value-type="float" office:value="92.5035315891555" calcext:value-type="float">
            <text:p>92.5035315892</text:p>
          </table:table-cell>
          <table:table-cell table:number-columns-repeated="6"/>
        </table:table-row>
        <table:table-row table:style-name="ro1">
          <table:table-cell office:value-type="float" office:value="12.770414" calcext:value-type="float">
            <text:p>12.770414</text:p>
          </table:table-cell>
          <table:table-cell office:value-type="float" office:value="80" calcext:value-type="float">
            <text:p>80</text:p>
          </table:table-cell>
          <table:table-cell table:formula="of:=(([.$E$1]*[.$G$1])/([.A15]+[.$I$1]))" office:value-type="float" office:value="79.9129949930779" calcext:value-type="float">
            <text:p>79.9129949931</text:p>
          </table:table-cell>
          <table:table-cell table:number-columns-repeated="8"/>
          <table:table-cell office:value-type="float" office:value="9.300943" calcext:value-type="float">
            <text:p>9.300943</text:p>
          </table:table-cell>
          <table:table-cell office:value-type="float" office:value="108" calcext:value-type="float">
            <text:p>108</text:p>
          </table:table-cell>
          <table:table-cell table:formula="of:=(([.$P$1]*[.$R$1])/([.L15]+[.$T$1]))" office:value-type="float" office:value="88.7343455123612" calcext:value-type="float">
            <text:p>88.7343455124</text:p>
          </table:table-cell>
          <table:table-cell table:number-columns-repeated="6"/>
        </table:table-row>
        <table:table-row table:style-name="ro1">
          <table:table-cell office:value-type="float" office:value="13.063583" calcext:value-type="float">
            <text:p>13.063583</text:p>
          </table:table-cell>
          <table:table-cell office:value-type="float" office:value="80" calcext:value-type="float">
            <text:p>80</text:p>
          </table:table-cell>
          <table:table-cell table:formula="of:=(([.$E$1]*[.$G$1])/([.A16]+[.$I$1]))" office:value-type="float" office:value="78.6840543039574" calcext:value-type="float">
            <text:p>78.684054304</text:p>
          </table:table-cell>
          <table:table-cell table:number-columns-repeated="8"/>
          <table:table-cell office:value-type="float" office:value="9.785845" calcext:value-type="float">
            <text:p>9.785845</text:p>
          </table:table-cell>
          <table:table-cell office:value-type="float" office:value="69" calcext:value-type="float">
            <text:p>69</text:p>
          </table:table-cell>
          <table:table-cell table:formula="of:=(([.$P$1]*[.$R$1])/([.L16]+[.$T$1]))" office:value-type="float" office:value="87.2897847954288" calcext:value-type="float">
            <text:p>87.2897847954</text:p>
          </table:table-cell>
          <table:table-cell table:number-columns-repeated="6"/>
        </table:table-row>
        <table:table-row table:style-name="ro1">
          <table:table-cell office:value-type="float" office:value="14.065137" calcext:value-type="float">
            <text:p>14.065137</text:p>
          </table:table-cell>
          <table:table-cell office:value-type="float" office:value="74" calcext:value-type="float">
            <text:p>74</text:p>
          </table:table-cell>
          <table:table-cell table:formula="of:=(([.$E$1]*[.$G$1])/([.A17]+[.$I$1]))" office:value-type="float" office:value="74.7565291978819" calcext:value-type="float">
            <text:p>74.7565291979</text:p>
          </table:table-cell>
          <table:table-cell table:number-columns-repeated="8"/>
          <table:table-cell office:value-type="float" office:value="9.785845" calcext:value-type="float">
            <text:p>9.785845</text:p>
          </table:table-cell>
          <table:table-cell office:value-type="float" office:value="81" calcext:value-type="float">
            <text:p>81</text:p>
          </table:table-cell>
          <table:table-cell table:formula="of:=(([.$P$1]*[.$R$1])/([.L17]+[.$T$1]))" office:value-type="float" office:value="87.2897847954288" calcext:value-type="float">
            <text:p>87.2897847954</text:p>
          </table:table-cell>
          <table:table-cell table:number-columns-repeated="6"/>
        </table:table-row>
        <table:table-row table:style-name="ro1">
          <table:table-cell office:value-type="float" office:value="14.065137" calcext:value-type="float">
            <text:p>14.065137</text:p>
          </table:table-cell>
          <table:table-cell office:value-type="float" office:value="78" calcext:value-type="float">
            <text:p>78</text:p>
          </table:table-cell>
          <table:table-cell table:formula="of:=(([.$E$1]*[.$G$1])/([.A18]+[.$I$1]))" office:value-type="float" office:value="74.7565291978819" calcext:value-type="float">
            <text:p>74.7565291979</text:p>
          </table:table-cell>
          <table:table-cell table:number-columns-repeated="8"/>
          <table:table-cell office:value-type="float" office:value="11.442578" calcext:value-type="float">
            <text:p>11.442578</text:p>
          </table:table-cell>
          <table:table-cell office:value-type="float" office:value="91" calcext:value-type="float">
            <text:p>91</text:p>
          </table:table-cell>
          <table:table-cell table:formula="of:=(([.$P$1]*[.$R$1])/([.L18]+[.$T$1]))" office:value-type="float" office:value="82.6904206137296" calcext:value-type="float">
            <text:p>82.6904206137</text:p>
          </table:table-cell>
          <table:table-cell table:number-columns-repeated="6"/>
        </table:table-row>
        <table:table-row table:style-name="ro1">
          <table:table-cell office:value-type="float" office:value="14.541973" calcext:value-type="float">
            <text:p>14.541973</text:p>
          </table:table-cell>
          <table:table-cell office:value-type="float" office:value="22" calcext:value-type="float">
            <text:p>22</text:p>
          </table:table-cell>
          <table:table-cell table:formula="of:=(([.$E$1]*[.$G$1])/([.A19]+[.$I$1]))" office:value-type="float" office:value="73.0212234238649" calcext:value-type="float">
            <text:p>73.0212234239</text:p>
          </table:table-cell>
          <table:table-cell table:number-columns-repeated="8"/>
          <table:table-cell office:value-type="float" office:value="11.937212" calcext:value-type="float">
            <text:p>11.937212</text:p>
          </table:table-cell>
          <table:table-cell office:value-type="float" office:value="67" calcext:value-type="float">
            <text:p>67</text:p>
          </table:table-cell>
          <table:table-cell table:formula="of:=(([.$P$1]*[.$R$1])/([.L19]+[.$T$1]))" office:value-type="float" office:value="81.4097360784028" calcext:value-type="float">
            <text:p>81.4097360784</text:p>
          </table:table-cell>
          <table:table-cell table:number-columns-repeated="6"/>
        </table:table-row>
        <table:table-row table:style-name="ro1">
          <table:table-cell office:value-type="float" office:value="14.541973" calcext:value-type="float">
            <text:p>14.541973</text:p>
          </table:table-cell>
          <table:table-cell office:value-type="float" office:value="71" calcext:value-type="float">
            <text:p>71</text:p>
          </table:table-cell>
          <table:table-cell table:formula="of:=(([.$E$1]*[.$G$1])/([.A20]+[.$I$1]))" office:value-type="float" office:value="73.0212234238649" calcext:value-type="float">
            <text:p>73.0212234239</text:p>
          </table:table-cell>
          <table:table-cell table:number-columns-repeated="8"/>
          <table:table-cell office:value-type="float" office:value="11.937212" calcext:value-type="float">
            <text:p>11.937212</text:p>
          </table:table-cell>
          <table:table-cell office:value-type="float" office:value="65" calcext:value-type="float">
            <text:p>65</text:p>
          </table:table-cell>
          <table:table-cell table:formula="of:=(([.$P$1]*[.$R$1])/([.L20]+[.$T$1]))" office:value-type="float" office:value="81.4097360784028" calcext:value-type="float">
            <text:p>81.4097360784</text:p>
          </table:table-cell>
          <table:table-cell table:number-columns-repeated="6"/>
        </table:table-row>
        <table:table-row table:style-name="ro1">
          <table:table-cell office:value-type="float" office:value="15.239534" calcext:value-type="float">
            <text:p>15.239534</text:p>
          </table:table-cell>
          <table:table-cell office:value-type="float" office:value="69" calcext:value-type="float">
            <text:p>69</text:p>
          </table:table-cell>
          <table:table-cell table:formula="of:=(([.$E$1]*[.$G$1])/([.A21]+[.$I$1]))" office:value-type="float" office:value="70.6230183769569" calcext:value-type="float">
            <text:p>70.623018377</text:p>
          </table:table-cell>
          <table:table-cell table:number-columns-repeated="8"/>
          <table:table-cell office:value-type="float" office:value="12.698555" calcext:value-type="float">
            <text:p>12.698555</text:p>
          </table:table-cell>
          <table:table-cell office:value-type="float" office:value="92" calcext:value-type="float">
            <text:p>92</text:p>
          </table:table-cell>
          <table:table-cell table:formula="of:=(([.$P$1]*[.$R$1])/([.L21]+[.$T$1]))" office:value-type="float" office:value="79.5142170655553" calcext:value-type="float">
            <text:p>79.5142170656</text:p>
          </table:table-cell>
          <table:table-cell table:number-columns-repeated="6"/>
        </table:table-row>
        <table:table-row table:style-name="ro1">
          <table:table-cell office:value-type="float" office:value="15.239534" calcext:value-type="float">
            <text:p>15.239534</text:p>
          </table:table-cell>
          <table:table-cell office:value-type="float" office:value="74" calcext:value-type="float">
            <text:p>74</text:p>
          </table:table-cell>
          <table:table-cell table:formula="of:=(([.$E$1]*[.$G$1])/([.A22]+[.$I$1]))" office:value-type="float" office:value="70.6230183769569" calcext:value-type="float">
            <text:p>70.623018377</text:p>
          </table:table-cell>
          <table:table-cell table:number-columns-repeated="8"/>
          <table:table-cell office:value-type="float" office:value="13.958792" calcext:value-type="float">
            <text:p>13.958792</text:p>
          </table:table-cell>
          <table:table-cell office:value-type="float" office:value="62" calcext:value-type="float">
            <text:p>62</text:p>
          </table:table-cell>
          <table:table-cell table:formula="of:=(([.$P$1]*[.$R$1])/([.L22]+[.$T$1]))" office:value-type="float" office:value="76.5633830555575" calcext:value-type="float">
            <text:p>76.5633830556</text:p>
          </table:table-cell>
          <table:table-cell table:number-columns-repeated="6"/>
        </table:table-row>
        <table:table-row table:style-name="ro1">
          <table:table-cell office:value-type="float" office:value="15.890292" calcext:value-type="float">
            <text:p>15.890292</text:p>
          </table:table-cell>
          <table:table-cell office:value-type="float" office:value="69" calcext:value-type="float">
            <text:p>69</text:p>
          </table:table-cell>
          <table:table-cell table:formula="of:=(([.$E$1]*[.$G$1])/([.A23]+[.$I$1]))" office:value-type="float" office:value="68.5235263193383" calcext:value-type="float">
            <text:p>68.5235263193</text:p>
          </table:table-cell>
          <table:table-cell table:number-columns-repeated="8"/>
          <table:table-cell office:value-type="float" office:value="13.958792" calcext:value-type="float">
            <text:p>13.958792</text:p>
          </table:table-cell>
          <table:table-cell office:value-type="float" office:value="72" calcext:value-type="float">
            <text:p>72</text:p>
          </table:table-cell>
          <table:table-cell table:formula="of:=(([.$P$1]*[.$R$1])/([.L23]+[.$T$1]))" office:value-type="float" office:value="76.5633830555575" calcext:value-type="float">
            <text:p>76.5633830556</text:p>
          </table:table-cell>
          <table:table-cell table:number-columns-repeated="6"/>
        </table:table-row>
        <table:table-row table:style-name="ro1">
          <table:table-cell office:value-type="float" office:value="16.417662" calcext:value-type="float">
            <text:p>16.417662</text:p>
          </table:table-cell>
          <table:table-cell office:value-type="float" office:value="67" calcext:value-type="float">
            <text:p>67</text:p>
          </table:table-cell>
          <table:table-cell table:formula="of:=(([.$E$1]*[.$G$1])/([.A24]+[.$I$1]))" office:value-type="float" office:value="66.9115271699609" calcext:value-type="float">
            <text:p>66.91152717</text:p>
          </table:table-cell>
          <table:table-cell table:number-columns-repeated="8"/>
          <table:table-cell office:value-type="float" office:value="13.975713" calcext:value-type="float">
            <text:p>13.975713</text:p>
          </table:table-cell>
          <table:table-cell office:value-type="float" office:value="93" calcext:value-type="float">
            <text:p>93</text:p>
          </table:table-cell>
          <table:table-cell table:formula="of:=(([.$P$1]*[.$R$1])/([.L24]+[.$T$1]))" office:value-type="float" office:value="76.5252520234086" calcext:value-type="float">
            <text:p>76.5252520234</text:p>
          </table:table-cell>
          <table:table-cell table:number-columns-repeated="6"/>
        </table:table-row>
        <table:table-row table:style-name="ro1">
          <table:table-cell office:value-type="float" office:value="16.417662" calcext:value-type="float">
            <text:p>16.417662</text:p>
          </table:table-cell>
          <table:table-cell office:value-type="float" office:value="68" calcext:value-type="float">
            <text:p>68</text:p>
          </table:table-cell>
          <table:table-cell table:formula="of:=(([.$E$1]*[.$G$1])/([.A25]+[.$I$1]))" office:value-type="float" office:value="66.9115271699609" calcext:value-type="float">
            <text:p>66.91152717</text:p>
          </table:table-cell>
          <table:table-cell table:number-columns-repeated="8"/>
          <table:table-cell office:value-type="float" office:value="15.497717" calcext:value-type="float">
            <text:p>15.497717</text:p>
          </table:table-cell>
          <table:table-cell office:value-type="float" office:value="76" calcext:value-type="float">
            <text:p>76</text:p>
          </table:table-cell>
          <table:table-cell table:formula="of:=(([.$P$1]*[.$R$1])/([.L25]+[.$T$1]))" office:value-type="float" office:value="73.244146940492" calcext:value-type="float">
            <text:p>73.2441469405</text:p>
          </table:table-cell>
          <table:table-cell table:number-columns-repeated="6"/>
        </table:table-row>
        <table:table-row table:style-name="ro1">
          <table:table-cell office:value-type="float" office:value="17.336754" calcext:value-type="float">
            <text:p>17.336754</text:p>
          </table:table-cell>
          <table:table-cell office:value-type="float" office:value="26" calcext:value-type="float">
            <text:p>26</text:p>
          </table:table-cell>
          <table:table-cell table:formula="of:=(([.$E$1]*[.$G$1])/([.A26]+[.$I$1]))" office:value-type="float" office:value="64.2762913813978" calcext:value-type="float">
            <text:p>64.2762913814</text:p>
          </table:table-cell>
          <table:table-cell table:number-columns-repeated="8"/>
          <table:table-cell office:value-type="float" office:value="15.920679" calcext:value-type="float">
            <text:p>15.920679</text:p>
          </table:table-cell>
          <table:table-cell office:value-type="float" office:value="59" calcext:value-type="float">
            <text:p>59</text:p>
          </table:table-cell>
          <table:table-cell table:formula="of:=(([.$P$1]*[.$R$1])/([.L26]+[.$T$1]))" office:value-type="float" office:value="72.3817052567408" calcext:value-type="float">
            <text:p>72.3817052567</text:p>
          </table:table-cell>
          <table:table-cell table:number-columns-repeated="6"/>
        </table:table-row>
        <table:table-row table:style-name="ro1">
          <table:table-cell office:value-type="float" office:value="17.336754" calcext:value-type="float">
            <text:p>17.336754</text:p>
          </table:table-cell>
          <table:table-cell office:value-type="float" office:value="63" calcext:value-type="float">
            <text:p>63</text:p>
          </table:table-cell>
          <table:table-cell table:formula="of:=(([.$E$1]*[.$G$1])/([.A27]+[.$I$1]))" office:value-type="float" office:value="64.2762913813978" calcext:value-type="float">
            <text:p>64.2762913814</text:p>
          </table:table-cell>
          <table:table-cell table:number-columns-repeated="8"/>
          <table:table-cell office:value-type="float" office:value="15.920679" calcext:value-type="float">
            <text:p>15.920679</text:p>
          </table:table-cell>
          <table:table-cell office:value-type="float" office:value="59" calcext:value-type="float">
            <text:p>59</text:p>
          </table:table-cell>
          <table:table-cell table:formula="of:=(([.$P$1]*[.$R$1])/([.L27]+[.$T$1]))" office:value-type="float" office:value="72.3817052567408" calcext:value-type="float">
            <text:p>72.3817052567</text:p>
          </table:table-cell>
          <table:table-cell table:number-columns-repeated="6"/>
        </table:table-row>
        <table:table-row table:style-name="ro1">
          <table:table-cell office:value-type="float" office:value="17.336754" calcext:value-type="float">
            <text:p>17.336754</text:p>
          </table:table-cell>
          <table:table-cell office:value-type="float" office:value="68" calcext:value-type="float">
            <text:p>68</text:p>
          </table:table-cell>
          <table:table-cell table:formula="of:=(([.$E$1]*[.$G$1])/([.A28]+[.$I$1]))" office:value-type="float" office:value="64.2762913813978" calcext:value-type="float">
            <text:p>64.2762913814</text:p>
          </table:table-cell>
          <table:table-cell table:number-columns-repeated="8"/>
          <table:table-cell office:value-type="float" office:value="16.94687" calcext:value-type="float">
            <text:p>16.94687</text:p>
          </table:table-cell>
          <table:table-cell office:value-type="float" office:value="75" calcext:value-type="float">
            <text:p>75</text:p>
          </table:table-cell>
          <table:table-cell table:formula="of:=(([.$P$1]*[.$R$1])/([.L28]+[.$T$1]))" office:value-type="float" office:value="70.3713196814777" calcext:value-type="float">
            <text:p>70.3713196815</text:p>
          </table:table-cell>
          <table:table-cell table:number-columns-repeated="6"/>
        </table:table-row>
        <table:table-row table:style-name="ro1">
          <table:table-cell office:value-type="float" office:value="17.970421" calcext:value-type="float">
            <text:p>17.970421</text:p>
          </table:table-cell>
          <table:table-cell office:value-type="float" office:value="65" calcext:value-type="float">
            <text:p>65</text:p>
          </table:table-cell>
          <table:table-cell table:formula="of:=(([.$E$1]*[.$G$1])/([.A29]+[.$I$1]))" office:value-type="float" office:value="62.5771236975771" calcext:value-type="float">
            <text:p>62.5771236976</text:p>
          </table:table-cell>
          <table:table-cell table:number-columns-repeated="8"/>
          <table:table-cell office:value-type="float" office:value="17.219969" calcext:value-type="float">
            <text:p>17.219969</text:p>
          </table:table-cell>
          <table:table-cell office:value-type="float" office:value="59" calcext:value-type="float">
            <text:p>59</text:p>
          </table:table-cell>
          <table:table-cell table:formula="of:=(([.$P$1]*[.$R$1])/([.L29]+[.$T$1]))" office:value-type="float" office:value="69.8549748926443" calcext:value-type="float">
            <text:p>69.8549748926</text:p>
          </table:table-cell>
          <table:table-cell table:number-columns-repeated="6"/>
        </table:table-row>
        <table:table-row table:style-name="ro1">
          <table:table-cell office:value-type="float" office:value="17.970421" calcext:value-type="float">
            <text:p>17.970421</text:p>
          </table:table-cell>
          <table:table-cell office:value-type="float" office:value="64" calcext:value-type="float">
            <text:p>64</text:p>
          </table:table-cell>
          <table:table-cell table:formula="of:=(([.$E$1]*[.$G$1])/([.A30]+[.$I$1]))" office:value-type="float" office:value="62.5771236975771" calcext:value-type="float">
            <text:p>62.5771236976</text:p>
          </table:table-cell>
          <table:table-cell table:number-columns-repeated="8"/>
          <table:table-cell office:value-type="float" office:value="17.219969" calcext:value-type="float">
            <text:p>17.219969</text:p>
          </table:table-cell>
          <table:table-cell office:value-type="float" office:value="64" calcext:value-type="float">
            <text:p>64</text:p>
          </table:table-cell>
          <table:table-cell table:formula="of:=(([.$P$1]*[.$R$1])/([.L30]+[.$T$1]))" office:value-type="float" office:value="69.8549748926443" calcext:value-type="float">
            <text:p>69.8549748926</text:p>
          </table:table-cell>
          <table:table-cell table:number-columns-repeated="6"/>
        </table:table-row>
        <table:table-row table:style-name="ro1">
          <table:table-cell office:value-type="float" office:value="18.428278" calcext:value-type="float">
            <text:p>18.428278</text:p>
          </table:table-cell>
          <table:table-cell office:value-type="float" office:value="60" calcext:value-type="float">
            <text:p>60</text:p>
          </table:table-cell>
          <table:table-cell table:formula="of:=(([.$E$1]*[.$G$1])/([.A31]+[.$I$1]))" office:value-type="float" office:value="61.4042463410642" calcext:value-type="float">
            <text:p>61.4042463411</text:p>
          </table:table-cell>
          <table:table-cell table:number-columns-repeated="8"/>
          <table:table-cell office:value-type="float" office:value="17.832725" calcext:value-type="float">
            <text:p>17.832725</text:p>
          </table:table-cell>
          <table:table-cell office:value-type="float" office:value="74" calcext:value-type="float">
            <text:p>74</text:p>
          </table:table-cell>
          <table:table-cell table:formula="of:=(([.$P$1]*[.$R$1])/([.L31]+[.$T$1]))" office:value-type="float" office:value="68.7235719869505" calcext:value-type="float">
            <text:p>68.723571987</text:p>
          </table:table-cell>
          <table:table-cell table:number-columns-repeated="6"/>
        </table:table-row>
        <table:table-row table:style-name="ro1">
          <table:table-cell office:value-type="float" office:value="18.428278" calcext:value-type="float">
            <text:p>18.428278</text:p>
          </table:table-cell>
          <table:table-cell office:value-type="float" office:value="63" calcext:value-type="float">
            <text:p>63</text:p>
          </table:table-cell>
          <table:table-cell table:formula="of:=(([.$E$1]*[.$G$1])/([.A32]+[.$I$1]))" office:value-type="float" office:value="61.4042463410642" calcext:value-type="float">
            <text:p>61.4042463411</text:p>
          </table:table-cell>
          <table:table-cell table:number-columns-repeated="8"/>
          <table:table-cell office:value-type="float" office:value="18.706449" calcext:value-type="float">
            <text:p>18.706449</text:p>
          </table:table-cell>
          <table:table-cell office:value-type="float" office:value="71" calcext:value-type="float">
            <text:p>71</text:p>
          </table:table-cell>
          <table:table-cell table:formula="of:=(([.$P$1]*[.$R$1])/([.L32]+[.$T$1]))" office:value-type="float" office:value="67.172268889869" calcext:value-type="float">
            <text:p>67.1722688899</text:p>
          </table:table-cell>
          <table:table-cell table:number-columns-repeated="6"/>
        </table:table-row>
        <table:table-row table:style-name="ro1">
          <table:table-cell office:value-type="float" office:value="18.828626" calcext:value-type="float">
            <text:p>18.828626</text:p>
          </table:table-cell>
          <table:table-cell office:value-type="float" office:value="62" calcext:value-type="float">
            <text:p>62</text:p>
          </table:table-cell>
          <table:table-cell table:formula="of:=(([.$E$1]*[.$G$1])/([.A33]+[.$I$1]))" office:value-type="float" office:value="60.4141364890671" calcext:value-type="float">
            <text:p>60.4141364891</text:p>
          </table:table-cell>
          <table:table-cell table:number-columns-repeated="8"/>
          <table:table-cell office:value-type="float" office:value="19.704056" calcext:value-type="float">
            <text:p>19.704056</text:p>
          </table:table-cell>
          <table:table-cell office:value-type="float" office:value="73" calcext:value-type="float">
            <text:p>73</text:p>
          </table:table-cell>
          <table:table-cell table:formula="of:=(([.$P$1]*[.$R$1])/([.L33]+[.$T$1]))" office:value-type="float" office:value="65.4844935741578" calcext:value-type="float">
            <text:p>65.4844935742</text:p>
          </table:table-cell>
          <table:table-cell table:number-columns-repeated="6"/>
        </table:table-row>
        <table:table-row table:style-name="ro1">
          <table:table-cell office:value-type="float" office:value="19.05121" calcext:value-type="float">
            <text:p>19.05121</text:p>
          </table:table-cell>
          <table:table-cell office:value-type="float" office:value="61" calcext:value-type="float">
            <text:p>61</text:p>
          </table:table-cell>
          <table:table-cell table:formula="of:=(([.$E$1]*[.$G$1])/([.A34]+[.$I$1]))" office:value-type="float" office:value="59.8773472419097" calcext:value-type="float">
            <text:p>59.8773472419</text:p>
          </table:table-cell>
          <table:table-cell table:number-columns-repeated="8"/>
          <table:table-cell office:value-type="float" office:value="20.380751" calcext:value-type="float">
            <text:p>20.380751</text:p>
          </table:table-cell>
          <table:table-cell office:value-type="float" office:value="53" calcext:value-type="float">
            <text:p>53</text:p>
          </table:table-cell>
          <table:table-cell table:formula="of:=(([.$P$1]*[.$R$1])/([.L34]+[.$T$1]))" office:value-type="float" office:value="64.3871135531878" calcext:value-type="float">
            <text:p>64.3871135532</text:p>
          </table:table-cell>
          <table:table-cell table:number-columns-repeated="6"/>
        </table:table-row>
        <table:table-row table:style-name="ro1">
          <table:table-cell office:value-type="float" office:value="19.263707" calcext:value-type="float">
            <text:p>19.263707</text:p>
          </table:table-cell>
          <table:table-cell office:value-type="float" office:value="26" calcext:value-type="float">
            <text:p>26</text:p>
          </table:table-cell>
          <table:table-cell table:formula="of:=(([.$E$1]*[.$G$1])/([.A35]+[.$I$1]))" office:value-type="float" office:value="59.3737094876852" calcext:value-type="float">
            <text:p>59.3737094877</text:p>
          </table:table-cell>
          <table:table-cell table:number-columns-repeated="8"/>
          <table:table-cell office:value-type="float" office:value="20.380751" calcext:value-type="float">
            <text:p>20.380751</text:p>
          </table:table-cell>
          <table:table-cell office:value-type="float" office:value="54" calcext:value-type="float">
            <text:p>54</text:p>
          </table:table-cell>
          <table:table-cell table:formula="of:=(([.$P$1]*[.$R$1])/([.L35]+[.$T$1]))" office:value-type="float" office:value="64.3871135531878" calcext:value-type="float">
            <text:p>64.3871135532</text:p>
          </table:table-cell>
          <table:table-cell table:number-columns-repeated="6"/>
        </table:table-row>
        <table:table-row table:style-name="ro1">
          <table:table-cell office:value-type="float" office:value="19.263707" calcext:value-type="float">
            <text:p>19.263707</text:p>
          </table:table-cell>
          <table:table-cell office:value-type="float" office:value="61" calcext:value-type="float">
            <text:p>61</text:p>
          </table:table-cell>
          <table:table-cell table:formula="of:=(([.$E$1]*[.$G$1])/([.A36]+[.$I$1]))" office:value-type="float" office:value="59.3737094876852" calcext:value-type="float">
            <text:p>59.3737094877</text:p>
          </table:table-cell>
          <table:table-cell table:number-columns-repeated="8"/>
          <table:table-cell office:value-type="float" office:value="20.469011" calcext:value-type="float">
            <text:p>20.469011</text:p>
          </table:table-cell>
          <table:table-cell office:value-type="float" office:value="68" calcext:value-type="float">
            <text:p>68</text:p>
          </table:table-cell>
          <table:table-cell table:formula="of:=(([.$P$1]*[.$R$1])/([.L36]+[.$T$1]))" office:value-type="float" office:value="64.246689893163" calcext:value-type="float">
            <text:p>64.2466898932</text:p>
          </table:table-cell>
          <table:table-cell table:number-columns-repeated="6"/>
        </table:table-row>
        <table:table-row table:style-name="ro1">
          <table:table-cell office:value-type="float" office:value="19.465586" calcext:value-type="float">
            <text:p>19.465586</text:p>
          </table:table-cell>
          <table:table-cell office:value-type="float" office:value="59" calcext:value-type="float">
            <text:p>59</text:p>
          </table:table-cell>
          <table:table-cell table:formula="of:=(([.$E$1]*[.$G$1])/([.A37]+[.$I$1]))" office:value-type="float" office:value="58.9030230837806" calcext:value-type="float">
            <text:p>58.9030230838</text:p>
          </table:table-cell>
          <table:table-cell table:number-columns-repeated="8"/>
          <table:table-cell office:value-type="float" office:value="20.474753" calcext:value-type="float">
            <text:p>20.474753</text:p>
          </table:table-cell>
          <table:table-cell office:value-type="float" office:value="50" calcext:value-type="float">
            <text:p>50</text:p>
          </table:table-cell>
          <table:table-cell table:formula="of:=(([.$P$1]*[.$R$1])/([.L37]+[.$T$1]))" office:value-type="float" office:value="64.2375754584593" calcext:value-type="float">
            <text:p>64.2375754585</text:p>
          </table:table-cell>
          <table:table-cell table:number-columns-repeated="6"/>
        </table:table-row>
        <table:table-row table:style-name="ro1">
          <table:table-cell office:value-type="float" office:value="19.827855" calcext:value-type="float">
            <text:p>19.827855</text:p>
          </table:table-cell>
          <table:table-cell office:value-type="float" office:value="60" calcext:value-type="float">
            <text:p>60</text:p>
          </table:table-cell>
          <table:table-cell table:formula="of:=(([.$E$1]*[.$G$1])/([.A38]+[.$I$1]))" office:value-type="float" office:value="58.0768321643435" calcext:value-type="float">
            <text:p>58.0768321643</text:p>
          </table:table-cell>
          <table:table-cell table:number-columns-repeated="8"/>
          <table:table-cell office:value-type="float" office:value="20.474753" calcext:value-type="float">
            <text:p>20.474753</text:p>
          </table:table-cell>
          <table:table-cell office:value-type="float" office:value="58" calcext:value-type="float">
            <text:p>58</text:p>
          </table:table-cell>
          <table:table-cell table:formula="of:=(([.$P$1]*[.$R$1])/([.L38]+[.$T$1]))" office:value-type="float" office:value="64.2375754584593" calcext:value-type="float">
            <text:p>64.2375754585</text:p>
          </table:table-cell>
          <table:table-cell table:number-columns-repeated="6"/>
        </table:table-row>
        <table:table-row table:style-name="ro1">
          <table:table-cell office:value-type="float" office:value="19.827855" calcext:value-type="float">
            <text:p>19.827855</text:p>
          </table:table-cell>
          <table:table-cell office:value-type="float" office:value="62" calcext:value-type="float">
            <text:p>62</text:p>
          </table:table-cell>
          <table:table-cell table:formula="of:=(([.$E$1]*[.$G$1])/([.A39]+[.$I$1]))" office:value-type="float" office:value="58.0768321643435" calcext:value-type="float">
            <text:p>58.0768321643</text:p>
          </table:table-cell>
          <table:table-cell table:number-columns-repeated="8"/>
          <table:table-cell office:value-type="float" office:value="21.33444" calcext:value-type="float">
            <text:p>21.33444</text:p>
          </table:table-cell>
          <table:table-cell office:value-type="float" office:value="54" calcext:value-type="float">
            <text:p>54</text:p>
          </table:table-cell>
          <table:table-cell table:formula="of:=(([.$P$1]*[.$R$1])/([.L39]+[.$T$1]))" office:value-type="float" office:value="62.9015416684005" calcext:value-type="float">
            <text:p>62.9015416684</text:p>
          </table:table-cell>
          <table:table-cell table:number-columns-repeated="6"/>
        </table:table-row>
        <table:table-row table:style-name="ro1">
          <table:table-cell office:value-type="float" office:value="20.085586" calcext:value-type="float">
            <text:p>20.085586</text:p>
          </table:table-cell>
          <table:table-cell office:value-type="float" office:value="60" calcext:value-type="float">
            <text:p>60</text:p>
          </table:table-cell>
          <table:table-cell table:formula="of:=(([.$E$1]*[.$G$1])/([.A40]+[.$I$1]))" office:value-type="float" office:value="57.5030210170475" calcext:value-type="float">
            <text:p>57.503021017</text:p>
          </table:table-cell>
          <table:table-cell table:number-columns-repeated="8"/>
          <table:table-cell office:value-type="float" office:value="21.33444" calcext:value-type="float">
            <text:p>21.33444</text:p>
          </table:table-cell>
          <table:table-cell office:value-type="float" office:value="69" calcext:value-type="float">
            <text:p>69</text:p>
          </table:table-cell>
          <table:table-cell table:formula="of:=(([.$P$1]*[.$R$1])/([.L40]+[.$T$1]))" office:value-type="float" office:value="62.9015416684005" calcext:value-type="float">
            <text:p>62.9015416684</text:p>
          </table:table-cell>
          <table:table-cell table:number-columns-repeated="6"/>
        </table:table-row>
        <table:table-row table:style-name="ro1">
          <table:table-cell office:value-type="float" office:value="21.065299" calcext:value-type="float">
            <text:p>21.065299</text:p>
          </table:table-cell>
          <table:table-cell office:value-type="float" office:value="55" calcext:value-type="float">
            <text:p>55</text:p>
          </table:table-cell>
          <table:table-cell table:formula="of:=(([.$E$1]*[.$G$1])/([.A41]+[.$I$1]))" office:value-type="float" office:value="55.4215196366388" calcext:value-type="float">
            <text:p>55.4215196366</text:p>
          </table:table-cell>
          <table:table-cell table:number-columns-repeated="8"/>
          <table:table-cell office:value-type="float" office:value="22.102157" calcext:value-type="float">
            <text:p>22.102157</text:p>
          </table:table-cell>
          <table:table-cell office:value-type="float" office:value="69" calcext:value-type="float">
            <text:p>69</text:p>
          </table:table-cell>
          <table:table-cell table:formula="of:=(([.$P$1]*[.$R$1])/([.L41]+[.$T$1]))" office:value-type="float" office:value="61.754555710768" calcext:value-type="float">
            <text:p>61.7545557108</text:p>
          </table:table-cell>
          <table:table-cell table:number-columns-repeated="6"/>
        </table:table-row>
        <table:table-row table:style-name="ro1">
          <table:table-cell office:value-type="float" office:value="21.191744" calcext:value-type="float">
            <text:p>21.191744</text:p>
          </table:table-cell>
          <table:table-cell office:value-type="float" office:value="54" calcext:value-type="float">
            <text:p>54</text:p>
          </table:table-cell>
          <table:table-cell table:formula="of:=(([.$E$1]*[.$G$1])/([.A42]+[.$I$1]))" office:value-type="float" office:value="55.1638026601015" calcext:value-type="float">
            <text:p>55.1638026601</text:p>
          </table:table-cell>
          <table:table-cell table:number-columns-repeated="8"/>
          <table:table-cell office:value-type="float" office:value="22.742729" calcext:value-type="float">
            <text:p>22.742729</text:p>
          </table:table-cell>
          <table:table-cell office:value-type="float" office:value="69" calcext:value-type="float">
            <text:p>69</text:p>
          </table:table-cell>
          <table:table-cell table:formula="of:=(([.$P$1]*[.$R$1])/([.L42]+[.$T$1]))" office:value-type="float" office:value="60.8290593705423" calcext:value-type="float">
            <text:p>60.8290593705</text:p>
          </table:table-cell>
          <table:table-cell table:number-columns-repeated="6"/>
        </table:table-row>
        <table:table-row table:style-name="ro1">
          <table:table-cell office:value-type="float" office:value="21.191744" calcext:value-type="float">
            <text:p>21.191744</text:p>
          </table:table-cell>
          <table:table-cell office:value-type="float" office:value="54" calcext:value-type="float">
            <text:p>54</text:p>
          </table:table-cell>
          <table:table-cell table:formula="of:=(([.$E$1]*[.$G$1])/([.A43]+[.$I$1]))" office:value-type="float" office:value="55.1638026601015" calcext:value-type="float">
            <text:p>55.1638026601</text:p>
          </table:table-cell>
          <table:table-cell table:number-columns-repeated="8"/>
          <table:table-cell office:value-type="float" office:value="23.599854" calcext:value-type="float">
            <text:p>23.599854</text:p>
          </table:table-cell>
          <table:table-cell office:value-type="float" office:value="66" calcext:value-type="float">
            <text:p>66</text:p>
          </table:table-cell>
          <table:table-cell table:formula="of:=(([.$P$1]*[.$R$1])/([.L43]+[.$T$1]))" office:value-type="float" office:value="59.6332272121829" calcext:value-type="float">
            <text:p>59.6332272122</text:p>
          </table:table-cell>
          <table:table-cell table:number-columns-repeated="6"/>
        </table:table-row>
        <table:table-row table:style-name="ro1">
          <table:table-cell office:value-type="float" office:value="21.227154" calcext:value-type="float">
            <text:p>21.227154</text:p>
          </table:table-cell>
          <table:table-cell office:value-type="float" office:value="53" calcext:value-type="float">
            <text:p>53</text:p>
          </table:table-cell>
          <table:table-cell table:formula="of:=(([.$E$1]*[.$G$1])/([.A44]+[.$I$1]))" office:value-type="float" office:value="55.0920599339909" calcext:value-type="float">
            <text:p>55.092059934</text:p>
          </table:table-cell>
          <table:table-cell table:number-columns-repeated="8"/>
          <table:table-cell office:value-type="float" office:value="23.671008" calcext:value-type="float">
            <text:p>23.671008</text:p>
          </table:table-cell>
          <table:table-cell office:value-type="float" office:value="51" calcext:value-type="float">
            <text:p>51</text:p>
          </table:table-cell>
          <table:table-cell table:formula="of:=(([.$P$1]*[.$R$1])/([.L44]+[.$T$1]))" office:value-type="float" office:value="59.5360656662654" calcext:value-type="float">
            <text:p>59.5360656663</text:p>
          </table:table-cell>
          <table:table-cell table:number-columns-repeated="6"/>
        </table:table-row>
        <table:table-row table:style-name="ro1">
          <table:table-cell office:value-type="float" office:value="21.372863" calcext:value-type="float">
            <text:p>21.372863</text:p>
          </table:table-cell>
          <table:table-cell office:value-type="float" office:value="53" calcext:value-type="float">
            <text:p>53</text:p>
          </table:table-cell>
          <table:table-cell table:formula="of:=(([.$E$1]*[.$G$1])/([.A45]+[.$I$1]))" office:value-type="float" office:value="54.7987983573366" calcext:value-type="float">
            <text:p>54.7987983573</text:p>
          </table:table-cell>
          <table:table-cell table:number-columns-repeated="8"/>
          <table:table-cell office:value-type="float" office:value="23.671008" calcext:value-type="float">
            <text:p>23.671008</text:p>
          </table:table-cell>
          <table:table-cell office:value-type="float" office:value="50" calcext:value-type="float">
            <text:p>50</text:p>
          </table:table-cell>
          <table:table-cell table:formula="of:=(([.$P$1]*[.$R$1])/([.L45]+[.$T$1]))" office:value-type="float" office:value="59.5360656662654" calcext:value-type="float">
            <text:p>59.5360656663</text:p>
          </table:table-cell>
          <table:table-cell table:number-columns-repeated="6"/>
        </table:table-row>
        <table:table-row table:style-name="ro1">
          <table:table-cell office:value-type="float" office:value="22.939685" calcext:value-type="float">
            <text:p>22.939685</text:p>
          </table:table-cell>
          <table:table-cell office:value-type="float" office:value="52" calcext:value-type="float">
            <text:p>52</text:p>
          </table:table-cell>
          <table:table-cell table:formula="of:=(([.$E$1]*[.$G$1])/([.A46]+[.$I$1]))" office:value-type="float" office:value="51.8319394285045" calcext:value-type="float">
            <text:p>51.8319394285</text:p>
          </table:table-cell>
          <table:table-cell table:number-columns-repeated="8"/>
          <table:table-cell office:value-type="float" office:value="24.203482" calcext:value-type="float">
            <text:p>24.203482</text:p>
          </table:table-cell>
          <table:table-cell office:value-type="float" office:value="64" calcext:value-type="float">
            <text:p>64</text:p>
          </table:table-cell>
          <table:table-cell table:formula="of:=(([.$P$1]*[.$R$1])/([.L46]+[.$T$1]))" office:value-type="float" office:value="58.8188957602933" calcext:value-type="float">
            <text:p>58.8188957603</text:p>
          </table:table-cell>
          <table:table-cell table:number-columns-repeated="6"/>
        </table:table-row>
        <table:table-row table:style-name="ro1">
          <table:table-cell office:value-type="float" office:value="23.426217" calcext:value-type="float">
            <text:p>23.426217</text:p>
          </table:table-cell>
          <table:table-cell office:value-type="float" office:value="48" calcext:value-type="float">
            <text:p>48</text:p>
          </table:table-cell>
          <table:table-cell table:formula="of:=(([.$E$1]*[.$G$1])/([.A47]+[.$I$1]))" office:value-type="float" office:value="50.9749520300214" calcext:value-type="float">
            <text:p>50.97495203</text:p>
          </table:table-cell>
          <table:table-cell table:number-columns-repeated="8"/>
          <table:table-cell office:value-type="float" office:value="24.214343" calcext:value-type="float">
            <text:p>24.214343</text:p>
          </table:table-cell>
          <table:table-cell office:value-type="float" office:value="49" calcext:value-type="float">
            <text:p>49</text:p>
          </table:table-cell>
          <table:table-cell table:formula="of:=(([.$P$1]*[.$R$1])/([.L47]+[.$T$1]))" office:value-type="float" office:value="58.804447235595" calcext:value-type="float">
            <text:p>58.8044472356</text:p>
          </table:table-cell>
          <table:table-cell table:number-columns-repeated="6"/>
        </table:table-row>
        <table:table-row table:style-name="ro1">
          <table:table-cell office:value-type="float" office:value="23.426217" calcext:value-type="float">
            <text:p>23.426217</text:p>
          </table:table-cell>
          <table:table-cell office:value-type="float" office:value="49" calcext:value-type="float">
            <text:p>49</text:p>
          </table:table-cell>
          <table:table-cell table:formula="of:=(([.$E$1]*[.$G$1])/([.A48]+[.$I$1]))" office:value-type="float" office:value="50.9749520300214" calcext:value-type="float">
            <text:p>50.97495203</text:p>
          </table:table-cell>
          <table:table-cell table:number-columns-repeated="8"/>
          <table:table-cell office:value-type="float" office:value="24.214343" calcext:value-type="float">
            <text:p>24.214343</text:p>
          </table:table-cell>
          <table:table-cell office:value-type="float" office:value="54" calcext:value-type="float">
            <text:p>54</text:p>
          </table:table-cell>
          <table:table-cell table:formula="of:=(([.$P$1]*[.$R$1])/([.L48]+[.$T$1]))" office:value-type="float" office:value="58.804447235595" calcext:value-type="float">
            <text:p>58.8044472356</text:p>
          </table:table-cell>
          <table:table-cell table:number-columns-repeated="6"/>
        </table:table-row>
        <table:table-row table:style-name="ro1">
          <table:table-cell office:value-type="float" office:value="24.111873" calcext:value-type="float">
            <text:p>24.111873</text:p>
          </table:table-cell>
          <table:table-cell office:value-type="float" office:value="48" calcext:value-type="float">
            <text:p>48</text:p>
          </table:table-cell>
          <table:table-cell table:formula="of:=(([.$E$1]*[.$G$1])/([.A49]+[.$I$1]))" office:value-type="float" office:value="49.8142377260956" calcext:value-type="float">
            <text:p>49.8142377261</text:p>
          </table:table-cell>
          <table:table-cell table:number-columns-repeated="8"/>
          <table:table-cell office:value-type="float" office:value="24.400922" calcext:value-type="float">
            <text:p>24.400922</text:p>
          </table:table-cell>
          <table:table-cell office:value-type="float" office:value="80" calcext:value-type="float">
            <text:p>80</text:p>
          </table:table-cell>
          <table:table-cell table:formula="of:=(([.$P$1]*[.$R$1])/([.L49]+[.$T$1]))" office:value-type="float" office:value="58.5573425704989" calcext:value-type="float">
            <text:p>58.5573425705</text:p>
          </table:table-cell>
          <table:table-cell table:number-columns-repeated="6"/>
        </table:table-row>
        <table:table-row table:style-name="ro1">
          <table:table-cell office:value-type="float" office:value="24.111873" calcext:value-type="float">
            <text:p>24.111873</text:p>
          </table:table-cell>
          <table:table-cell office:value-type="float" office:value="53" calcext:value-type="float">
            <text:p>53</text:p>
          </table:table-cell>
          <table:table-cell table:formula="of:=(([.$E$1]*[.$G$1])/([.A50]+[.$I$1]))" office:value-type="float" office:value="49.8142377260956" calcext:value-type="float">
            <text:p>49.8142377261</text:p>
          </table:table-cell>
          <table:table-cell table:number-columns-repeated="8"/>
          <table:table-cell office:value-type="float" office:value="24.774113" calcext:value-type="float">
            <text:p>24.774113</text:p>
          </table:table-cell>
          <table:table-cell office:value-type="float" office:value="64" calcext:value-type="float">
            <text:p>64</text:p>
          </table:table-cell>
          <table:table-cell table:formula="of:=(([.$P$1]*[.$R$1])/([.L50]+[.$T$1]))" office:value-type="float" office:value="58.0692687312421" calcext:value-type="float">
            <text:p>58.0692687312</text:p>
          </table:table-cell>
          <table:table-cell table:number-columns-repeated="6"/>
        </table:table-row>
        <table:table-row table:style-name="ro1">
          <table:table-cell office:value-type="float" office:value="24.568044" calcext:value-type="float">
            <text:p>24.568044</text:p>
          </table:table-cell>
          <table:table-cell office:value-type="float" office:value="50" calcext:value-type="float">
            <text:p>50</text:p>
          </table:table-cell>
          <table:table-cell table:formula="of:=(([.$E$1]*[.$G$1])/([.A51]+[.$I$1]))" office:value-type="float" office:value="49.0708532086646" calcext:value-type="float">
            <text:p>49.0708532087</text:p>
          </table:table-cell>
          <table:table-cell table:number-columns-repeated="8"/>
          <table:table-cell office:value-type="float" office:value="25.196349" calcext:value-type="float">
            <text:p>25.196349</text:p>
          </table:table-cell>
          <table:table-cell office:value-type="float" office:value="79" calcext:value-type="float">
            <text:p>79</text:p>
          </table:table-cell>
          <table:table-cell table:formula="of:=(([.$P$1]*[.$R$1])/([.L51]+[.$T$1]))" office:value-type="float" office:value="57.5267705805175" calcext:value-type="float">
            <text:p>57.5267705805</text:p>
          </table:table-cell>
          <table:table-cell table:number-columns-repeated="6"/>
        </table:table-row>
        <table:table-row table:style-name="ro1">
          <table:table-cell office:value-type="float" office:value="24.568044" calcext:value-type="float">
            <text:p>24.568044</text:p>
          </table:table-cell>
          <table:table-cell office:value-type="float" office:value="48" calcext:value-type="float">
            <text:p>48</text:p>
          </table:table-cell>
          <table:table-cell table:formula="of:=(([.$E$1]*[.$G$1])/([.A52]+[.$I$1]))" office:value-type="float" office:value="49.0708532086646" calcext:value-type="float">
            <text:p>49.0708532087</text:p>
          </table:table-cell>
          <table:table-cell table:number-columns-repeated="8"/>
          <table:table-cell office:value-type="float" office:value="25.232283" calcext:value-type="float">
            <text:p>25.232283</text:p>
          </table:table-cell>
          <table:table-cell office:value-type="float" office:value="64" calcext:value-type="float">
            <text:p>64</text:p>
          </table:table-cell>
          <table:table-cell table:formula="of:=(([.$P$1]*[.$R$1])/([.L52]+[.$T$1]))" office:value-type="float" office:value="57.4810694388342" calcext:value-type="float">
            <text:p>57.4810694388</text:p>
          </table:table-cell>
          <table:table-cell table:number-columns-repeated="6"/>
        </table:table-row>
        <table:table-row table:style-name="ro1">
          <table:table-cell office:value-type="float" office:value="25.436799" calcext:value-type="float">
            <text:p>25.436799</text:p>
          </table:table-cell>
          <table:table-cell office:value-type="float" office:value="49" calcext:value-type="float">
            <text:p>49</text:p>
          </table:table-cell>
          <table:table-cell table:formula="of:=(([.$E$1]*[.$G$1])/([.A53]+[.$I$1]))" office:value-type="float" office:value="47.7147816480934" calcext:value-type="float">
            <text:p>47.7147816481</text:p>
          </table:table-cell>
          <table:table-cell table:number-columns-repeated="8"/>
          <table:table-cell office:value-type="float" office:value="25.68362" calcext:value-type="float">
            <text:p>25.68362</text:p>
          </table:table-cell>
          <table:table-cell office:value-type="float" office:value="63" calcext:value-type="float">
            <text:p>63</text:p>
          </table:table-cell>
          <table:table-cell table:formula="of:=(([.$P$1]*[.$R$1])/([.L53]+[.$T$1]))" office:value-type="float" office:value="56.9131780712649" calcext:value-type="float">
            <text:p>56.9131780713</text:p>
          </table:table-cell>
          <table:table-cell table:number-columns-repeated="6"/>
        </table:table-row>
        <table:table-row table:style-name="ro1">
          <table:table-cell office:value-type="float" office:value="25.436799" calcext:value-type="float">
            <text:p>25.436799</text:p>
          </table:table-cell>
          <table:table-cell office:value-type="float" office:value="49" calcext:value-type="float">
            <text:p>49</text:p>
          </table:table-cell>
          <table:table-cell table:formula="of:=(([.$E$1]*[.$G$1])/([.A54]+[.$I$1]))" office:value-type="float" office:value="47.7147816480934" calcext:value-type="float">
            <text:p>47.7147816481</text:p>
          </table:table-cell>
          <table:table-cell table:number-columns-repeated="8"/>
          <table:table-cell office:value-type="float" office:value="25.8834" calcext:value-type="float">
            <text:p>25.8834</text:p>
          </table:table-cell>
          <table:table-cell office:value-type="float" office:value="77" calcext:value-type="float">
            <text:p>77</text:p>
          </table:table-cell>
          <table:table-cell table:formula="of:=(([.$P$1]*[.$R$1])/([.L54]+[.$T$1]))" office:value-type="float" office:value="56.6653735337835" calcext:value-type="float">
            <text:p>56.6653735338</text:p>
          </table:table-cell>
          <table:table-cell table:number-columns-repeated="6"/>
        </table:table-row>
        <table:table-row table:style-name="ro1">
          <table:table-cell office:value-type="float" office:value="26.411381" calcext:value-type="float">
            <text:p>26.411381</text:p>
          </table:table-cell>
          <table:table-cell office:value-type="float" office:value="48" calcext:value-type="float">
            <text:p>48</text:p>
          </table:table-cell>
          <table:table-cell table:formula="of:=(([.$E$1]*[.$G$1])/([.A55]+[.$I$1]))" office:value-type="float" office:value="46.2800397181472" calcext:value-type="float">
            <text:p>46.2800397181</text:p>
          </table:table-cell>
          <table:table-cell table:number-columns-repeated="8"/>
          <table:table-cell office:value-type="float" office:value="26.044574" calcext:value-type="float">
            <text:p>26.044574</text:p>
          </table:table-cell>
          <table:table-cell office:value-type="float" office:value="63" calcext:value-type="float">
            <text:p>63</text:p>
          </table:table-cell>
          <table:table-cell table:formula="of:=(([.$P$1]*[.$R$1])/([.L55]+[.$T$1]))" office:value-type="float" office:value="56.4670225855494" calcext:value-type="float">
            <text:p>56.4670225855</text:p>
          </table:table-cell>
          <table:table-cell table:number-columns-repeated="6"/>
        </table:table-row>
        <table:table-row table:style-name="ro1">
          <table:table-cell office:value-type="float" office:value="26.411381" calcext:value-type="float">
            <text:p>26.411381</text:p>
          </table:table-cell>
          <table:table-cell office:value-type="float" office:value="48" calcext:value-type="float">
            <text:p>48</text:p>
          </table:table-cell>
          <table:table-cell table:formula="of:=(([.$E$1]*[.$G$1])/([.A56]+[.$I$1]))" office:value-type="float" office:value="46.2800397181472" calcext:value-type="float">
            <text:p>46.2800397181</text:p>
          </table:table-cell>
          <table:table-cell table:number-columns-repeated="8"/>
          <table:table-cell office:value-type="float" office:value="26.36119" calcext:value-type="float">
            <text:p>26.36119</text:p>
          </table:table-cell>
          <table:table-cell office:value-type="float" office:value="60" calcext:value-type="float">
            <text:p>60</text:p>
          </table:table-cell>
          <table:table-cell table:formula="of:=(([.$P$1]*[.$R$1])/([.L56]+[.$T$1]))" office:value-type="float" office:value="56.0813904906237" calcext:value-type="float">
            <text:p>56.0813904906</text:p>
          </table:table-cell>
          <table:table-cell table:number-columns-repeated="6"/>
        </table:table-row>
        <table:table-row table:style-name="ro1">
          <table:table-cell office:value-type="float" office:value="27.019061" calcext:value-type="float">
            <text:p>27.019061</text:p>
          </table:table-cell>
          <table:table-cell office:value-type="float" office:value="45" calcext:value-type="float">
            <text:p>45</text:p>
          </table:table-cell>
          <table:table-cell table:formula="of:=(([.$E$1]*[.$G$1])/([.A57]+[.$I$1]))" office:value-type="float" office:value="45.4283057897982" calcext:value-type="float">
            <text:p>45.4283057898</text:p>
          </table:table-cell>
          <table:table-cell table:number-columns-repeated="8"/>
          <table:table-cell office:value-type="float" office:value="26.707926" calcext:value-type="float">
            <text:p>26.707926</text:p>
          </table:table-cell>
          <table:table-cell office:value-type="float" office:value="61" calcext:value-type="float">
            <text:p>61</text:p>
          </table:table-cell>
          <table:table-cell table:formula="of:=(([.$P$1]*[.$R$1])/([.L57]+[.$T$1]))" office:value-type="float" office:value="55.6650706349068" calcext:value-type="float">
            <text:p>55.6650706349</text:p>
          </table:table-cell>
          <table:table-cell table:number-columns-repeated="6"/>
        </table:table-row>
        <table:table-row table:style-name="ro1">
          <table:table-cell office:value-type="float" office:value="27.253565" calcext:value-type="float">
            <text:p>27.253565</text:p>
          </table:table-cell>
          <table:table-cell office:value-type="float" office:value="48" calcext:value-type="float">
            <text:p>48</text:p>
          </table:table-cell>
          <table:table-cell table:formula="of:=(([.$E$1]*[.$G$1])/([.A58]+[.$I$1]))" office:value-type="float" office:value="45.1079455691442" calcext:value-type="float">
            <text:p>45.1079455691</text:p>
          </table:table-cell>
          <table:table-cell table:number-columns-repeated="8"/>
          <table:table-cell office:value-type="float" office:value="26.774191" calcext:value-type="float">
            <text:p>26.774191</text:p>
          </table:table-cell>
          <table:table-cell office:value-type="float" office:value="72" calcext:value-type="float">
            <text:p>72</text:p>
          </table:table-cell>
          <table:table-cell table:formula="of:=(([.$P$1]*[.$R$1])/([.L58]+[.$T$1]))" office:value-type="float" office:value="55.5862099250418" calcext:value-type="float">
            <text:p>55.586209925</text:p>
          </table:table-cell>
          <table:table-cell table:number-columns-repeated="6"/>
        </table:table-row>
        <table:table-row table:style-name="ro1">
          <table:table-cell office:value-type="float" office:value="28.183819" calcext:value-type="float">
            <text:p>28.183819</text:p>
          </table:table-cell>
          <table:table-cell office:value-type="float" office:value="42" calcext:value-type="float">
            <text:p>42</text:p>
          </table:table-cell>
          <table:table-cell table:formula="of:=(([.$E$1]*[.$G$1])/([.A59]+[.$I$1]))" office:value-type="float" office:value="43.8804102022656" calcext:value-type="float">
            <text:p>43.8804102023</text:p>
          </table:table-cell>
          <table:table-cell table:number-columns-repeated="8"/>
          <table:table-cell office:value-type="float" office:value="26.977935" calcext:value-type="float">
            <text:p>26.977935</text:p>
          </table:table-cell>
          <table:table-cell office:value-type="float" office:value="58" calcext:value-type="float">
            <text:p>58</text:p>
          </table:table-cell>
          <table:table-cell table:formula="of:=(([.$P$1]*[.$R$1])/([.L59]+[.$T$1]))" office:value-type="float" office:value="55.3451317091737" calcext:value-type="float">
            <text:p>55.3451317092</text:p>
          </table:table-cell>
          <table:table-cell table:number-columns-repeated="6"/>
        </table:table-row>
        <table:table-row table:style-name="ro1">
          <table:table-cell office:value-type="float" office:value="28.183819" calcext:value-type="float">
            <text:p>28.183819</text:p>
          </table:table-cell>
          <table:table-cell office:value-type="float" office:value="46" calcext:value-type="float">
            <text:p>46</text:p>
          </table:table-cell>
          <table:table-cell table:formula="of:=(([.$E$1]*[.$G$1])/([.A60]+[.$I$1]))" office:value-type="float" office:value="43.8804102022656" calcext:value-type="float">
            <text:p>43.8804102023</text:p>
          </table:table-cell>
          <table:table-cell table:number-columns-repeated="8"/>
          <table:table-cell office:value-type="float" office:value="27.217499" calcext:value-type="float">
            <text:p>27.217499</text:p>
          </table:table-cell>
          <table:table-cell office:value-type="float" office:value="58" calcext:value-type="float">
            <text:p>58</text:p>
          </table:table-cell>
          <table:table-cell table:formula="of:=(([.$P$1]*[.$R$1])/([.L60]+[.$T$1]))" office:value-type="float" office:value="55.0643311285928" calcext:value-type="float">
            <text:p>55.0643311286</text:p>
          </table:table-cell>
          <table:table-cell table:number-columns-repeated="6"/>
        </table:table-row>
        <table:table-row table:style-name="ro1">
          <table:table-cell office:value-type="float" office:value="29.449502" calcext:value-type="float">
            <text:p>29.449502</text:p>
          </table:table-cell>
          <table:table-cell office:value-type="float" office:value="43" calcext:value-type="float">
            <text:p>43</text:p>
          </table:table-cell>
          <table:table-cell table:formula="of:=(([.$E$1]*[.$G$1])/([.A61]+[.$I$1]))" office:value-type="float" office:value="42.3137114873997" calcext:value-type="float">
            <text:p>42.3137114874</text:p>
          </table:table-cell>
          <table:table-cell table:number-columns-repeated="8"/>
          <table:table-cell office:value-type="float" office:value="27.29533" calcext:value-type="float">
            <text:p>27.29533</text:p>
          </table:table-cell>
          <table:table-cell office:value-type="float" office:value="69" calcext:value-type="float">
            <text:p>69</text:p>
          </table:table-cell>
          <table:table-cell table:formula="of:=(([.$P$1]*[.$R$1])/([.L61]+[.$T$1]))" office:value-type="float" office:value="54.9737151638439" calcext:value-type="float">
            <text:p>54.9737151638</text:p>
          </table:table-cell>
          <table:table-cell table:number-columns-repeated="6"/>
        </table:table-row>
        <table:table-row table:style-name="ro1">
          <table:table-cell office:value-type="float" office:value="29.449502" calcext:value-type="float">
            <text:p>29.449502</text:p>
          </table:table-cell>
          <table:table-cell office:value-type="float" office:value="41" calcext:value-type="float">
            <text:p>41</text:p>
          </table:table-cell>
          <table:table-cell table:formula="of:=(([.$E$1]*[.$G$1])/([.A62]+[.$I$1]))" office:value-type="float" office:value="42.3137114873997" calcext:value-type="float">
            <text:p>42.3137114874</text:p>
          </table:table-cell>
          <table:table-cell table:number-columns-repeated="8"/>
          <table:table-cell office:value-type="float" office:value="27.395201" calcext:value-type="float">
            <text:p>27.395201</text:p>
          </table:table-cell>
          <table:table-cell office:value-type="float" office:value="60" calcext:value-type="float">
            <text:p>60</text:p>
          </table:table-cell>
          <table:table-cell table:formula="of:=(([.$P$1]*[.$R$1])/([.L62]+[.$T$1]))" office:value-type="float" office:value="54.8578747455887" calcext:value-type="float">
            <text:p>54.8578747456</text:p>
          </table:table-cell>
          <table:table-cell table:number-columns-repeated="6"/>
        </table:table-row>
        <table:table-row table:style-name="ro1">
          <table:table-cell office:value-type="float" office:value="29.945135" calcext:value-type="float">
            <text:p>29.945135</text:p>
          </table:table-cell>
          <table:table-cell office:value-type="float" office:value="44" calcext:value-type="float">
            <text:p>44</text:p>
          </table:table-cell>
          <table:table-cell table:formula="of:=(([.$E$1]*[.$G$1])/([.A63]+[.$I$1]))" office:value-type="float" office:value="41.7302647493186" calcext:value-type="float">
            <text:p>41.7302647493</text:p>
          </table:table-cell>
          <table:table-cell table:number-columns-repeated="8"/>
          <table:table-cell office:value-type="float" office:value="27.480393" calcext:value-type="float">
            <text:p>27.480393</text:p>
          </table:table-cell>
          <table:table-cell office:value-type="float" office:value="45" calcext:value-type="float">
            <text:p>45</text:p>
          </table:table-cell>
          <table:table-cell table:formula="of:=(([.$P$1]*[.$R$1])/([.L63]+[.$T$1]))" office:value-type="float" office:value="54.7594456515977" calcext:value-type="float">
            <text:p>54.7594456516</text:p>
          </table:table-cell>
          <table:table-cell table:number-columns-repeated="6"/>
        </table:table-row>
        <table:table-row table:style-name="ro1">
          <table:table-cell office:value-type="float" office:value="31.049791" calcext:value-type="float">
            <text:p>31.049791</text:p>
          </table:table-cell>
          <table:table-cell office:value-type="float" office:value="42" calcext:value-type="float">
            <text:p>42</text:p>
          </table:table-cell>
          <table:table-cell table:formula="of:=(([.$E$1]*[.$G$1])/([.A64]+[.$I$1]))" office:value-type="float" office:value="40.4860583424074" calcext:value-type="float">
            <text:p>40.4860583424</text:p>
          </table:table-cell>
          <table:table-cell table:number-columns-repeated="8"/>
          <table:table-cell office:value-type="float" office:value="27.480393" calcext:value-type="float">
            <text:p>27.480393</text:p>
          </table:table-cell>
          <table:table-cell office:value-type="float" office:value="52" calcext:value-type="float">
            <text:p>52</text:p>
          </table:table-cell>
          <table:table-cell table:formula="of:=(([.$P$1]*[.$R$1])/([.L64]+[.$T$1]))" office:value-type="float" office:value="54.7594456515977" calcext:value-type="float">
            <text:p>54.7594456516</text:p>
          </table:table-cell>
          <table:table-cell table:number-columns-repeated="6"/>
        </table:table-row>
        <table:table-row table:style-name="ro1">
          <table:table-cell office:value-type="float" office:value="31.049791" calcext:value-type="float">
            <text:p>31.049791</text:p>
          </table:table-cell>
          <table:table-cell office:value-type="float" office:value="42" calcext:value-type="float">
            <text:p>42</text:p>
          </table:table-cell>
          <table:table-cell table:formula="of:=(([.$E$1]*[.$G$1])/([.A65]+[.$I$1]))" office:value-type="float" office:value="40.4860583424074" calcext:value-type="float">
            <text:p>40.4860583424</text:p>
          </table:table-cell>
          <table:table-cell table:number-columns-repeated="8"/>
          <table:table-cell office:value-type="float" office:value="27.525906" calcext:value-type="float">
            <text:p>27.525906</text:p>
          </table:table-cell>
          <table:table-cell office:value-type="float" office:value="46" calcext:value-type="float">
            <text:p>46</text:p>
          </table:table-cell>
          <table:table-cell table:formula="of:=(([.$P$1]*[.$R$1])/([.L65]+[.$T$1]))" office:value-type="float" office:value="54.7070054803374" calcext:value-type="float">
            <text:p>54.7070054803</text:p>
          </table:table-cell>
          <table:table-cell table:number-columns-repeated="6"/>
        </table:table-row>
        <table:table-row table:style-name="ro1">
          <table:table-cell office:value-type="float" office:value="31.896498" calcext:value-type="float">
            <text:p>31.896498</text:p>
          </table:table-cell>
          <table:table-cell office:value-type="float" office:value="40" calcext:value-type="float">
            <text:p>40</text:p>
          </table:table-cell>
          <table:table-cell table:formula="of:=(([.$E$1]*[.$G$1])/([.A66]+[.$I$1]))" office:value-type="float" office:value="39.5814937834097" calcext:value-type="float">
            <text:p>39.5814937834</text:p>
          </table:table-cell>
          <table:table-cell table:number-columns-repeated="8"/>
          <table:table-cell office:value-type="float" office:value="27.525906" calcext:value-type="float">
            <text:p>27.525906</text:p>
          </table:table-cell>
          <table:table-cell office:value-type="float" office:value="46" calcext:value-type="float">
            <text:p>46</text:p>
          </table:table-cell>
          <table:table-cell table:formula="of:=(([.$P$1]*[.$R$1])/([.L66]+[.$T$1]))" office:value-type="float" office:value="54.7070054803374" calcext:value-type="float">
            <text:p>54.7070054803</text:p>
          </table:table-cell>
          <table:table-cell table:number-columns-repeated="6"/>
        </table:table-row>
        <table:table-row table:style-name="ro1">
          <table:table-cell office:value-type="float" office:value="31.896498" calcext:value-type="float">
            <text:p>31.896498</text:p>
          </table:table-cell>
          <table:table-cell office:value-type="float" office:value="41" calcext:value-type="float">
            <text:p>41</text:p>
          </table:table-cell>
          <table:table-cell table:formula="of:=(([.$E$1]*[.$G$1])/([.A67]+[.$I$1]))" office:value-type="float" office:value="39.5814937834097" calcext:value-type="float">
            <text:p>39.5814937834</text:p>
          </table:table-cell>
          <table:table-cell table:number-columns-repeated="8"/>
          <table:table-cell office:value-type="float" office:value="27.541874" calcext:value-type="float">
            <text:p>27.541874</text:p>
          </table:table-cell>
          <table:table-cell office:value-type="float" office:value="62" calcext:value-type="float">
            <text:p>62</text:p>
          </table:table-cell>
          <table:table-cell table:formula="of:=(([.$P$1]*[.$R$1])/([.L67]+[.$T$1]))" office:value-type="float" office:value="54.6886309109313" calcext:value-type="float">
            <text:p>54.6886309109</text:p>
          </table:table-cell>
          <table:table-cell table:number-columns-repeated="6"/>
        </table:table-row>
        <table:table-row table:style-name="ro1">
          <table:table-cell office:value-type="float" office:value="33.166112" calcext:value-type="float">
            <text:p>33.166112</text:p>
          </table:table-cell>
          <table:table-cell office:value-type="float" office:value="38" calcext:value-type="float">
            <text:p>38</text:p>
          </table:table-cell>
          <table:table-cell table:formula="of:=(([.$E$1]*[.$G$1])/([.A68]+[.$I$1]))" office:value-type="float" office:value="38.2984147111666" calcext:value-type="float">
            <text:p>38.2984147112</text:p>
          </table:table-cell>
          <table:table-cell table:number-columns-repeated="8"/>
          <table:table-cell office:value-type="float" office:value="27.725939" calcext:value-type="float">
            <text:p>27.725939</text:p>
          </table:table-cell>
          <table:table-cell office:value-type="float" office:value="62" calcext:value-type="float">
            <text:p>62</text:p>
          </table:table-cell>
          <table:table-cell table:formula="of:=(([.$P$1]*[.$R$1])/([.L68]+[.$T$1]))" office:value-type="float" office:value="54.477712842905" calcext:value-type="float">
            <text:p>54.4777128429</text:p>
          </table:table-cell>
          <table:table-cell table:number-columns-repeated="6"/>
        </table:table-row>
        <table:table-row table:style-name="ro1">
          <table:table-cell office:value-type="float" office:value="33.166112" calcext:value-type="float">
            <text:p>33.166112</text:p>
          </table:table-cell>
          <table:table-cell office:value-type="float" office:value="39" calcext:value-type="float">
            <text:p>39</text:p>
          </table:table-cell>
          <table:table-cell table:formula="of:=(([.$E$1]*[.$G$1])/([.A69]+[.$I$1]))" office:value-type="float" office:value="38.2984147111666" calcext:value-type="float">
            <text:p>38.2984147112</text:p>
          </table:table-cell>
          <table:table-cell table:number-columns-repeated="8"/>
          <table:table-cell office:value-type="float" office:value="27.843462" calcext:value-type="float">
            <text:p>27.843462</text:p>
          </table:table-cell>
          <table:table-cell office:value-type="float" office:value="61" calcext:value-type="float">
            <text:p>61</text:p>
          </table:table-cell>
          <table:table-cell table:formula="of:=(([.$P$1]*[.$R$1])/([.L69]+[.$T$1]))" office:value-type="float" office:value="54.3438934247693" calcext:value-type="float">
            <text:p>54.3438934248</text:p>
          </table:table-cell>
          <table:table-cell table:number-columns-repeated="6"/>
        </table:table-row>
        <table:table-row table:style-name="ro1">
          <table:table-cell office:value-type="float" office:value="34.059182" calcext:value-type="float">
            <text:p>34.059182</text:p>
          </table:table-cell>
          <table:table-cell office:value-type="float" office:value="38" calcext:value-type="float">
            <text:p>38</text:p>
          </table:table-cell>
          <table:table-cell table:formula="of:=(([.$E$1]*[.$G$1])/([.A70]+[.$I$1]))" office:value-type="float" office:value="37.4445988437807" calcext:value-type="float">
            <text:p>37.4445988438</text:p>
          </table:table-cell>
          <table:table-cell table:number-columns-repeated="8"/>
          <table:table-cell office:value-type="float" office:value="27.870933" calcext:value-type="float">
            <text:p>27.870933</text:p>
          </table:table-cell>
          <table:table-cell office:value-type="float" office:value="59" calcext:value-type="float">
            <text:p>59</text:p>
          </table:table-cell>
          <table:table-cell table:formula="of:=(([.$P$1]*[.$R$1])/([.L70]+[.$T$1]))" office:value-type="float" office:value="54.3127078805838" calcext:value-type="float">
            <text:p>54.3127078806</text:p>
          </table:table-cell>
          <table:table-cell table:number-columns-repeated="6"/>
        </table:table-row>
        <table:table-row table:style-name="ro1">
          <table:table-cell office:value-type="float" office:value="34.729091" calcext:value-type="float">
            <text:p>34.729091</text:p>
          </table:table-cell>
          <table:table-cell office:value-type="float" office:value="38" calcext:value-type="float">
            <text:p>38</text:p>
          </table:table-cell>
          <table:table-cell table:formula="of:=(([.$E$1]*[.$G$1])/([.A71]+[.$I$1]))" office:value-type="float" office:value="36.8287129216805" calcext:value-type="float">
            <text:p>36.8287129217</text:p>
          </table:table-cell>
          <table:table-cell table:number-columns-repeated="8"/>
          <table:table-cell office:value-type="float" office:value="27.874197" calcext:value-type="float">
            <text:p>27.874197</text:p>
          </table:table-cell>
          <table:table-cell office:value-type="float" office:value="60" calcext:value-type="float">
            <text:p>60</text:p>
          </table:table-cell>
          <table:table-cell table:formula="of:=(([.$P$1]*[.$R$1])/([.L71]+[.$T$1]))" office:value-type="float" office:value="54.3090049113513" calcext:value-type="float">
            <text:p>54.3090049114</text:p>
          </table:table-cell>
          <table:table-cell table:number-columns-repeated="6"/>
        </table:table-row>
        <table:table-row table:style-name="ro1">
          <table:table-cell office:value-type="float" office:value="35.675895" calcext:value-type="float">
            <text:p>35.675895</text:p>
          </table:table-cell>
          <table:table-cell office:value-type="float" office:value="32" calcext:value-type="float">
            <text:p>32</text:p>
          </table:table-cell>
          <table:table-cell table:formula="of:=(([.$E$1]*[.$G$1])/([.A72]+[.$I$1]))" office:value-type="float" office:value="35.992028485531" calcext:value-type="float">
            <text:p>35.9920284855</text:p>
          </table:table-cell>
          <table:table-cell table:number-columns-repeated="8"/>
          <table:table-cell office:value-type="float" office:value="27.883844" calcext:value-type="float">
            <text:p>27.883844</text:p>
          </table:table-cell>
          <table:table-cell office:value-type="float" office:value="56" calcext:value-type="float">
            <text:p>56</text:p>
          </table:table-cell>
          <table:table-cell table:formula="of:=(([.$P$1]*[.$R$1])/([.L72]+[.$T$1]))" office:value-type="float" office:value="54.2980634553901" calcext:value-type="float">
            <text:p>54.2980634554</text:p>
          </table:table-cell>
          <table:table-cell table:number-columns-repeated="6"/>
        </table:table-row>
        <table:table-row table:style-name="ro1">
          <table:table-cell office:value-type="float" office:value="35.675895" calcext:value-type="float">
            <text:p>35.675895</text:p>
          </table:table-cell>
          <table:table-cell office:value-type="float" office:value="35" calcext:value-type="float">
            <text:p>35</text:p>
          </table:table-cell>
          <table:table-cell table:formula="of:=(([.$E$1]*[.$G$1])/([.A73]+[.$I$1]))" office:value-type="float" office:value="35.992028485531" calcext:value-type="float">
            <text:p>35.9920284855</text:p>
          </table:table-cell>
          <table:table-cell table:number-columns-repeated="8"/>
          <table:table-cell office:value-type="float" office:value="27.898459" calcext:value-type="float">
            <text:p>27.898459</text:p>
          </table:table-cell>
          <table:table-cell office:value-type="float" office:value="59" calcext:value-type="float">
            <text:p>59</text:p>
          </table:table-cell>
          <table:table-cell table:formula="of:=(([.$P$1]*[.$R$1])/([.L73]+[.$T$1]))" office:value-type="float" office:value="54.2814957783924" calcext:value-type="float">
            <text:p>54.2814957784</text:p>
          </table:table-cell>
          <table:table-cell table:number-columns-repeated="6"/>
        </table:table-row>
        <table:table-row table:style-name="ro1">
          <table:table-cell office:value-type="float" office:value="37.378279" calcext:value-type="float">
            <text:p>37.378279</text:p>
          </table:table-cell>
          <table:table-cell office:value-type="float" office:value="31" calcext:value-type="float">
            <text:p>31</text:p>
          </table:table-cell>
          <table:table-cell table:formula="of:=(([.$E$1]*[.$G$1])/([.A74]+[.$I$1]))" office:value-type="float" office:value="34.5795184728283" calcext:value-type="float">
            <text:p>34.5795184728</text:p>
          </table:table-cell>
          <table:table-cell table:number-columns-repeated="8"/>
          <table:table-cell office:value-type="float" office:value="27.905836" calcext:value-type="float">
            <text:p>27.905836</text:p>
          </table:table-cell>
          <table:table-cell office:value-type="float" office:value="61" calcext:value-type="float">
            <text:p>61</text:p>
          </table:table-cell>
          <table:table-cell table:formula="of:=(([.$P$1]*[.$R$1])/([.L74]+[.$T$1]))" office:value-type="float" office:value="54.273136993163" calcext:value-type="float">
            <text:p>54.2731369932</text:p>
          </table:table-cell>
          <table:table-cell table:number-columns-repeated="6"/>
        </table:table-row>
        <table:table-row table:style-name="ro1">
          <table:table-cell office:value-type="float" office:value="37.378279" calcext:value-type="float">
            <text:p>37.378279</text:p>
          </table:table-cell>
          <table:table-cell office:value-type="float" office:value="29" calcext:value-type="float">
            <text:p>29</text:p>
          </table:table-cell>
          <table:table-cell table:formula="of:=(([.$E$1]*[.$G$1])/([.A75]+[.$I$1]))" office:value-type="float" office:value="34.5795184728283" calcext:value-type="float">
            <text:p>34.5795184728</text:p>
          </table:table-cell>
          <table:table-cell table:number-columns-repeated="8"/>
          <table:table-cell office:value-type="float" office:value="27.913185" calcext:value-type="float">
            <text:p>27.913185</text:p>
          </table:table-cell>
          <table:table-cell office:value-type="float" office:value="59" calcext:value-type="float">
            <text:p>59</text:p>
          </table:table-cell>
          <table:table-cell table:formula="of:=(([.$P$1]*[.$R$1])/([.L75]+[.$T$1]))" office:value-type="float" office:value="54.26481249368" calcext:value-type="float">
            <text:p>54.2648124937</text:p>
          </table:table-cell>
          <table:table-cell table:number-columns-repeated="6"/>
        </table:table-row>
        <table:table-row table:style-name="ro1">
          <table:table-cell office:value-type="float" office:value="38.714276" calcext:value-type="float">
            <text:p>38.714276</text:p>
          </table:table-cell>
          <table:table-cell office:value-type="float" office:value="36" calcext:value-type="float">
            <text:p>36</text:p>
          </table:table-cell>
          <table:table-cell table:formula="of:=(([.$E$1]*[.$G$1])/([.A76]+[.$I$1]))" office:value-type="float" office:value="33.5463331666155" calcext:value-type="float">
            <text:p>33.5463331666</text:p>
          </table:table-cell>
          <table:table-cell table:number-columns-repeated="8"/>
          <table:table-cell office:value-type="float" office:value="27.914327" calcext:value-type="float">
            <text:p>27.914327</text:p>
          </table:table-cell>
          <table:table-cell office:value-type="float" office:value="61" calcext:value-type="float">
            <text:p>61</text:p>
          </table:table-cell>
          <table:table-cell table:formula="of:=(([.$P$1]*[.$R$1])/([.L76]+[.$T$1]))" office:value-type="float" office:value="54.2635191348926" calcext:value-type="float">
            <text:p>54.2635191349</text:p>
          </table:table-cell>
          <table:table-cell table:number-columns-repeated="6"/>
        </table:table-row>
        <table:table-row table:style-name="ro1">
          <table:table-cell office:value-type="float" office:value="38.714276" calcext:value-type="float">
            <text:p>38.714276</text:p>
          </table:table-cell>
          <table:table-cell office:value-type="float" office:value="37" calcext:value-type="float">
            <text:p>37</text:p>
          </table:table-cell>
          <table:table-cell table:formula="of:=(([.$E$1]*[.$G$1])/([.A77]+[.$I$1]))" office:value-type="float" office:value="33.5463331666155" calcext:value-type="float">
            <text:p>33.5463331666</text:p>
          </table:table-cell>
          <table:table-cell table:number-columns-repeated="8"/>
          <table:table-cell office:value-type="float" office:value="27.916403" calcext:value-type="float">
            <text:p>27.916403</text:p>
          </table:table-cell>
          <table:table-cell office:value-type="float" office:value="62" calcext:value-type="float">
            <text:p>62</text:p>
          </table:table-cell>
          <table:table-cell table:formula="of:=(([.$P$1]*[.$R$1])/([.L77]+[.$T$1]))" office:value-type="float" office:value="54.2611681431931" calcext:value-type="float">
            <text:p>54.2611681432</text:p>
          </table:table-cell>
          <table:table-cell table:number-columns-repeated="6"/>
        </table:table-row>
        <table:table-row table:style-name="ro1">
          <table:table-cell office:value-type="float" office:value="39.360711" calcext:value-type="float">
            <text:p>39.360711</text:p>
          </table:table-cell>
          <table:table-cell office:value-type="float" office:value="34" calcext:value-type="float">
            <text:p>34</text:p>
          </table:table-cell>
          <table:table-cell table:formula="of:=(([.$E$1]*[.$G$1])/([.A78]+[.$I$1]))" office:value-type="float" office:value="33.0682647368556" calcext:value-type="float">
            <text:p>33.0682647369</text:p>
          </table:table-cell>
          <table:table-cell table:number-columns-repeated="8"/>
          <table:table-cell office:value-type="float" office:value="27.924378" calcext:value-type="float">
            <text:p>27.924378</text:p>
          </table:table-cell>
          <table:table-cell office:value-type="float" office:value="60" calcext:value-type="float">
            <text:p>60</text:p>
          </table:table-cell>
          <table:table-cell table:formula="of:=(([.$P$1]*[.$R$1])/([.L78]+[.$T$1]))" office:value-type="float" office:value="54.2521386506049" calcext:value-type="float">
            <text:p>54.2521386506</text:p>
          </table:table-cell>
          <table:table-cell table:number-columns-repeated="6"/>
        </table:table-row>
        <table:table-row table:style-name="ro1">
          <table:table-cell office:value-type="float" office:value="40.458661" calcext:value-type="float">
            <text:p>40.458661</text:p>
          </table:table-cell>
          <table:table-cell office:value-type="float" office:value="29" calcext:value-type="float">
            <text:p>29</text:p>
          </table:table-cell>
          <table:table-cell table:formula="of:=(([.$E$1]*[.$G$1])/([.A79]+[.$I$1]))" office:value-type="float" office:value="32.2867677998727" calcext:value-type="float">
            <text:p>32.2867677999</text:p>
          </table:table-cell>
          <table:table-cell table:number-columns-repeated="8"/>
          <table:table-cell office:value-type="float" office:value="27.926003" calcext:value-type="float">
            <text:p>27.926003</text:p>
          </table:table-cell>
          <table:table-cell office:value-type="float" office:value="57" calcext:value-type="float">
            <text:p>57</text:p>
          </table:table-cell>
          <table:table-cell table:formula="of:=(([.$P$1]*[.$R$1])/([.L79]+[.$T$1]))" office:value-type="float" office:value="54.2502991538852" calcext:value-type="float">
            <text:p>54.2502991539</text:p>
          </table:table-cell>
          <table:table-cell table:number-columns-repeated="6"/>
        </table:table-row>
        <table:table-row table:style-name="ro1">
          <table:table-cell office:value-type="float" office:value="40.458661" calcext:value-type="float">
            <text:p>40.458661</text:p>
          </table:table-cell>
          <table:table-cell office:value-type="float" office:value="32" calcext:value-type="float">
            <text:p>32</text:p>
          </table:table-cell>
          <table:table-cell table:formula="of:=(([.$E$1]*[.$G$1])/([.A80]+[.$I$1]))" office:value-type="float" office:value="32.2867677998727" calcext:value-type="float">
            <text:p>32.2867677999</text:p>
          </table:table-cell>
          <table:table-cell table:number-columns-repeated="8"/>
          <table:table-cell office:value-type="float" office:value="27.92668" calcext:value-type="float">
            <text:p>27.92668</text:p>
          </table:table-cell>
          <table:table-cell office:value-type="float" office:value="59" calcext:value-type="float">
            <text:p>59</text:p>
          </table:table-cell>
          <table:table-cell table:formula="of:=(([.$P$1]*[.$R$1])/([.L80]+[.$T$1]))" office:value-type="float" office:value="54.2495328280615" calcext:value-type="float">
            <text:p>54.2495328281</text:p>
          </table:table-cell>
          <table:table-cell table:number-columns-repeated="6"/>
        </table:table-row>
        <table:table-row table:style-name="ro1">
          <table:table-cell office:value-type="float" office:value="42.255881" calcext:value-type="float">
            <text:p>42.255881</text:p>
          </table:table-cell>
          <table:table-cell office:value-type="float" office:value="30" calcext:value-type="float">
            <text:p>30</text:p>
          </table:table-cell>
          <table:table-cell table:formula="of:=(([.$E$1]*[.$G$1])/([.A81]+[.$I$1]))" office:value-type="float" office:value="31.0842941609542" calcext:value-type="float">
            <text:p>31.084294161</text:p>
          </table:table-cell>
          <table:table-cell table:number-columns-repeated="8"/>
          <table:table-cell office:value-type="float" office:value="27.930536" calcext:value-type="float">
            <text:p>27.930536</text:p>
          </table:table-cell>
          <table:table-cell office:value-type="float" office:value="57" calcext:value-type="float">
            <text:p>57</text:p>
          </table:table-cell>
          <table:table-cell table:formula="of:=(([.$P$1]*[.$R$1])/([.L81]+[.$T$1]))" office:value-type="float" office:value="54.2451684662988" calcext:value-type="float">
            <text:p>54.2451684663</text:p>
          </table:table-cell>
          <table:table-cell table:number-columns-repeated="6"/>
        </table:table-row>
        <table:table-row table:style-name="ro1">
          <table:table-cell office:value-type="float" office:value="42.255881" calcext:value-type="float">
            <text:p>42.255881</text:p>
          </table:table-cell>
          <table:table-cell office:value-type="float" office:value="28" calcext:value-type="float">
            <text:p>28</text:p>
          </table:table-cell>
          <table:table-cell table:formula="of:=(([.$E$1]*[.$G$1])/([.A82]+[.$I$1]))" office:value-type="float" office:value="31.0842941609542" calcext:value-type="float">
            <text:p>31.084294161</text:p>
          </table:table-cell>
          <table:table-cell table:number-columns-repeated="8"/>
          <table:table-cell office:value-type="float" office:value="27.932287" calcext:value-type="float">
            <text:p>27.932287</text:p>
          </table:table-cell>
          <table:table-cell office:value-type="float" office:value="54" calcext:value-type="float">
            <text:p>54</text:p>
          </table:table-cell>
          <table:table-cell table:formula="of:=(([.$P$1]*[.$R$1])/([.L82]+[.$T$1]))" office:value-type="float" office:value="54.2431868523194" calcext:value-type="float">
            <text:p>54.2431868523</text:p>
          </table:table-cell>
          <table:table-cell table:number-columns-repeated="6"/>
        </table:table-row>
        <table:table-row table:style-name="ro1">
          <table:table-cell office:value-type="float" office:value="43.428881" calcext:value-type="float">
            <text:p>43.428881</text:p>
          </table:table-cell>
          <table:table-cell office:value-type="float" office:value="29" calcext:value-type="float">
            <text:p>29</text:p>
          </table:table-cell>
          <table:table-cell table:formula="of:=(([.$E$1]*[.$G$1])/([.A83]+[.$I$1]))" office:value-type="float" office:value="30.3466307481248" calcext:value-type="float">
            <text:p>30.3466307481</text:p>
          </table:table-cell>
          <table:table-cell table:number-columns-repeated="8"/>
          <table:table-cell office:value-type="float" office:value="27.940509" calcext:value-type="float">
            <text:p>27.940509</text:p>
          </table:table-cell>
          <table:table-cell office:value-type="float" office:value="74" calcext:value-type="float">
            <text:p>74</text:p>
          </table:table-cell>
          <table:table-cell table:formula="of:=(([.$P$1]*[.$R$1])/([.L83]+[.$T$1]))" office:value-type="float" office:value="54.2338839164182" calcext:value-type="float">
            <text:p>54.2338839164</text:p>
          </table:table-cell>
          <table:table-cell table:number-columns-repeated="6"/>
        </table:table-row>
        <table:table-row table:style-name="ro1">
          <table:table-cell office:value-type="float" office:value="43.428881" calcext:value-type="float">
            <text:p>43.428881</text:p>
          </table:table-cell>
          <table:table-cell office:value-type="float" office:value="29" calcext:value-type="float">
            <text:p>29</text:p>
          </table:table-cell>
          <table:table-cell table:formula="of:=(([.$E$1]*[.$G$1])/([.A84]+[.$I$1]))" office:value-type="float" office:value="30.3466307481248" calcext:value-type="float">
            <text:p>30.3466307481</text:p>
          </table:table-cell>
          <table:table-cell table:number-columns-repeated="8"/>
          <table:table-cell office:value-type="float" office:value="27.944504" calcext:value-type="float">
            <text:p>27.944504</text:p>
          </table:table-cell>
          <table:table-cell office:value-type="float" office:value="59" calcext:value-type="float">
            <text:p>59</text:p>
          </table:table-cell>
          <table:table-cell table:formula="of:=(([.$P$1]*[.$R$1])/([.L84]+[.$T$1]))" office:value-type="float" office:value="54.2293648506615" calcext:value-type="float">
            <text:p>54.2293648507</text:p>
          </table:table-cell>
          <table:table-cell table:number-columns-repeated="6"/>
        </table:table-row>
        <table:table-row table:style-name="ro1">
          <table:table-cell office:value-type="float" office:value="44.626242" calcext:value-type="float">
            <text:p>44.626242</text:p>
          </table:table-cell>
          <table:table-cell office:value-type="float" office:value="29" calcext:value-type="float">
            <text:p>29</text:p>
          </table:table-cell>
          <table:table-cell table:formula="of:=(([.$E$1]*[.$G$1])/([.A85]+[.$I$1]))" office:value-type="float" office:value="29.6289027338826" calcext:value-type="float">
            <text:p>29.6289027339</text:p>
          </table:table-cell>
          <table:table-cell table:number-columns-repeated="8"/>
          <table:table-cell office:value-type="float" office:value="27.981649" calcext:value-type="float">
            <text:p>27.981649</text:p>
          </table:table-cell>
          <table:table-cell office:value-type="float" office:value="54" calcext:value-type="float">
            <text:p>54</text:p>
          </table:table-cell>
          <table:table-cell table:formula="of:=(([.$P$1]*[.$R$1])/([.L85]+[.$T$1]))" office:value-type="float" office:value="54.1873831805989" calcext:value-type="float">
            <text:p>54.1873831806</text:p>
          </table:table-cell>
          <table:table-cell table:number-columns-repeated="6"/>
        </table:table-row>
        <table:table-row table:style-name="ro1">
          <table:table-cell office:value-type="float" office:value="44.626242" calcext:value-type="float">
            <text:p>44.626242</text:p>
          </table:table-cell>
          <table:table-cell office:value-type="float" office:value="28" calcext:value-type="float">
            <text:p>28</text:p>
          </table:table-cell>
          <table:table-cell table:formula="of:=(([.$E$1]*[.$G$1])/([.A86]+[.$I$1]))" office:value-type="float" office:value="29.6289027338826" calcext:value-type="float">
            <text:p>29.6289027339</text:p>
          </table:table-cell>
          <table:table-cell table:number-columns-repeated="8"/>
          <table:table-cell office:value-type="float" office:value="28.22162" calcext:value-type="float">
            <text:p>28.22162</text:p>
          </table:table-cell>
          <table:table-cell office:value-type="float" office:value="55" calcext:value-type="float">
            <text:p>55</text:p>
          </table:table-cell>
          <table:table-cell table:formula="of:=(([.$P$1]*[.$R$1])/([.L86]+[.$T$1]))" office:value-type="float" office:value="53.9177240416228" calcext:value-type="float">
            <text:p>53.9177240416</text:p>
          </table:table-cell>
          <table:table-cell table:number-columns-repeated="6"/>
        </table:table-row>
        <table:table-row table:style-name="ro1">
          <table:table-cell office:value-type="float" office:value="46.208444" calcext:value-type="float">
            <text:p>46.208444</text:p>
          </table:table-cell>
          <table:table-cell office:value-type="float" office:value="28" calcext:value-type="float">
            <text:p>28</text:p>
          </table:table-cell>
          <table:table-cell table:formula="of:=(([.$E$1]*[.$G$1])/([.A87]+[.$I$1]))" office:value-type="float" office:value="28.7309845893894" calcext:value-type="float">
            <text:p>28.7309845894</text:p>
          </table:table-cell>
          <table:table-cell table:number-columns-repeated="8"/>
          <table:table-cell office:value-type="float" office:value="28.304596" calcext:value-type="float">
            <text:p>28.304596</text:p>
          </table:table-cell>
          <table:table-cell office:value-type="float" office:value="58" calcext:value-type="float">
            <text:p>58</text:p>
          </table:table-cell>
          <table:table-cell table:formula="of:=(([.$P$1]*[.$R$1])/([.L87]+[.$T$1]))" office:value-type="float" office:value="53.8251060002655" calcext:value-type="float">
            <text:p>53.8251060003</text:p>
          </table:table-cell>
          <table:table-cell table:number-columns-repeated="6"/>
        </table:table-row>
        <table:table-row table:style-name="ro1">
          <table:table-cell office:value-type="float" office:value="46.208444" calcext:value-type="float">
            <text:p>46.208444</text:p>
          </table:table-cell>
          <table:table-cell office:value-type="float" office:value="28" calcext:value-type="float">
            <text:p>28</text:p>
          </table:table-cell>
          <table:table-cell table:formula="of:=(([.$E$1]*[.$G$1])/([.A88]+[.$I$1]))" office:value-type="float" office:value="28.7309845893894" calcext:value-type="float">
            <text:p>28.7309845894</text:p>
          </table:table-cell>
          <table:table-cell table:number-columns-repeated="8"/>
          <table:table-cell office:value-type="float" office:value="28.338956" calcext:value-type="float">
            <text:p>28.338956</text:p>
          </table:table-cell>
          <table:table-cell office:value-type="float" office:value="70" calcext:value-type="float">
            <text:p>70</text:p>
          </table:table-cell>
          <table:table-cell table:formula="of:=(([.$P$1]*[.$R$1])/([.L88]+[.$T$1]))" office:value-type="float" office:value="53.7868463687962" calcext:value-type="float">
            <text:p>53.7868463688</text:p>
          </table:table-cell>
          <table:table-cell table:number-columns-repeated="6"/>
        </table:table-row>
        <table:table-row table:style-name="ro1">
          <table:table-cell office:value-type="float" office:value="47.368489" calcext:value-type="float">
            <text:p>47.368489</text:p>
          </table:table-cell>
          <table:table-cell office:value-type="float" office:value="28" calcext:value-type="float">
            <text:p>28</text:p>
          </table:table-cell>
          <table:table-cell table:formula="of:=(([.$E$1]*[.$G$1])/([.A89]+[.$I$1]))" office:value-type="float" office:value="28.1064730912655" calcext:value-type="float">
            <text:p>28.1064730913</text:p>
          </table:table-cell>
          <table:table-cell table:number-columns-repeated="8"/>
          <table:table-cell office:value-type="float" office:value="28.540116" calcext:value-type="float">
            <text:p>28.540116</text:p>
          </table:table-cell>
          <table:table-cell office:value-type="float" office:value="56" calcext:value-type="float">
            <text:p>56</text:p>
          </table:table-cell>
          <table:table-cell table:formula="of:=(([.$P$1]*[.$R$1])/([.L89]+[.$T$1]))" office:value-type="float" office:value="53.5639428632597" calcext:value-type="float">
            <text:p>53.5639428633</text:p>
          </table:table-cell>
          <table:table-cell table:number-columns-repeated="6"/>
        </table:table-row>
        <table:table-row table:style-name="ro1">
          <table:table-cell office:value-type="float" office:value="48.094231" calcext:value-type="float">
            <text:p>48.094231</text:p>
          </table:table-cell>
          <table:table-cell office:value-type="float" office:value="28" calcext:value-type="float">
            <text:p>28</text:p>
          </table:table-cell>
          <table:table-cell table:formula="of:=(([.$E$1]*[.$G$1])/([.A90]+[.$I$1]))" office:value-type="float" office:value="27.7293894796286" calcext:value-type="float">
            <text:p>27.7293894796</text:p>
          </table:table-cell>
          <table:table-cell table:number-columns-repeated="8"/>
          <table:table-cell office:value-type="float" office:value="28.625386" calcext:value-type="float">
            <text:p>28.625386</text:p>
          </table:table-cell>
          <table:table-cell office:value-type="float" office:value="71" calcext:value-type="float">
            <text:p>71</text:p>
          </table:table-cell>
          <table:table-cell table:formula="of:=(([.$P$1]*[.$R$1])/([.L90]+[.$T$1]))" office:value-type="float" office:value="53.4700125568155" calcext:value-type="float">
            <text:p>53.4700125568</text:p>
          </table:table-cell>
          <table:table-cell table:number-columns-repeated="6"/>
        </table:table-row>
        <table:table-row table:style-name="ro1">
          <table:table-cell office:value-type="float" office:value="48.094231" calcext:value-type="float">
            <text:p>48.094231</text:p>
          </table:table-cell>
          <table:table-cell office:value-type="float" office:value="27" calcext:value-type="float">
            <text:p>27</text:p>
          </table:table-cell>
          <table:table-cell table:formula="of:=(([.$E$1]*[.$G$1])/([.A91]+[.$I$1]))" office:value-type="float" office:value="27.7293894796286" calcext:value-type="float">
            <text:p>27.7293894796</text:p>
          </table:table-cell>
          <table:table-cell table:number-columns-repeated="8"/>
          <table:table-cell office:value-type="float" office:value="28.960399" calcext:value-type="float">
            <text:p>28.960399</text:p>
          </table:table-cell>
          <table:table-cell office:value-type="float" office:value="34" calcext:value-type="float">
            <text:p>34</text:p>
          </table:table-cell>
          <table:table-cell table:formula="of:=(([.$P$1]*[.$R$1])/([.L91]+[.$T$1]))" office:value-type="float" office:value="53.1041423906697" calcext:value-type="float">
            <text:p>53.1041423907</text:p>
          </table:table-cell>
          <table:table-cell table:number-columns-repeated="6"/>
        </table:table-row>
        <table:table-row table:style-name="ro1">
          <table:table-cell office:value-type="float" office:value="49.318189" calcext:value-type="float">
            <text:p>49.318189</text:p>
          </table:table-cell>
          <table:table-cell office:value-type="float" office:value="26" calcext:value-type="float">
            <text:p>26</text:p>
          </table:table-cell>
          <table:table-cell table:formula="of:=(([.$E$1]*[.$G$1])/([.A92]+[.$I$1]))" office:value-type="float" office:value="27.1158551484757" calcext:value-type="float">
            <text:p>27.1158551485</text:p>
          </table:table-cell>
          <table:table-cell table:number-columns-repeated="8"/>
          <table:table-cell office:value-type="float" office:value="28.960399" calcext:value-type="float">
            <text:p>28.960399</text:p>
          </table:table-cell>
          <table:table-cell office:value-type="float" office:value="73" calcext:value-type="float">
            <text:p>73</text:p>
          </table:table-cell>
          <table:table-cell table:formula="of:=(([.$P$1]*[.$R$1])/([.L92]+[.$T$1]))" office:value-type="float" office:value="53.1041423906697" calcext:value-type="float">
            <text:p>53.1041423907</text:p>
          </table:table-cell>
          <table:table-cell table:number-columns-repeated="6"/>
        </table:table-row>
        <table:table-row table:style-name="ro1">
          <table:table-cell office:value-type="float" office:value="49.318189" calcext:value-type="float">
            <text:p>49.318189</text:p>
          </table:table-cell>
          <table:table-cell office:value-type="float" office:value="25" calcext:value-type="float">
            <text:p>25</text:p>
          </table:table-cell>
          <table:table-cell table:formula="of:=(([.$E$1]*[.$G$1])/([.A93]+[.$I$1]))" office:value-type="float" office:value="27.1158551484757" calcext:value-type="float">
            <text:p>27.1158551485</text:p>
          </table:table-cell>
          <table:table-cell table:number-columns-repeated="8"/>
          <table:table-cell office:value-type="float" office:value="29.13217" calcext:value-type="float">
            <text:p>29.13217</text:p>
          </table:table-cell>
          <table:table-cell office:value-type="float" office:value="73" calcext:value-type="float">
            <text:p>73</text:p>
          </table:table-cell>
          <table:table-cell table:formula="of:=(([.$P$1]*[.$R$1])/([.L93]+[.$T$1]))" office:value-type="float" office:value="52.9184849763403" calcext:value-type="float">
            <text:p>52.9184849763</text:p>
          </table:table-cell>
          <table:table-cell table:number-columns-repeated="6"/>
        </table:table-row>
        <table:table-row table:style-name="ro1">
          <table:table-cell office:value-type="float" office:value="50.936891" calcext:value-type="float">
            <text:p>50.936891</text:p>
          </table:table-cell>
          <table:table-cell office:value-type="float" office:value="26" calcext:value-type="float">
            <text:p>26</text:p>
          </table:table-cell>
          <table:table-cell table:formula="of:=(([.$E$1]*[.$G$1])/([.A94]+[.$I$1]))" office:value-type="float" office:value="26.3449579640729" calcext:value-type="float">
            <text:p>26.3449579641</text:p>
          </table:table-cell>
          <table:table-cell table:number-columns-repeated="8"/>
          <table:table-cell office:value-type="float" office:value="29.346347" calcext:value-type="float">
            <text:p>29.346347</text:p>
          </table:table-cell>
          <table:table-cell office:value-type="float" office:value="71" calcext:value-type="float">
            <text:p>71</text:p>
          </table:table-cell>
          <table:table-cell table:formula="of:=(([.$P$1]*[.$R$1])/([.L94]+[.$T$1]))" office:value-type="float" office:value="52.6888038946429" calcext:value-type="float">
            <text:p>52.6888038946</text:p>
          </table:table-cell>
          <table:table-cell table:number-columns-repeated="6"/>
        </table:table-row>
        <table:table-row table:style-name="ro1">
          <table:table-cell office:value-type="float" office:value="50.936891" calcext:value-type="float">
            <text:p>50.936891</text:p>
          </table:table-cell>
          <table:table-cell office:value-type="float" office:value="27" calcext:value-type="float">
            <text:p>27</text:p>
          </table:table-cell>
          <table:table-cell table:formula="of:=(([.$E$1]*[.$G$1])/([.A95]+[.$I$1]))" office:value-type="float" office:value="26.3449579640729" calcext:value-type="float">
            <text:p>26.3449579641</text:p>
          </table:table-cell>
          <table:table-cell table:number-columns-repeated="8"/>
          <table:table-cell office:value-type="float" office:value="29.519132" calcext:value-type="float">
            <text:p>29.519132</text:p>
          </table:table-cell>
          <table:table-cell office:value-type="float" office:value="72" calcext:value-type="float">
            <text:p>72</text:p>
          </table:table-cell>
          <table:table-cell table:formula="of:=(([.$P$1]*[.$R$1])/([.L95]+[.$T$1]))" office:value-type="float" office:value="52.5049590933864" calcext:value-type="float">
            <text:p>52.5049590934</text:p>
          </table:table-cell>
          <table:table-cell table:number-columns-repeated="6"/>
        </table:table-row>
        <table:table-row table:style-name="ro1">
          <table:table-cell office:value-type="float" office:value="52.129994" calcext:value-type="float">
            <text:p>52.129994</text:p>
          </table:table-cell>
          <table:table-cell office:value-type="float" office:value="26" calcext:value-type="float">
            <text:p>26</text:p>
          </table:table-cell>
          <table:table-cell table:formula="of:=(([.$E$1]*[.$G$1])/([.A96]+[.$I$1]))" office:value-type="float" office:value="25.8042345574644" calcext:value-type="float">
            <text:p>25.8042345575</text:p>
          </table:table-cell>
          <table:table-cell table:number-columns-repeated="8"/>
          <table:table-cell office:value-type="float" office:value="29.674112" calcext:value-type="float">
            <text:p>29.674112</text:p>
          </table:table-cell>
          <table:table-cell office:value-type="float" office:value="73" calcext:value-type="float">
            <text:p>73</text:p>
          </table:table-cell>
          <table:table-cell table:formula="of:=(([.$P$1]*[.$R$1])/([.L96]+[.$T$1]))" office:value-type="float" office:value="52.3411470344956" calcext:value-type="float">
            <text:p>52.3411470345</text:p>
          </table:table-cell>
          <table:table-cell table:number-columns-repeated="6"/>
        </table:table-row>
        <table:table-row table:style-name="ro1">
          <table:table-cell office:value-type="float" office:value="53.475314" calcext:value-type="float">
            <text:p>53.475314</text:p>
          </table:table-cell>
          <table:table-cell office:value-type="float" office:value="24" calcext:value-type="float">
            <text:p>24</text:p>
          </table:table-cell>
          <table:table-cell table:formula="of:=(([.$E$1]*[.$G$1])/([.A97]+[.$I$1]))" office:value-type="float" office:value="25.2205478057669" calcext:value-type="float">
            <text:p>25.2205478058</text:p>
          </table:table-cell>
          <table:table-cell table:number-columns-repeated="8"/>
          <table:table-cell office:value-type="float" office:value="29.85417" calcext:value-type="float">
            <text:p>29.85417</text:p>
          </table:table-cell>
          <table:table-cell office:value-type="float" office:value="73" calcext:value-type="float">
            <text:p>73</text:p>
          </table:table-cell>
          <table:table-cell table:formula="of:=(([.$P$1]*[.$R$1])/([.L97]+[.$T$1]))" office:value-type="float" office:value="52.1521068347944" calcext:value-type="float">
            <text:p>52.1521068348</text:p>
          </table:table-cell>
          <table:table-cell table:number-columns-repeated="6"/>
        </table:table-row>
        <table:table-row table:style-name="ro1">
          <table:table-cell office:value-type="float" office:value="53.475314" calcext:value-type="float">
            <text:p>53.475314</text:p>
          </table:table-cell>
          <table:table-cell office:value-type="float" office:value="25" calcext:value-type="float">
            <text:p>25</text:p>
          </table:table-cell>
          <table:table-cell table:formula="of:=(([.$E$1]*[.$G$1])/([.A98]+[.$I$1]))" office:value-type="float" office:value="25.2205478057669" calcext:value-type="float">
            <text:p>25.2205478058</text:p>
          </table:table-cell>
          <table:table-cell table:number-columns-repeated="8"/>
          <table:table-cell office:value-type="float" office:value="29.919962" calcext:value-type="float">
            <text:p>29.919962</text:p>
          </table:table-cell>
          <table:table-cell office:value-type="float" office:value="68" calcext:value-type="float">
            <text:p>68</text:p>
          </table:table-cell>
          <table:table-cell table:formula="of:=(([.$P$1]*[.$R$1])/([.L98]+[.$T$1]))" office:value-type="float" office:value="52.0833729801317" calcext:value-type="float">
            <text:p>52.0833729801</text:p>
          </table:table-cell>
          <table:table-cell table:number-columns-repeated="6"/>
        </table:table-row>
        <table:table-row table:style-name="ro1">
          <table:table-cell office:value-type="float" office:value="54.713098" calcext:value-type="float">
            <text:p>54.713098</text:p>
          </table:table-cell>
          <table:table-cell office:value-type="float" office:value="24" calcext:value-type="float">
            <text:p>24</text:p>
          </table:table-cell>
          <table:table-cell table:formula="of:=(([.$E$1]*[.$G$1])/([.A99]+[.$I$1]))" office:value-type="float" office:value="24.7063656675863" calcext:value-type="float">
            <text:p>24.7063656676</text:p>
          </table:table-cell>
          <table:table-cell table:number-columns-repeated="8"/>
          <table:table-cell office:value-type="float" office:value="29.935926" calcext:value-type="float">
            <text:p>29.935926</text:p>
          </table:table-cell>
          <table:table-cell office:value-type="float" office:value="70" calcext:value-type="float">
            <text:p>70</text:p>
          </table:table-cell>
          <table:table-cell table:formula="of:=(([.$P$1]*[.$R$1])/([.L99]+[.$T$1]))" office:value-type="float" office:value="52.0667224635025" calcext:value-type="float">
            <text:p>52.0667224635</text:p>
          </table:table-cell>
          <table:table-cell table:number-columns-repeated="6"/>
        </table:table-row>
        <table:table-row table:style-name="ro1">
          <table:table-cell office:value-type="float" office:value="55.61214" calcext:value-type="float">
            <text:p>55.61214</text:p>
          </table:table-cell>
          <table:table-cell office:value-type="float" office:value="27" calcext:value-type="float">
            <text:p>27</text:p>
          </table:table-cell>
          <table:table-cell table:formula="of:=(([.$E$1]*[.$G$1])/([.A100]+[.$I$1]))" office:value-type="float" office:value="24.3458513208598" calcext:value-type="float">
            <text:p>24.3458513209</text:p>
          </table:table-cell>
          <table:table-cell table:number-columns-repeated="8"/>
          <table:table-cell office:value-type="float" office:value="29.938812" calcext:value-type="float">
            <text:p>29.938812</text:p>
          </table:table-cell>
          <table:table-cell office:value-type="float" office:value="58" calcext:value-type="float">
            <text:p>58</text:p>
          </table:table-cell>
          <table:table-cell table:formula="of:=(([.$P$1]*[.$R$1])/([.L100]+[.$T$1]))" office:value-type="float" office:value="52.0637134900206" calcext:value-type="float">
            <text:p>52.06371349</text:p>
          </table:table-cell>
          <table:table-cell table:number-columns-repeated="6"/>
        </table:table-row>
        <table:table-row table:style-name="ro1">
          <table:table-cell office:value-type="float" office:value="56.443275" calcext:value-type="float">
            <text:p>56.443275</text:p>
          </table:table-cell>
          <table:table-cell office:value-type="float" office:value="26" calcext:value-type="float">
            <text:p>26</text:p>
          </table:table-cell>
          <table:table-cell table:formula="of:=(([.$E$1]*[.$G$1])/([.A101]+[.$I$1]))" office:value-type="float" office:value="24.0218021876655" calcext:value-type="float">
            <text:p>24.0218021877</text:p>
          </table:table-cell>
          <table:table-cell table:number-columns-repeated="8"/>
          <table:table-cell office:value-type="float" office:value="29.939357" calcext:value-type="float">
            <text:p>29.939357</text:p>
          </table:table-cell>
          <table:table-cell office:value-type="float" office:value="74" calcext:value-type="float">
            <text:p>74</text:p>
          </table:table-cell>
          <table:table-cell table:formula="of:=(([.$P$1]*[.$R$1])/([.L101]+[.$T$1]))" office:value-type="float" office:value="52.0631453064163" calcext:value-type="float">
            <text:p>52.0631453064</text:p>
          </table:table-cell>
          <table:table-cell table:number-columns-repeated="6"/>
        </table:table-row>
        <table:table-row table:style-name="ro1">
          <table:table-cell office:value-type="float" office:value="57.267131" calcext:value-type="float">
            <text:p>57.267131</text:p>
          </table:table-cell>
          <table:table-cell office:value-type="float" office:value="23" calcext:value-type="float">
            <text:p>23</text:p>
          </table:table-cell>
          <table:table-cell table:formula="of:=(([.$E$1]*[.$G$1])/([.A102]+[.$I$1]))" office:value-type="float" office:value="23.7089935372603" calcext:value-type="float">
            <text:p>23.7089935373</text:p>
          </table:table-cell>
          <table:table-cell table:number-columns-repeated="8"/>
          <table:table-cell office:value-type="float" office:value="29.947498" calcext:value-type="float">
            <text:p>29.947498</text:p>
          </table:table-cell>
          <table:table-cell office:value-type="float" office:value="71" calcext:value-type="float">
            <text:p>71</text:p>
          </table:table-cell>
          <table:table-cell table:formula="of:=(([.$P$1]*[.$R$1])/([.L102]+[.$T$1]))" office:value-type="float" office:value="52.0546594746348" calcext:value-type="float">
            <text:p>52.0546594746</text:p>
          </table:table-cell>
          <table:table-cell table:number-columns-repeated="6"/>
        </table:table-row>
        <table:table-row table:style-name="ro1">
          <table:table-cell office:value-type="float" office:value="57.267131" calcext:value-type="float">
            <text:p>57.267131</text:p>
          </table:table-cell>
          <table:table-cell office:value-type="float" office:value="23" calcext:value-type="float">
            <text:p>23</text:p>
          </table:table-cell>
          <table:table-cell table:formula="of:=(([.$E$1]*[.$G$1])/([.A103]+[.$I$1]))" office:value-type="float" office:value="23.7089935372603" calcext:value-type="float">
            <text:p>23.7089935373</text:p>
          </table:table-cell>
          <table:table-cell table:number-columns-repeated="8"/>
          <table:table-cell office:value-type="float" office:value="29.949733" calcext:value-type="float">
            <text:p>29.949733</text:p>
          </table:table-cell>
          <table:table-cell office:value-type="float" office:value="68" calcext:value-type="float">
            <text:p>68</text:p>
          </table:table-cell>
          <table:table-cell table:formula="of:=(([.$P$1]*[.$R$1])/([.L103]+[.$T$1]))" office:value-type="float" office:value="52.0523302897335" calcext:value-type="float">
            <text:p>52.0523302897</text:p>
          </table:table-cell>
          <table:table-cell table:number-columns-repeated="6"/>
        </table:table-row>
        <table:table-row table:style-name="ro1">
          <table:table-cell office:value-type="float" office:value="59.399135" calcext:value-type="float">
            <text:p>59.399135</text:p>
          </table:table-cell>
          <table:table-cell office:value-type="float" office:value="24" calcext:value-type="float">
            <text:p>24</text:p>
          </table:table-cell>
          <table:table-cell table:formula="of:=(([.$E$1]*[.$G$1])/([.A104]+[.$I$1]))" office:value-type="float" office:value="22.9360831760237" calcext:value-type="float">
            <text:p>22.936083176</text:p>
          </table:table-cell>
          <table:table-cell table:number-columns-repeated="8"/>
          <table:table-cell office:value-type="float" office:value="29.959258" calcext:value-type="float">
            <text:p>29.959258</text:p>
          </table:table-cell>
          <table:table-cell office:value-type="float" office:value="71" calcext:value-type="float">
            <text:p>71</text:p>
          </table:table-cell>
          <table:table-cell table:formula="of:=(([.$P$1]*[.$R$1])/([.L104]+[.$T$1]))" office:value-type="float" office:value="52.042406234296" calcext:value-type="float">
            <text:p>52.0424062343</text:p>
          </table:table-cell>
          <table:table-cell table:number-columns-repeated="6"/>
        </table:table-row>
        <table:table-row table:style-name="ro1">
          <table:table-cell office:value-type="float" office:value="59.399135" calcext:value-type="float">
            <text:p>59.399135</text:p>
          </table:table-cell>
          <table:table-cell office:value-type="float" office:value="23" calcext:value-type="float">
            <text:p>23</text:p>
          </table:table-cell>
          <table:table-cell table:formula="of:=(([.$E$1]*[.$G$1])/([.A105]+[.$I$1]))" office:value-type="float" office:value="22.9360831760237" calcext:value-type="float">
            <text:p>22.936083176</text:p>
          </table:table-cell>
          <table:table-cell table:number-columns-repeated="8"/>
          <table:table-cell office:value-type="float" office:value="29.960293" calcext:value-type="float">
            <text:p>29.960293</text:p>
          </table:table-cell>
          <table:table-cell office:value-type="float" office:value="72" calcext:value-type="float">
            <text:p>72</text:p>
          </table:table-cell>
          <table:table-cell table:formula="of:=(([.$P$1]*[.$R$1])/([.L105]+[.$T$1]))" office:value-type="float" office:value="52.0413281002976" calcext:value-type="float">
            <text:p>52.0413281003</text:p>
          </table:table-cell>
          <table:table-cell table:number-columns-repeated="6"/>
        </table:table-row>
        <table:table-row table:style-name="ro1">
          <table:table-cell office:value-type="float" office:value="60.6585" calcext:value-type="float">
            <text:p>60.6585</text:p>
          </table:table-cell>
          <table:table-cell office:value-type="float" office:value="24" calcext:value-type="float">
            <text:p>24</text:p>
          </table:table-cell>
          <table:table-cell table:formula="of:=(([.$E$1]*[.$G$1])/([.A106]+[.$I$1]))" office:value-type="float" office:value="22.502756587682" calcext:value-type="float">
            <text:p>22.5027565877</text:p>
          </table:table-cell>
          <table:table-cell table:number-columns-repeated="8"/>
          <table:table-cell office:value-type="float" office:value="30.029822" calcext:value-type="float">
            <text:p>30.029822</text:p>
          </table:table-cell>
          <table:table-cell office:value-type="float" office:value="59" calcext:value-type="float">
            <text:p>59</text:p>
          </table:table-cell>
          <table:table-cell table:formula="of:=(([.$P$1]*[.$R$1])/([.L106]+[.$T$1]))" office:value-type="float" office:value="51.9690036074884" calcext:value-type="float">
            <text:p>51.9690036075</text:p>
          </table:table-cell>
          <table:table-cell table:number-columns-repeated="6"/>
        </table:table-row>
        <table:table-row table:style-name="ro1">
          <table:table-cell office:value-type="float" office:value="61.618981" calcext:value-type="float">
            <text:p>61.618981</text:p>
          </table:table-cell>
          <table:table-cell office:value-type="float" office:value="26" calcext:value-type="float">
            <text:p>26</text:p>
          </table:table-cell>
          <table:table-cell table:formula="of:=(([.$E$1]*[.$G$1])/([.A107]+[.$I$1]))" office:value-type="float" office:value="22.1831204466095" calcext:value-type="float">
            <text:p>22.1831204466</text:p>
          </table:table-cell>
          <table:table-cell table:number-columns-repeated="8"/>
          <table:table-cell office:value-type="float" office:value="30.126345" calcext:value-type="float">
            <text:p>30.126345</text:p>
          </table:table-cell>
          <table:table-cell office:value-type="float" office:value="57" calcext:value-type="float">
            <text:p>57</text:p>
          </table:table-cell>
          <table:table-cell table:formula="of:=(([.$P$1]*[.$R$1])/([.L107]+[.$T$1]))" office:value-type="float" office:value="51.8689323947318" calcext:value-type="float">
            <text:p>51.8689323947</text:p>
          </table:table-cell>
          <table:table-cell table:number-columns-repeated="6"/>
        </table:table-row>
        <table:table-row table:style-name="ro1">
          <table:table-cell office:value-type="float" office:value="62.512283" calcext:value-type="float">
            <text:p>62.512283</text:p>
          </table:table-cell>
          <table:table-cell office:value-type="float" office:value="25" calcext:value-type="float">
            <text:p>25</text:p>
          </table:table-cell>
          <table:table-cell table:formula="of:=(([.$E$1]*[.$G$1])/([.A108]+[.$I$1]))" office:value-type="float" office:value="21.8938843418778" calcext:value-type="float">
            <text:p>21.8938843419</text:p>
          </table:table-cell>
          <table:table-cell table:number-columns-repeated="8"/>
          <table:table-cell office:value-type="float" office:value="30.359166" calcext:value-type="float">
            <text:p>30.359166</text:p>
          </table:table-cell>
          <table:table-cell office:value-type="float" office:value="61" calcext:value-type="float">
            <text:p>61</text:p>
          </table:table-cell>
          <table:table-cell table:formula="of:=(([.$P$1]*[.$R$1])/([.L108]+[.$T$1]))" office:value-type="float" office:value="51.6291314276333" calcext:value-type="float">
            <text:p>51.6291314276</text:p>
          </table:table-cell>
          <table:table-cell table:number-columns-repeated="6"/>
        </table:table-row>
        <table:table-row table:style-name="ro1">
          <table:table-cell office:value-type="float" office:value="63.855011" calcext:value-type="float">
            <text:p>63.855011</text:p>
          </table:table-cell>
          <table:table-cell office:value-type="float" office:value="26" calcext:value-type="float">
            <text:p>26</text:p>
          </table:table-cell>
          <table:table-cell table:formula="of:=(([.$E$1]*[.$G$1])/([.A109]+[.$I$1]))" office:value-type="float" office:value="21.4730479392523" calcext:value-type="float">
            <text:p>21.4730479393</text:p>
          </table:table-cell>
          <table:table-cell table:number-columns-repeated="8"/>
          <table:table-cell office:value-type="float" office:value="30.664015" calcext:value-type="float">
            <text:p>30.664015</text:p>
          </table:table-cell>
          <table:table-cell office:value-type="float" office:value="45" calcext:value-type="float">
            <text:p>45</text:p>
          </table:table-cell>
          <table:table-cell table:formula="of:=(([.$P$1]*[.$R$1])/([.L109]+[.$T$1]))" office:value-type="float" office:value="51.3184752530963" calcext:value-type="float">
            <text:p>51.3184752531</text:p>
          </table:table-cell>
          <table:table-cell table:number-columns-repeated="6"/>
        </table:table-row>
        <table:table-row table:style-name="ro1">
          <table:table-cell office:value-type="float" office:value="65.312561" calcext:value-type="float">
            <text:p>65.312561</text:p>
          </table:table-cell>
          <table:table-cell office:value-type="float" office:value="25" calcext:value-type="float">
            <text:p>25</text:p>
          </table:table-cell>
          <table:table-cell table:formula="of:=(([.$E$1]*[.$G$1])/([.A110]+[.$I$1]))" office:value-type="float" office:value="21.0341625509705" calcext:value-type="float">
            <text:p>21.034162551</text:p>
          </table:table-cell>
          <table:table-cell table:number-columns-repeated="8"/>
          <table:table-cell office:value-type="float" office:value="30.664015" calcext:value-type="float">
            <text:p>30.664015</text:p>
          </table:table-cell>
          <table:table-cell office:value-type="float" office:value="48" calcext:value-type="float">
            <text:p>48</text:p>
          </table:table-cell>
          <table:table-cell table:formula="of:=(([.$P$1]*[.$R$1])/([.L110]+[.$T$1]))" office:value-type="float" office:value="51.3184752530963" calcext:value-type="float">
            <text:p>51.3184752531</text:p>
          </table:table-cell>
          <table:table-cell table:number-columns-repeated="6"/>
        </table:table-row>
        <table:table-row table:style-name="ro1">
          <table:table-cell office:value-type="float" office:value="66.26844" calcext:value-type="float">
            <text:p>66.26844</text:p>
          </table:table-cell>
          <table:table-cell office:value-type="float" office:value="22" calcext:value-type="float">
            <text:p>22</text:p>
          </table:table-cell>
          <table:table-cell table:formula="of:=(([.$E$1]*[.$G$1])/([.A111]+[.$I$1]))" office:value-type="float" office:value="20.7559482396465" calcext:value-type="float">
            <text:p>20.7559482396</text:p>
          </table:table-cell>
          <table:table-cell table:number-columns-repeated="8"/>
          <table:table-cell office:value-type="float" office:value="30.797252" calcext:value-type="float">
            <text:p>30.797252</text:p>
          </table:table-cell>
          <table:table-cell office:value-type="float" office:value="53" calcext:value-type="float">
            <text:p>53</text:p>
          </table:table-cell>
          <table:table-cell table:formula="of:=(([.$P$1]*[.$R$1])/([.L111]+[.$T$1]))" office:value-type="float" office:value="51.1838711275169" calcext:value-type="float">
            <text:p>51.183871127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1.363731" calcext:value-type="float">
            <text:p>31.363731</text:p>
          </table:table-cell>
          <table:table-cell office:value-type="float" office:value="52" calcext:value-type="float">
            <text:p>52</text:p>
          </table:table-cell>
          <table:table-cell table:formula="of:=(([.$P$1]*[.$R$1])/([.L112]+[.$T$1]))" office:value-type="float" office:value="50.6193757614687" calcext:value-type="float">
            <text:p>50.619375761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1.929802" calcext:value-type="float">
            <text:p>31.929802</text:p>
          </table:table-cell>
          <table:table-cell office:value-type="float" office:value="58" calcext:value-type="float">
            <text:p>58</text:p>
          </table:table-cell>
          <table:table-cell table:formula="of:=(([.$P$1]*[.$R$1])/([.L113]+[.$T$1]))" office:value-type="float" office:value="50.0675893199054" calcext:value-type="float">
            <text:p>50.06758931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1.946561" calcext:value-type="float">
            <text:p>31.946561</text:p>
          </table:table-cell>
          <table:table-cell office:value-type="float" office:value="43" calcext:value-type="float">
            <text:p>43</text:p>
          </table:table-cell>
          <table:table-cell table:formula="of:=(([.$P$1]*[.$R$1])/([.L114]+[.$T$1]))" office:value-type="float" office:value="50.0514365137665" calcext:value-type="float">
            <text:p>50.051436513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1.946561" calcext:value-type="float">
            <text:p>31.946561</text:p>
          </table:table-cell>
          <table:table-cell office:value-type="float" office:value="44" calcext:value-type="float">
            <text:p>44</text:p>
          </table:table-cell>
          <table:table-cell table:formula="of:=(([.$P$1]*[.$R$1])/([.L115]+[.$T$1]))" office:value-type="float" office:value="50.0514365137665" calcext:value-type="float">
            <text:p>50.051436513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2.61008" calcext:value-type="float">
            <text:p>32.61008</text:p>
          </table:table-cell>
          <table:table-cell office:value-type="float" office:value="52" calcext:value-type="float">
            <text:p>52</text:p>
          </table:table-cell>
          <table:table-cell table:formula="of:=(([.$P$1]*[.$R$1])/([.L116]+[.$T$1]))" office:value-type="float" office:value="49.4201871580503" calcext:value-type="float">
            <text:p>49.420187158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2.82296" calcext:value-type="float">
            <text:p>32.82296</text:p>
          </table:table-cell>
          <table:table-cell office:value-type="float" office:value="51" calcext:value-type="float">
            <text:p>51</text:p>
          </table:table-cell>
          <table:table-cell table:formula="of:=(([.$P$1]*[.$R$1])/([.L117]+[.$T$1]))" office:value-type="float" office:value="49.2210205562127" calcext:value-type="float">
            <text:p>49.221020556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3.218714" calcext:value-type="float">
            <text:p>33.218714</text:p>
          </table:table-cell>
          <table:table-cell office:value-type="float" office:value="52" calcext:value-type="float">
            <text:p>52</text:p>
          </table:table-cell>
          <table:table-cell table:formula="of:=(([.$P$1]*[.$R$1])/([.L118]+[.$T$1]))" office:value-type="float" office:value="48.8549948801844" calcext:value-type="float">
            <text:p>48.854994880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3.784675" calcext:value-type="float">
            <text:p>33.784675</text:p>
          </table:table-cell>
          <table:table-cell office:value-type="float" office:value="45" calcext:value-type="float">
            <text:p>45</text:p>
          </table:table-cell>
          <table:table-cell table:formula="of:=(([.$P$1]*[.$R$1])/([.L119]+[.$T$1]))" office:value-type="float" office:value="48.3409075168717" calcext:value-type="float">
            <text:p>48.340907516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3.784675" calcext:value-type="float">
            <text:p>33.784675</text:p>
          </table:table-cell>
          <table:table-cell office:value-type="float" office:value="45" calcext:value-type="float">
            <text:p>45</text:p>
          </table:table-cell>
          <table:table-cell table:formula="of:=(([.$P$1]*[.$R$1])/([.L120]+[.$T$1]))" office:value-type="float" office:value="48.3409075168717" calcext:value-type="float">
            <text:p>48.340907516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4.246508" calcext:value-type="float">
            <text:p>34.246508</text:p>
          </table:table-cell>
          <table:table-cell office:value-type="float" office:value="53" calcext:value-type="float">
            <text:p>53</text:p>
          </table:table-cell>
          <table:table-cell table:formula="of:=(([.$P$1]*[.$R$1])/([.L121]+[.$T$1]))" office:value-type="float" office:value="47.9293524294688" calcext:value-type="float">
            <text:p>47.929352429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5.023547" calcext:value-type="float">
            <text:p>35.023547</text:p>
          </table:table-cell>
          <table:table-cell office:value-type="float" office:value="51" calcext:value-type="float">
            <text:p>51</text:p>
          </table:table-cell>
          <table:table-cell table:formula="of:=(([.$P$1]*[.$R$1])/([.L122]+[.$T$1]))" office:value-type="float" office:value="47.2524971899758" calcext:value-type="float">
            <text:p>47.2524971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5.376169" calcext:value-type="float">
            <text:p>35.376169</text:p>
          </table:table-cell>
          <table:table-cell office:value-type="float" office:value="48" calcext:value-type="float">
            <text:p>48</text:p>
          </table:table-cell>
          <table:table-cell table:formula="of:=(([.$P$1]*[.$R$1])/([.L123]+[.$T$1]))" office:value-type="float" office:value="46.951604759802" calcext:value-type="float">
            <text:p>46.951604759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5.773616" calcext:value-type="float">
            <text:p>35.773616</text:p>
          </table:table-cell>
          <table:table-cell office:value-type="float" office:value="52" calcext:value-type="float">
            <text:p>52</text:p>
          </table:table-cell>
          <table:table-cell table:formula="of:=(([.$P$1]*[.$R$1])/([.L124]+[.$T$1]))" office:value-type="float" office:value="46.617024078195" calcext:value-type="float">
            <text:p>46.617024078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5.968991" calcext:value-type="float">
            <text:p>35.968991</text:p>
          </table:table-cell>
          <table:table-cell office:value-type="float" office:value="39" calcext:value-type="float">
            <text:p>39</text:p>
          </table:table-cell>
          <table:table-cell table:formula="of:=(([.$P$1]*[.$R$1])/([.L125]+[.$T$1]))" office:value-type="float" office:value="46.454294664701" calcext:value-type="float">
            <text:p>46.45429466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5.968991" calcext:value-type="float">
            <text:p>35.968991</text:p>
          </table:table-cell>
          <table:table-cell office:value-type="float" office:value="42" calcext:value-type="float">
            <text:p>42</text:p>
          </table:table-cell>
          <table:table-cell table:formula="of:=(([.$P$1]*[.$R$1])/([.L126]+[.$T$1]))" office:value-type="float" office:value="46.454294664701" calcext:value-type="float">
            <text:p>46.45429466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6.49482" calcext:value-type="float">
            <text:p>36.49482</text:p>
          </table:table-cell>
          <table:table-cell office:value-type="float" office:value="26" calcext:value-type="float">
            <text:p>26</text:p>
          </table:table-cell>
          <table:table-cell table:formula="of:=(([.$P$1]*[.$R$1])/([.L127]+[.$T$1]))" office:value-type="float" office:value="46.0219184696933" calcext:value-type="float">
            <text:p>46.021918469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6.49482" calcext:value-type="float">
            <text:p>36.49482</text:p>
          </table:table-cell>
          <table:table-cell office:value-type="float" office:value="50" calcext:value-type="float">
            <text:p>50</text:p>
          </table:table-cell>
          <table:table-cell table:formula="of:=(([.$P$1]*[.$R$1])/([.L128]+[.$T$1]))" office:value-type="float" office:value="46.0219184696933" calcext:value-type="float">
            <text:p>46.021918469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6.814891" calcext:value-type="float">
            <text:p>36.814891</text:p>
          </table:table-cell>
          <table:table-cell office:value-type="float" office:value="43" calcext:value-type="float">
            <text:p>43</text:p>
          </table:table-cell>
          <table:table-cell table:formula="of:=(([.$P$1]*[.$R$1])/([.L129]+[.$T$1]))" office:value-type="float" office:value="45.7626504994967" calcext:value-type="float">
            <text:p>45.762650499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6.814891" calcext:value-type="float">
            <text:p>36.814891</text:p>
          </table:table-cell>
          <table:table-cell office:value-type="float" office:value="45" calcext:value-type="float">
            <text:p>45</text:p>
          </table:table-cell>
          <table:table-cell table:formula="of:=(([.$P$1]*[.$R$1])/([.L130]+[.$T$1]))" office:value-type="float" office:value="45.7626504994967" calcext:value-type="float">
            <text:p>45.762650499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8.08151" calcext:value-type="float">
            <text:p>38.08151</text:p>
          </table:table-cell>
          <table:table-cell office:value-type="float" office:value="47" calcext:value-type="float">
            <text:p>47</text:p>
          </table:table-cell>
          <table:table-cell table:formula="of:=(([.$P$1]*[.$R$1])/([.L131]+[.$T$1]))" office:value-type="float" office:value="44.7646764004586" calcext:value-type="float">
            <text:p>44.764676400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9.044223" calcext:value-type="float">
            <text:p>39.044223</text:p>
          </table:table-cell>
          <table:table-cell office:value-type="float" office:value="44" calcext:value-type="float">
            <text:p>44</text:p>
          </table:table-cell>
          <table:table-cell table:formula="of:=(([.$P$1]*[.$R$1])/([.L132]+[.$T$1]))" office:value-type="float" office:value="44.0347906686824" calcext:value-type="float">
            <text:p>44.034790668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9.261481" calcext:value-type="float">
            <text:p>39.261481</text:p>
          </table:table-cell>
          <table:table-cell office:value-type="float" office:value="35" calcext:value-type="float">
            <text:p>35</text:p>
          </table:table-cell>
          <table:table-cell table:formula="of:=(([.$P$1]*[.$R$1])/([.L133]+[.$T$1]))" office:value-type="float" office:value="43.8733551056546" calcext:value-type="float">
            <text:p>43.873355105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9.261481" calcext:value-type="float">
            <text:p>39.261481</text:p>
          </table:table-cell>
          <table:table-cell office:value-type="float" office:value="38" calcext:value-type="float">
            <text:p>38</text:p>
          </table:table-cell>
          <table:table-cell table:formula="of:=(([.$P$1]*[.$R$1])/([.L134]+[.$T$1]))" office:value-type="float" office:value="43.8733551056546" calcext:value-type="float">
            <text:p>43.873355105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0.380349" calcext:value-type="float">
            <text:p>40.380349</text:p>
          </table:table-cell>
          <table:table-cell office:value-type="float" office:value="38" calcext:value-type="float">
            <text:p>38</text:p>
          </table:table-cell>
          <table:table-cell table:formula="of:=(([.$P$1]*[.$R$1])/([.L135]+[.$T$1]))" office:value-type="float" office:value="43.0603672065559" calcext:value-type="float">
            <text:p>43.060367206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0.380349" calcext:value-type="float">
            <text:p>40.380349</text:p>
          </table:table-cell>
          <table:table-cell office:value-type="float" office:value="36" calcext:value-type="float">
            <text:p>36</text:p>
          </table:table-cell>
          <table:table-cell table:formula="of:=(([.$P$1]*[.$R$1])/([.L136]+[.$T$1]))" office:value-type="float" office:value="43.0603672065559" calcext:value-type="float">
            <text:p>43.060367206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0.46456" calcext:value-type="float">
            <text:p>40.46456</text:p>
          </table:table-cell>
          <table:table-cell office:value-type="float" office:value="46" calcext:value-type="float">
            <text:p>46</text:p>
          </table:table-cell>
          <table:table-cell table:formula="of:=(([.$P$1]*[.$R$1])/([.L137]+[.$T$1]))" office:value-type="float" office:value="43.0003956036396" calcext:value-type="float">
            <text:p>43.000395603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1.958557" calcext:value-type="float">
            <text:p>41.958557</text:p>
          </table:table-cell>
          <table:table-cell office:value-type="float" office:value="45" calcext:value-type="float">
            <text:p>45</text:p>
          </table:table-cell>
          <table:table-cell table:formula="of:=(([.$P$1]*[.$R$1])/([.L138]+[.$T$1]))" office:value-type="float" office:value="41.9635337859789" calcext:value-type="float">
            <text:p>41.96353378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2.948003" calcext:value-type="float">
            <text:p>42.948003</text:p>
          </table:table-cell>
          <table:table-cell office:value-type="float" office:value="44" calcext:value-type="float">
            <text:p>44</text:p>
          </table:table-cell>
          <table:table-cell table:formula="of:=(([.$P$1]*[.$R$1])/([.L139]+[.$T$1]))" office:value-type="float" office:value="41.3039314368718" calcext:value-type="float">
            <text:p>41.303931436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3.265672" calcext:value-type="float">
            <text:p>43.265672</text:p>
          </table:table-cell>
          <table:table-cell office:value-type="float" office:value="34" calcext:value-type="float">
            <text:p>34</text:p>
          </table:table-cell>
          <table:table-cell table:formula="of:=(([.$P$1]*[.$R$1])/([.L140]+[.$T$1]))" office:value-type="float" office:value="41.0965365229978" calcext:value-type="float">
            <text:p>41.09653652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3.265672" calcext:value-type="float">
            <text:p>43.265672</text:p>
          </table:table-cell>
          <table:table-cell office:value-type="float" office:value="39" calcext:value-type="float">
            <text:p>39</text:p>
          </table:table-cell>
          <table:table-cell table:formula="of:=(([.$P$1]*[.$R$1])/([.L141]+[.$T$1]))" office:value-type="float" office:value="41.0965365229978" calcext:value-type="float">
            <text:p>41.09653652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3.95754" calcext:value-type="float">
            <text:p>43.95754</text:p>
          </table:table-cell>
          <table:table-cell office:value-type="float" office:value="36" calcext:value-type="float">
            <text:p>36</text:p>
          </table:table-cell>
          <table:table-cell table:formula="of:=(([.$P$1]*[.$R$1])/([.L142]+[.$T$1]))" office:value-type="float" office:value="40.6519700413743" calcext:value-type="float">
            <text:p>40.651970041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3.95754" calcext:value-type="float">
            <text:p>43.95754</text:p>
          </table:table-cell>
          <table:table-cell office:value-type="float" office:value="40" calcext:value-type="float">
            <text:p>40</text:p>
          </table:table-cell>
          <table:table-cell table:formula="of:=(([.$P$1]*[.$R$1])/([.L143]+[.$T$1]))" office:value-type="float" office:value="40.6519700413743" calcext:value-type="float">
            <text:p>40.651970041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4.531863" calcext:value-type="float">
            <text:p>44.531863</text:p>
          </table:table-cell>
          <table:table-cell office:value-type="float" office:value="44" calcext:value-type="float">
            <text:p>44</text:p>
          </table:table-cell>
          <table:table-cell table:formula="of:=(([.$P$1]*[.$R$1])/([.L144]+[.$T$1]))" office:value-type="float" office:value="40.2901741733382" calcext:value-type="float">
            <text:p>40.290174173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5.874428" calcext:value-type="float">
            <text:p>45.874428</text:p>
          </table:table-cell>
          <table:table-cell office:value-type="float" office:value="35" calcext:value-type="float">
            <text:p>35</text:p>
          </table:table-cell>
          <table:table-cell table:formula="of:=(([.$P$1]*[.$R$1])/([.L145]+[.$T$1]))" office:value-type="float" office:value="39.4690334161232" calcext:value-type="float">
            <text:p>39.469033416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5.874428" calcext:value-type="float">
            <text:p>45.874428</text:p>
          </table:table-cell>
          <table:table-cell office:value-type="float" office:value="30" calcext:value-type="float">
            <text:p>30</text:p>
          </table:table-cell>
          <table:table-cell table:formula="of:=(([.$P$1]*[.$R$1])/([.L146]+[.$T$1]))" office:value-type="float" office:value="39.4690334161232" calcext:value-type="float">
            <text:p>39.469033416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6.093714" calcext:value-type="float">
            <text:p>46.093714</text:p>
          </table:table-cell>
          <table:table-cell office:value-type="float" office:value="40" calcext:value-type="float">
            <text:p>40</text:p>
          </table:table-cell>
          <table:table-cell table:formula="of:=(([.$P$1]*[.$R$1])/([.L147]+[.$T$1]))" office:value-type="float" office:value="39.3380828924215" calcext:value-type="float">
            <text:p>39.338082892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7.284258" calcext:value-type="float">
            <text:p>47.284258</text:p>
          </table:table-cell>
          <table:table-cell office:value-type="float" office:value="30" calcext:value-type="float">
            <text:p>30</text:p>
          </table:table-cell>
          <table:table-cell table:formula="of:=(([.$P$1]*[.$R$1])/([.L148]+[.$T$1]))" office:value-type="float" office:value="38.6420253010741" calcext:value-type="float">
            <text:p>38.64202530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7.284258" calcext:value-type="float">
            <text:p>47.284258</text:p>
          </table:table-cell>
          <table:table-cell office:value-type="float" office:value="33" calcext:value-type="float">
            <text:p>33</text:p>
          </table:table-cell>
          <table:table-cell table:formula="of:=(([.$P$1]*[.$R$1])/([.L149]+[.$T$1]))" office:value-type="float" office:value="38.6420253010741" calcext:value-type="float">
            <text:p>38.64202530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7.937679" calcext:value-type="float">
            <text:p>47.937679</text:p>
          </table:table-cell>
          <table:table-cell office:value-type="float" office:value="38" calcext:value-type="float">
            <text:p>38</text:p>
          </table:table-cell>
          <table:table-cell table:formula="of:=(([.$P$1]*[.$R$1])/([.L150]+[.$T$1]))" office:value-type="float" office:value="38.2703683474379" calcext:value-type="float">
            <text:p>38.270368347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9.236958" calcext:value-type="float">
            <text:p>49.236958</text:p>
          </table:table-cell>
          <table:table-cell office:value-type="float" office:value="37" calcext:value-type="float">
            <text:p>37</text:p>
          </table:table-cell>
          <table:table-cell table:formula="of:=(([.$P$1]*[.$R$1])/([.L151]+[.$T$1]))" office:value-type="float" office:value="37.5521986393452" calcext:value-type="float">
            <text:p>37.552198639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9.494574" calcext:value-type="float">
            <text:p>49.494574</text:p>
          </table:table-cell>
          <table:table-cell office:value-type="float" office:value="29" calcext:value-type="float">
            <text:p>29</text:p>
          </table:table-cell>
          <table:table-cell table:formula="of:=(([.$P$1]*[.$R$1])/([.L152]+[.$T$1]))" office:value-type="float" office:value="37.4129928474704" calcext:value-type="float">
            <text:p>37.412992847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9.494574" calcext:value-type="float">
            <text:p>49.494574</text:p>
          </table:table-cell>
          <table:table-cell office:value-type="float" office:value="34" calcext:value-type="float">
            <text:p>34</text:p>
          </table:table-cell>
          <table:table-cell table:formula="of:=(([.$P$1]*[.$R$1])/([.L153]+[.$T$1]))" office:value-type="float" office:value="37.4129928474704" calcext:value-type="float">
            <text:p>37.412992847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0.804417" calcext:value-type="float">
            <text:p>50.804417</text:p>
          </table:table-cell>
          <table:table-cell office:value-type="float" office:value="30" calcext:value-type="float">
            <text:p>30</text:p>
          </table:table-cell>
          <table:table-cell table:formula="of:=(([.$P$1]*[.$R$1])/([.L154]+[.$T$1]))" office:value-type="float" office:value="36.7208729365006" calcext:value-type="float">
            <text:p>36.720872936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0.804417" calcext:value-type="float">
            <text:p>50.804417</text:p>
          </table:table-cell>
          <table:table-cell office:value-type="float" office:value="28" calcext:value-type="float">
            <text:p>28</text:p>
          </table:table-cell>
          <table:table-cell table:formula="of:=(([.$P$1]*[.$R$1])/([.L155]+[.$T$1]))" office:value-type="float" office:value="36.7208729365006" calcext:value-type="float">
            <text:p>36.720872936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1.565705" calcext:value-type="float">
            <text:p>51.565705</text:p>
          </table:table-cell>
          <table:table-cell office:value-type="float" office:value="34" calcext:value-type="float">
            <text:p>34</text:p>
          </table:table-cell>
          <table:table-cell table:formula="of:=(([.$P$1]*[.$R$1])/([.L156]+[.$T$1]))" office:value-type="float" office:value="36.3302506417005" calcext:value-type="float">
            <text:p>36.330250641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2.25068" calcext:value-type="float">
            <text:p>52.25068</text:p>
          </table:table-cell>
          <table:table-cell office:value-type="float" office:value="30" calcext:value-type="float">
            <text:p>30</text:p>
          </table:table-cell>
          <table:table-cell table:formula="of:=(([.$P$1]*[.$R$1])/([.L157]+[.$T$1]))" office:value-type="float" office:value="35.9858204794751" calcext:value-type="float">
            <text:p>35.985820479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2.25068" calcext:value-type="float">
            <text:p>52.25068</text:p>
          </table:table-cell>
          <table:table-cell office:value-type="float" office:value="30" calcext:value-type="float">
            <text:p>30</text:p>
          </table:table-cell>
          <table:table-cell table:formula="of:=(([.$P$1]*[.$R$1])/([.L158]+[.$T$1]))" office:value-type="float" office:value="35.9858204794751" calcext:value-type="float">
            <text:p>35.985820479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3.860505" calcext:value-type="float">
            <text:p>53.860505</text:p>
          </table:table-cell>
          <table:table-cell office:value-type="float" office:value="31" calcext:value-type="float">
            <text:p>31</text:p>
          </table:table-cell>
          <table:table-cell table:formula="of:=(([.$P$1]*[.$R$1])/([.L159]+[.$T$1]))" office:value-type="float" office:value="35.2014923266501" calcext:value-type="float">
            <text:p>35.201492326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4.917988" calcext:value-type="float">
            <text:p>54.917988</text:p>
          </table:table-cell>
          <table:table-cell office:value-type="float" office:value="30" calcext:value-type="float">
            <text:p>30</text:p>
          </table:table-cell>
          <table:table-cell table:formula="of:=(([.$P$1]*[.$R$1])/([.L160]+[.$T$1]))" office:value-type="float" office:value="34.7046159328251" calcext:value-type="float">
            <text:p>34.704615932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4.917988" calcext:value-type="float">
            <text:p>54.917988</text:p>
          </table:table-cell>
          <table:table-cell office:value-type="float" office:value="30" calcext:value-type="float">
            <text:p>30</text:p>
          </table:table-cell>
          <table:table-cell table:formula="of:=(([.$P$1]*[.$R$1])/([.L161]+[.$T$1]))" office:value-type="float" office:value="34.7046159328251" calcext:value-type="float">
            <text:p>34.704615932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5.000396" calcext:value-type="float">
            <text:p>55.000396</text:p>
          </table:table-cell>
          <table:table-cell office:value-type="float" office:value="29" calcext:value-type="float">
            <text:p>29</text:p>
          </table:table-cell>
          <table:table-cell table:formula="of:=(([.$P$1]*[.$R$1])/([.L162]+[.$T$1]))" office:value-type="float" office:value="34.6664836276331" calcext:value-type="float">
            <text:p>34.666483627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5.000396" calcext:value-type="float">
            <text:p>55.000396</text:p>
          </table:table-cell>
          <table:table-cell office:value-type="float" office:value="31" calcext:value-type="float">
            <text:p>31</text:p>
          </table:table-cell>
          <table:table-cell table:formula="of:=(([.$P$1]*[.$R$1])/([.L163]+[.$T$1]))" office:value-type="float" office:value="34.6664836276331" calcext:value-type="float">
            <text:p>34.666483627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5.987366" calcext:value-type="float">
            <text:p>55.987366</text:p>
          </table:table-cell>
          <table:table-cell office:value-type="float" office:value="31" calcext:value-type="float">
            <text:p>31</text:p>
          </table:table-cell>
          <table:table-cell table:formula="of:=(([.$P$1]*[.$R$1])/([.L164]+[.$T$1]))" office:value-type="float" office:value="34.2162143112054" calcext:value-type="float">
            <text:p>34.216214311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8.42199" calcext:value-type="float">
            <text:p>58.42199</text:p>
          </table:table-cell>
          <table:table-cell office:value-type="float" office:value="28" calcext:value-type="float">
            <text:p>28</text:p>
          </table:table-cell>
          <table:table-cell table:formula="of:=(([.$P$1]*[.$R$1])/([.L165]+[.$T$1]))" office:value-type="float" office:value="33.1539661260827" calcext:value-type="float">
            <text:p>33.153966126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8.42199" calcext:value-type="float">
            <text:p>58.42199</text:p>
          </table:table-cell>
          <table:table-cell office:value-type="float" office:value="28" calcext:value-type="float">
            <text:p>28</text:p>
          </table:table-cell>
          <table:table-cell table:formula="of:=(([.$P$1]*[.$R$1])/([.L166]+[.$T$1]))" office:value-type="float" office:value="33.1539661260827" calcext:value-type="float">
            <text:p>33.153966126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8.799058" calcext:value-type="float">
            <text:p>58.799058</text:p>
          </table:table-cell>
          <table:table-cell office:value-type="float" office:value="25" calcext:value-type="float">
            <text:p>25</text:p>
          </table:table-cell>
          <table:table-cell table:formula="of:=(([.$P$1]*[.$R$1])/([.L167]+[.$T$1]))" office:value-type="float" office:value="32.9953182942872" calcext:value-type="float">
            <text:p>32.995318294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8.799058" calcext:value-type="float">
            <text:p>58.799058</text:p>
          </table:table-cell>
          <table:table-cell office:value-type="float" office:value="27" calcext:value-type="float">
            <text:p>27</text:p>
          </table:table-cell>
          <table:table-cell table:formula="of:=(([.$P$1]*[.$R$1])/([.L168]+[.$T$1]))" office:value-type="float" office:value="32.9953182942872" calcext:value-type="float">
            <text:p>32.995318294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0.858484" calcext:value-type="float">
            <text:p>60.858484</text:p>
          </table:table-cell>
          <table:table-cell office:value-type="float" office:value="27" calcext:value-type="float">
            <text:p>27</text:p>
          </table:table-cell>
          <table:table-cell table:formula="of:=(([.$P$1]*[.$R$1])/([.L169]+[.$T$1]))" office:value-type="float" office:value="32.1549436914993" calcext:value-type="float">
            <text:p>32.154943691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0.858484" calcext:value-type="float">
            <text:p>60.858484</text:p>
          </table:table-cell>
          <table:table-cell office:value-type="float" office:value="25" calcext:value-type="float">
            <text:p>25</text:p>
          </table:table-cell>
          <table:table-cell table:formula="of:=(([.$P$1]*[.$R$1])/([.L170]+[.$T$1]))" office:value-type="float" office:value="32.1549436914993" calcext:value-type="float">
            <text:p>32.154943691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1.026896" calcext:value-type="float">
            <text:p>61.026896</text:p>
          </table:table-cell>
          <table:table-cell office:value-type="float" office:value="28" calcext:value-type="float">
            <text:p>28</text:p>
          </table:table-cell>
          <table:table-cell table:formula="of:=(([.$P$1]*[.$R$1])/([.L171]+[.$T$1]))" office:value-type="float" office:value="32.0881105947832" calcext:value-type="float">
            <text:p>32.088110594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1.810155" calcext:value-type="float">
            <text:p>61.810155</text:p>
          </table:table-cell>
          <table:table-cell office:value-type="float" office:value="28" calcext:value-type="float">
            <text:p>28</text:p>
          </table:table-cell>
          <table:table-cell table:formula="of:=(([.$P$1]*[.$R$1])/([.L172]+[.$T$1]))" office:value-type="float" office:value="31.7808956602026" calcext:value-type="float">
            <text:p>31.780895660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1.810155" calcext:value-type="float">
            <text:p>61.810155</text:p>
          </table:table-cell>
          <table:table-cell office:value-type="float" office:value="26" calcext:value-type="float">
            <text:p>26</text:p>
          </table:table-cell>
          <table:table-cell table:formula="of:=(([.$P$1]*[.$R$1])/([.L173]+[.$T$1]))" office:value-type="float" office:value="31.7808956602026" calcext:value-type="float">
            <text:p>31.780895660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1.810155" calcext:value-type="float">
            <text:p>61.810155</text:p>
          </table:table-cell>
          <table:table-cell office:value-type="float" office:value="47" calcext:value-type="float">
            <text:p>47</text:p>
          </table:table-cell>
          <table:table-cell table:formula="of:=(([.$P$1]*[.$R$1])/([.L174]+[.$T$1]))" office:value-type="float" office:value="31.7808956602026" calcext:value-type="float">
            <text:p>31.780895660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3.553766" calcext:value-type="float">
            <text:p>63.553766</text:p>
          </table:table-cell>
          <table:table-cell office:value-type="float" office:value="25" calcext:value-type="float">
            <text:p>25</text:p>
          </table:table-cell>
          <table:table-cell table:formula="of:=(([.$P$1]*[.$R$1])/([.L175]+[.$T$1]))" office:value-type="float" office:value="31.1176877413281" calcext:value-type="float">
            <text:p>31.117687741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3.553766" calcext:value-type="float">
            <text:p>63.553766</text:p>
          </table:table-cell>
          <table:table-cell office:value-type="float" office:value="28" calcext:value-type="float">
            <text:p>28</text:p>
          </table:table-cell>
          <table:table-cell table:formula="of:=(([.$P$1]*[.$R$1])/([.L176]+[.$T$1]))" office:value-type="float" office:value="31.1176877413281" calcext:value-type="float">
            <text:p>31.117687741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6.317748" calcext:value-type="float">
            <text:p>66.317748</text:p>
          </table:table-cell>
          <table:table-cell office:value-type="float" office:value="25" calcext:value-type="float">
            <text:p>25</text:p>
          </table:table-cell>
          <table:table-cell table:formula="of:=(([.$P$1]*[.$R$1])/([.L177]+[.$T$1]))" office:value-type="float" office:value="30.1212677606001" calcext:value-type="float">
            <text:p>30.121267760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6.791219" calcext:value-type="float">
            <text:p>66.791219</text:p>
          </table:table-cell>
          <table:table-cell office:value-type="float" office:value="26" calcext:value-type="float">
            <text:p>26</text:p>
          </table:table-cell>
          <table:table-cell table:formula="of:=(([.$P$1]*[.$R$1])/([.L178]+[.$T$1]))" office:value-type="float" office:value="29.9569476031901" calcext:value-type="float">
            <text:p>29.956947603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6.791219" calcext:value-type="float">
            <text:p>66.791219</text:p>
          </table:table-cell>
          <table:table-cell office:value-type="float" office:value="26" calcext:value-type="float">
            <text:p>26</text:p>
          </table:table-cell>
          <table:table-cell table:formula="of:=(([.$P$1]*[.$R$1])/([.L179]+[.$T$1]))" office:value-type="float" office:value="29.9569476031901" calcext:value-type="float">
            <text:p>29.956947603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6.791219" calcext:value-type="float">
            <text:p>66.791219</text:p>
          </table:table-cell>
          <table:table-cell office:value-type="float" office:value="30" calcext:value-type="float">
            <text:p>30</text:p>
          </table:table-cell>
          <table:table-cell table:formula="of:=(([.$P$1]*[.$R$1])/([.L180]+[.$T$1]))" office:value-type="float" office:value="29.9569476031901" calcext:value-type="float">
            <text:p>29.956947603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8.940437" calcext:value-type="float">
            <text:p>68.940437</text:p>
          </table:table-cell>
          <table:table-cell office:value-type="float" office:value="26" calcext:value-type="float">
            <text:p>26</text:p>
          </table:table-cell>
          <table:table-cell table:formula="of:=(([.$P$1]*[.$R$1])/([.L181]+[.$T$1]))" office:value-type="float" office:value="29.2330472808448" calcext:value-type="float">
            <text:p>29.233047280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9.325503" calcext:value-type="float">
            <text:p>69.325503</text:p>
          </table:table-cell>
          <table:table-cell office:value-type="float" office:value="25" calcext:value-type="float">
            <text:p>25</text:p>
          </table:table-cell>
          <table:table-cell table:formula="of:=(([.$P$1]*[.$R$1])/([.L182]+[.$T$1]))" office:value-type="float" office:value="29.1070289299127" calcext:value-type="float">
            <text:p>29.10702892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9.325503" calcext:value-type="float">
            <text:p>69.325503</text:p>
          </table:table-cell>
          <table:table-cell office:value-type="float" office:value="24" calcext:value-type="float">
            <text:p>24</text:p>
          </table:table-cell>
          <table:table-cell table:formula="of:=(([.$P$1]*[.$R$1])/([.L183]+[.$T$1]))" office:value-type="float" office:value="29.1070289299127" calcext:value-type="float">
            <text:p>29.10702892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1.700203" calcext:value-type="float">
            <text:p>71.700203</text:p>
          </table:table-cell>
          <table:table-cell office:value-type="float" office:value="26" calcext:value-type="float">
            <text:p>26</text:p>
          </table:table-cell>
          <table:table-cell table:formula="of:=(([.$P$1]*[.$R$1])/([.L184]+[.$T$1]))" office:value-type="float" office:value="28.3532632964836" calcext:value-type="float">
            <text:p>28.353263296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1.833583" calcext:value-type="float">
            <text:p>71.833583</text:p>
          </table:table-cell>
          <table:table-cell office:value-type="float" office:value="24" calcext:value-type="float">
            <text:p>24</text:p>
          </table:table-cell>
          <table:table-cell table:formula="of:=(([.$P$1]*[.$R$1])/([.L185]+[.$T$1]))" office:value-type="float" office:value="28.3120827377496" calcext:value-type="float">
            <text:p>28.312082737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1.833583" calcext:value-type="float">
            <text:p>71.833583</text:p>
          </table:table-cell>
          <table:table-cell office:value-type="float" office:value="24" calcext:value-type="float">
            <text:p>24</text:p>
          </table:table-cell>
          <table:table-cell table:formula="of:=(([.$P$1]*[.$R$1])/([.L186]+[.$T$1]))" office:value-type="float" office:value="28.3120827377496" calcext:value-type="float">
            <text:p>28.312082737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3.824649" calcext:value-type="float">
            <text:p>73.824649</text:p>
          </table:table-cell>
          <table:table-cell office:value-type="float" office:value="26" calcext:value-type="float">
            <text:p>26</text:p>
          </table:table-cell>
          <table:table-cell table:formula="of:=(([.$P$1]*[.$R$1])/([.L187]+[.$T$1]))" office:value-type="float" office:value="27.7112680698651" calcext:value-type="float">
            <text:p>27.71126806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3.845678" calcext:value-type="float">
            <text:p>73.845678</text:p>
          </table:table-cell>
          <table:table-cell office:value-type="float" office:value="26" calcext:value-type="float">
            <text:p>26</text:p>
          </table:table-cell>
          <table:table-cell table:formula="of:=(([.$P$1]*[.$R$1])/([.L188]+[.$T$1]))" office:value-type="float" office:value="27.705058511059" calcext:value-type="float">
            <text:p>27.7050585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3.845678" calcext:value-type="float">
            <text:p>73.845678</text:p>
          </table:table-cell>
          <table:table-cell office:value-type="float" office:value="24" calcext:value-type="float">
            <text:p>24</text:p>
          </table:table-cell>
          <table:table-cell table:formula="of:=(([.$P$1]*[.$R$1])/([.L189]+[.$T$1]))" office:value-type="float" office:value="27.705058511059" calcext:value-type="float">
            <text:p>27.705058511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4.91405" calcext:value-type="float">
            <text:p>74.91405</text:p>
          </table:table-cell>
          <table:table-cell office:value-type="float" office:value="23" calcext:value-type="float">
            <text:p>23</text:p>
          </table:table-cell>
          <table:table-cell table:formula="of:=(([.$P$1]*[.$R$1])/([.L190]+[.$T$1]))" office:value-type="float" office:value="27.3932046941417" calcext:value-type="float">
            <text:p>27.393204694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4.97625" calcext:value-type="float">
            <text:p>74.97625</text:p>
          </table:table-cell>
          <table:table-cell office:value-type="float" office:value="23" calcext:value-type="float">
            <text:p>23</text:p>
          </table:table-cell>
          <table:table-cell table:formula="of:=(([.$P$1]*[.$R$1])/([.L191]+[.$T$1]))" office:value-type="float" office:value="27.3752648688488" calcext:value-type="float">
            <text:p>27.375264868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6.668544" calcext:value-type="float">
            <text:p>76.668544</text:p>
          </table:table-cell>
          <table:table-cell office:value-type="float" office:value="24" calcext:value-type="float">
            <text:p>24</text:p>
          </table:table-cell>
          <table:table-cell table:formula="of:=(([.$P$1]*[.$R$1])/([.L192]+[.$T$1]))" office:value-type="float" office:value="26.8960293846983" calcext:value-type="float">
            <text:p>26.89602938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6.668544" calcext:value-type="float">
            <text:p>76.668544</text:p>
          </table:table-cell>
          <table:table-cell office:value-type="float" office:value="25" calcext:value-type="float">
            <text:p>25</text:p>
          </table:table-cell>
          <table:table-cell table:formula="of:=(([.$P$1]*[.$R$1])/([.L193]+[.$T$1]))" office:value-type="float" office:value="26.8960293846983" calcext:value-type="float">
            <text:p>26.89602938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6.671113" calcext:value-type="float">
            <text:p>76.671113</text:p>
          </table:table-cell>
          <table:table-cell office:value-type="float" office:value="24" calcext:value-type="float">
            <text:p>24</text:p>
          </table:table-cell>
          <table:table-cell table:formula="of:=(([.$P$1]*[.$R$1])/([.L194]+[.$T$1]))" office:value-type="float" office:value="26.8953146324073" calcext:value-type="float">
            <text:p>26.895314632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6.671113" calcext:value-type="float">
            <text:p>76.671113</text:p>
          </table:table-cell>
          <table:table-cell office:value-type="float" office:value="25" calcext:value-type="float">
            <text:p>25</text:p>
          </table:table-cell>
          <table:table-cell table:formula="of:=(([.$P$1]*[.$R$1])/([.L195]+[.$T$1]))" office:value-type="float" office:value="26.8953146324073" calcext:value-type="float">
            <text:p>26.895314632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8.929723" calcext:value-type="float">
            <text:p>78.929723</text:p>
          </table:table-cell>
          <table:table-cell office:value-type="float" office:value="25" calcext:value-type="float">
            <text:p>25</text:p>
          </table:table-cell>
          <table:table-cell table:formula="of:=(([.$P$1]*[.$R$1])/([.L196]+[.$T$1]))" office:value-type="float" office:value="26.2812825221395" calcext:value-type="float">
            <text:p>26.281282522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8.929723" calcext:value-type="float">
            <text:p>78.929723</text:p>
          </table:table-cell>
          <table:table-cell office:value-type="float" office:value="25" calcext:value-type="float">
            <text:p>25</text:p>
          </table:table-cell>
          <table:table-cell table:formula="of:=(([.$P$1]*[.$R$1])/([.L197]+[.$T$1]))" office:value-type="float" office:value="26.2812825221395" calcext:value-type="float">
            <text:p>26.281282522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9.014162" calcext:value-type="float">
            <text:p>79.014162</text:p>
          </table:table-cell>
          <table:table-cell office:value-type="float" office:value="25" calcext:value-type="float">
            <text:p>25</text:p>
          </table:table-cell>
          <table:table-cell table:formula="of:=(([.$P$1]*[.$R$1])/([.L198]+[.$T$1]))" office:value-type="float" office:value="26.2588699180224" calcext:value-type="float">
            <text:p>26.25886991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9.014162" calcext:value-type="float">
            <text:p>79.014162</text:p>
          </table:table-cell>
          <table:table-cell office:value-type="float" office:value="25" calcext:value-type="float">
            <text:p>25</text:p>
          </table:table-cell>
          <table:table-cell table:formula="of:=(([.$P$1]*[.$R$1])/([.L199]+[.$T$1]))" office:value-type="float" office:value="26.2588699180224" calcext:value-type="float">
            <text:p>26.25886991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1.501158" calcext:value-type="float">
            <text:p>81.501158</text:p>
          </table:table-cell>
          <table:table-cell office:value-type="float" office:value="24" calcext:value-type="float">
            <text:p>24</text:p>
          </table:table-cell>
          <table:table-cell table:formula="of:=(([.$P$1]*[.$R$1])/([.L200]+[.$T$1]))" office:value-type="float" office:value="25.6154713032929" calcext:value-type="float">
            <text:p>25.615471303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1.501158" calcext:value-type="float">
            <text:p>81.501158</text:p>
          </table:table-cell>
          <table:table-cell office:value-type="float" office:value="24" calcext:value-type="float">
            <text:p>24</text:p>
          </table:table-cell>
          <table:table-cell table:formula="of:=(([.$P$1]*[.$R$1])/([.L201]+[.$T$1]))" office:value-type="float" office:value="25.6154713032929" calcext:value-type="float">
            <text:p>25.615471303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1.558391" calcext:value-type="float">
            <text:p>81.558391</text:p>
          </table:table-cell>
          <table:table-cell office:value-type="float" office:value="24" calcext:value-type="float">
            <text:p>24</text:p>
          </table:table-cell>
          <table:table-cell table:formula="of:=(([.$P$1]*[.$R$1])/([.L202]+[.$T$1]))" office:value-type="float" office:value="25.6010357627663" calcext:value-type="float">
            <text:p>25.601035762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1.558391" calcext:value-type="float">
            <text:p>81.558391</text:p>
          </table:table-cell>
          <table:table-cell office:value-type="float" office:value="24" calcext:value-type="float">
            <text:p>24</text:p>
          </table:table-cell>
          <table:table-cell table:formula="of:=(([.$P$1]*[.$R$1])/([.L203]+[.$T$1]))" office:value-type="float" office:value="25.6010357627663" calcext:value-type="float">
            <text:p>25.601035762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3.334642" calcext:value-type="float">
            <text:p>83.334642</text:p>
          </table:table-cell>
          <table:table-cell office:value-type="float" office:value="23" calcext:value-type="float">
            <text:p>23</text:p>
          </table:table-cell>
          <table:table-cell table:formula="of:=(([.$P$1]*[.$R$1])/([.L204]+[.$T$1]))" office:value-type="float" office:value="25.1609716710491" calcext:value-type="float">
            <text:p>25.16097167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3.367275" calcext:value-type="float">
            <text:p>83.367275</text:p>
          </table:table-cell>
          <table:table-cell office:value-type="float" office:value="23" calcext:value-type="float">
            <text:p>23</text:p>
          </table:table-cell>
          <table:table-cell table:formula="of:=(([.$P$1]*[.$R$1])/([.L205]+[.$T$1]))" office:value-type="float" office:value="25.153028364151" calcext:value-type="float">
            <text:p>25.153028364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5.97787" calcext:value-type="float">
            <text:p>85.97787</text:p>
          </table:table-cell>
          <table:table-cell office:value-type="float" office:value="23" calcext:value-type="float">
            <text:p>23</text:p>
          </table:table-cell>
          <table:table-cell table:formula="of:=(([.$P$1]*[.$R$1])/([.L206]+[.$T$1]))" office:value-type="float" office:value="24.5334238176329" calcext:value-type="float">
            <text:p>24.533423817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5.97787" calcext:value-type="float">
            <text:p>85.97787</text:p>
          </table:table-cell>
          <table:table-cell office:value-type="float" office:value="23" calcext:value-type="float">
            <text:p>23</text:p>
          </table:table-cell>
          <table:table-cell table:formula="of:=(([.$P$1]*[.$R$1])/([.L207]+[.$T$1]))" office:value-type="float" office:value="24.5334238176329" calcext:value-type="float">
            <text:p>24.533423817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6.003972" calcext:value-type="float">
            <text:p>86.003972</text:p>
          </table:table-cell>
          <table:table-cell office:value-type="float" office:value="23" calcext:value-type="float">
            <text:p>23</text:p>
          </table:table-cell>
          <table:table-cell table:formula="of:=(([.$P$1]*[.$R$1])/([.L208]+[.$T$1]))" office:value-type="float" office:value="24.5273828041085" calcext:value-type="float">
            <text:p>24.527382804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6.003972" calcext:value-type="float">
            <text:p>86.003972</text:p>
          </table:table-cell>
          <table:table-cell office:value-type="float" office:value="23" calcext:value-type="float">
            <text:p>23</text:p>
          </table:table-cell>
          <table:table-cell table:formula="of:=(([.$P$1]*[.$R$1])/([.L209]+[.$T$1]))" office:value-type="float" office:value="24.5273828041085" calcext:value-type="float">
            <text:p>24.527382804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7.944689" calcext:value-type="float">
            <text:p>87.944689</text:p>
          </table:table-cell>
          <table:table-cell office:value-type="float" office:value="23" calcext:value-type="float">
            <text:p>23</text:p>
          </table:table-cell>
          <table:table-cell table:formula="of:=(([.$P$1]*[.$R$1])/([.L210]+[.$T$1]))" office:value-type="float" office:value="24.0864096611553" calcext:value-type="float">
            <text:p>24.086409661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7.962597" calcext:value-type="float">
            <text:p>87.962597</text:p>
          </table:table-cell>
          <table:table-cell office:value-type="float" office:value="23" calcext:value-type="float">
            <text:p>23</text:p>
          </table:table-cell>
          <table:table-cell table:formula="of:=(([.$P$1]*[.$R$1])/([.L211]+[.$T$1]))" office:value-type="float" office:value="24.0824143939405" calcext:value-type="float">
            <text:p>24.082414393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0.430344" calcext:value-type="float">
            <text:p>90.430344</text:p>
          </table:table-cell>
          <table:table-cell office:value-type="float" office:value="23" calcext:value-type="float">
            <text:p>23</text:p>
          </table:table-cell>
          <table:table-cell table:formula="of:=(([.$P$1]*[.$R$1])/([.L212]+[.$T$1]))" office:value-type="float" office:value="23.5442533802122" calcext:value-type="float">
            <text:p>23.544253380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0.462257" calcext:value-type="float">
            <text:p>90.462257</text:p>
          </table:table-cell>
          <table:table-cell office:value-type="float" office:value="23" calcext:value-type="float">
            <text:p>23</text:p>
          </table:table-cell>
          <table:table-cell table:formula="of:=(([.$P$1]*[.$R$1])/([.L213]+[.$T$1]))" office:value-type="float" office:value="23.5374513486539" calcext:value-type="float">
            <text:p>23.537451348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2.723061" calcext:value-type="float">
            <text:p>92.723061</text:p>
          </table:table-cell>
          <table:table-cell office:value-type="float" office:value="22" calcext:value-type="float">
            <text:p>22</text:p>
          </table:table-cell>
          <table:table-cell table:formula="of:=(([.$P$1]*[.$R$1])/([.L214]+[.$T$1]))" office:value-type="float" office:value="23.0653778999135" calcext:value-type="float">
            <text:p>23.06537789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2.805942" calcext:value-type="float">
            <text:p>92.805942</text:p>
          </table:table-cell>
          <table:table-cell office:value-type="float" office:value="22" calcext:value-type="float">
            <text:p>22</text:p>
          </table:table-cell>
          <table:table-cell table:formula="of:=(([.$P$1]*[.$R$1])/([.L215]+[.$T$1]))" office:value-type="float" office:value="23.0484312608284" calcext:value-type="float">
            <text:p>23.048431260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4.481644" calcext:value-type="float">
            <text:p>94.481644</text:p>
          </table:table-cell>
          <table:table-cell office:value-type="float" office:value="23" calcext:value-type="float">
            <text:p>23</text:p>
          </table:table-cell>
          <table:table-cell table:formula="of:=(([.$P$1]*[.$R$1])/([.L216]+[.$T$1]))" office:value-type="float" office:value="22.7110644917014" calcext:value-type="float">
            <text:p>22.711064491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4.481644" calcext:value-type="float">
            <text:p>94.481644</text:p>
          </table:table-cell>
          <table:table-cell office:value-type="float" office:value="22" calcext:value-type="float">
            <text:p>22</text:p>
          </table:table-cell>
          <table:table-cell table:formula="of:=(([.$P$1]*[.$R$1])/([.L217]+[.$T$1]))" office:value-type="float" office:value="22.7110644917014" calcext:value-type="float">
            <text:p>22.711064491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6.809764" calcext:value-type="float">
            <text:p>96.809764</text:p>
          </table:table-cell>
          <table:table-cell office:value-type="float" office:value="23" calcext:value-type="float">
            <text:p>23</text:p>
          </table:table-cell>
          <table:table-cell table:formula="of:=(([.$P$1]*[.$R$1])/([.L218]+[.$T$1]))" office:value-type="float" office:value="22.2584132607271" calcext:value-type="float">
            <text:p>22.258413260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6.809764" calcext:value-type="float">
            <text:p>96.809764</text:p>
          </table:table-cell>
          <table:table-cell office:value-type="float" office:value="22" calcext:value-type="float">
            <text:p>22</text:p>
          </table:table-cell>
          <table:table-cell table:formula="of:=(([.$P$1]*[.$R$1])/([.L219]+[.$T$1]))" office:value-type="float" office:value="22.2584132607271" calcext:value-type="float">
            <text:p>22.258413260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8.720821" calcext:value-type="float">
            <text:p>98.720821</text:p>
          </table:table-cell>
          <table:table-cell office:value-type="float" office:value="22" calcext:value-type="float">
            <text:p>22</text:p>
          </table:table-cell>
          <table:table-cell table:formula="of:=(([.$P$1]*[.$R$1])/([.L220]+[.$T$1]))" office:value-type="float" office:value="21.9001180930176" calcext:value-type="float">
            <text:p>21.90011809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8.903418" calcext:value-type="float">
            <text:p>98.903418</text:p>
          </table:table-cell>
          <table:table-cell office:value-type="float" office:value="22" calcext:value-type="float">
            <text:p>22</text:p>
          </table:table-cell>
          <table:table-cell table:formula="of:=(([.$P$1]*[.$R$1])/([.L221]+[.$T$1]))" office:value-type="float" office:value="21.8664866303507" calcext:value-type="float">
            <text:p>21.866486630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L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22:49:23.257568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00:21:13.514621929</dc:date>
    <dc:creator>Alberto Souza</dc:creator>
    <meta:generator>LibreOffice/4.2.8.2$Linux_X86_64 LibreOffice_project/420m0$Build-2</meta:generator>
    <meta:editing-duration>P0D</meta:editing-duration>
    <meta:editing-cycles>2</meta:editing-cycles>
    <meta:document-statistic meta:table-count="1" meta:cell-count="9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86cm" svg:height="13.721cm" xlink:href=".." xlink:type="simple" chart:class="chart:line" chart:style-name="ch1">
        <chart:legend chart:legend-position="end" svg:x="18.781cm" svg:y="6.063cm" style:legend-expansion="high" chart:style-name="ch2"/>
        <chart:plot-area chart:style-name="ch3" table:cell-range-address="Sheet1.A1:Sheet1.C111" chart:data-source-has-labels="row" svg:x="0.451cm" svg:y="0.274cm" svg:width="17.879cm" svg:height="13.173cm">
          <chartooo:coordinate-region svg:x="1.258cm" svg:y="0.474cm" svg:width="17.072cm" svg:height="12.0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1" chart:label-cell-address="Sheet1.A1:Sheet1.A1" chart:class="chart:line">
            <chart:data-point chart:repeated="110"/>
          </chart:series>
          <chart:series chart:style-name="ch7" chart:values-cell-range-address="Sheet1.B2:Sheet1.B111" chart:label-cell-address="Sheet1.B1:Sheet1.B1" chart:class="chart:line">
            <chart:data-point chart:repeated="110"/>
          </chart:series>
          <chart:series chart:style-name="ch8" chart:values-cell-range-address="Sheet1.C2:Sheet1.C111" chart:label-cell-address="Sheet1.C1:Sheet1.C1" chart:class="chart:line"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Sheet1.A1:Sheet1.A1</svg:desc>
                </draw:g>
              </table:table-cell>
              <table:table-cell office:value-type="string">
                <text:p>height_in_pixels</text:p>
                <draw:g>
                  <svg:desc>Sheet1.B1:Sheet1.B1</svg:desc>
                </draw:g>
              </table:table-cell>
              <table:table-cell office:value-type="string">
                <text:p>estimat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86842">
                <text:p>5.286842</text:p>
                <draw:g>
                  <svg:desc>Sheet1.A2:Sheet1.A111</svg:desc>
                </draw:g>
              </table:table-cell>
              <table:table-cell office:value-type="float" office:value="115">
                <text:p>115</text:p>
                <draw:g>
                  <svg:desc>Sheet1.B2:Sheet1.B111</svg:desc>
                </draw:g>
              </table:table-cell>
              <table:table-cell office:value-type="float" office:value="132.898112687322">
                <text:p>132.898112687322</text:p>
                <draw:g>
                  <svg:desc>Sheet1.C2:Sheet1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69532">
                <text:p>6.569532</text:p>
              </table:table-cell>
              <table:table-cell office:value-type="float" office:value="112">
                <text:p>112</text:p>
              </table:table-cell>
              <table:table-cell office:value-type="float" office:value="119.336185309047">
                <text:p>119.336185309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69532">
                <text:p>6.569532</text:p>
              </table:table-cell>
              <table:table-cell office:value-type="float" office:value="123">
                <text:p>123</text:p>
              </table:table-cell>
              <table:table-cell office:value-type="float" office:value="119.336185309047">
                <text:p>119.336185309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6355">
                <text:p>7.56355</text:p>
              </table:table-cell>
              <table:table-cell office:value-type="float" office:value="108">
                <text:p>108</text:p>
              </table:table-cell>
              <table:table-cell office:value-type="float" office:value="110.590516494576">
                <text:p>110.590516494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6355">
                <text:p>7.56355</text:p>
              </table:table-cell>
              <table:table-cell office:value-type="float" office:value="107">
                <text:p>107</text:p>
              </table:table-cell>
              <table:table-cell office:value-type="float" office:value="110.590516494576">
                <text:p>110.590516494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00851">
                <text:p>8.500851</text:p>
              </table:table-cell>
              <table:table-cell office:value-type="float" office:value="99">
                <text:p>99</text:p>
              </table:table-cell>
              <table:table-cell office:value-type="float" office:value="103.442204874735">
                <text:p>103.442204874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00851">
                <text:p>8.500851</text:p>
              </table:table-cell>
              <table:table-cell office:value-type="float" office:value="102">
                <text:p>102</text:p>
              </table:table-cell>
              <table:table-cell office:value-type="float" office:value="103.442204874735">
                <text:p>103.442204874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9321">
                <text:p>9.39321</text:p>
              </table:table-cell>
              <table:table-cell office:value-type="float" office:value="95">
                <text:p>95</text:p>
              </table:table-cell>
              <table:table-cell office:value-type="float" office:value="97.4455620367682">
                <text:p>97.4455620367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9321">
                <text:p>9.39321</text:p>
              </table:table-cell>
              <table:table-cell office:value-type="float" office:value="96">
                <text:p>96</text:p>
              </table:table-cell>
              <table:table-cell office:value-type="float" office:value="97.4455620367682">
                <text:p>97.4455620367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42727">
                <text:p>10.542727</text:p>
              </table:table-cell>
              <table:table-cell office:value-type="float" office:value="93">
                <text:p>93</text:p>
              </table:table-cell>
              <table:table-cell office:value-type="float" office:value="90.6742884652573">
                <text:p>90.6742884652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01641">
                <text:p>11.401641</text:p>
              </table:table-cell>
              <table:table-cell office:value-type="float" office:value="85">
                <text:p>85</text:p>
              </table:table-cell>
              <table:table-cell office:value-type="float" office:value="86.1987671162737">
                <text:p>86.1987671162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401641">
                <text:p>11.401641</text:p>
              </table:table-cell>
              <table:table-cell office:value-type="float" office:value="90">
                <text:p>90</text:p>
              </table:table-cell>
              <table:table-cell office:value-type="float" office:value="86.1987671162737">
                <text:p>86.198767116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39596">
                <text:p>12.239596</text:p>
              </table:table-cell>
              <table:table-cell office:value-type="float" office:value="82">
                <text:p>82</text:p>
              </table:table-cell>
              <table:table-cell office:value-type="float" office:value="82.2386636195231">
                <text:p>82.2386636195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70414">
                <text:p>12.770414</text:p>
              </table:table-cell>
              <table:table-cell office:value-type="float" office:value="80">
                <text:p>80</text:p>
              </table:table-cell>
              <table:table-cell office:value-type="float" office:value="79.9129949930779">
                <text:p>79.912994993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063583">
                <text:p>13.063583</text:p>
              </table:table-cell>
              <table:table-cell office:value-type="float" office:value="80">
                <text:p>80</text:p>
              </table:table-cell>
              <table:table-cell office:value-type="float" office:value="78.6840543039574">
                <text:p>78.6840543039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65137">
                <text:p>14.065137</text:p>
              </table:table-cell>
              <table:table-cell office:value-type="float" office:value="74">
                <text:p>74</text:p>
              </table:table-cell>
              <table:table-cell office:value-type="float" office:value="74.7565291978819">
                <text:p>74.7565291978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065137">
                <text:p>14.065137</text:p>
              </table:table-cell>
              <table:table-cell office:value-type="float" office:value="78">
                <text:p>78</text:p>
              </table:table-cell>
              <table:table-cell office:value-type="float" office:value="74.7565291978819">
                <text:p>74.7565291978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1973">
                <text:p>14.541973</text:p>
              </table:table-cell>
              <table:table-cell office:value-type="float" office:value="22">
                <text:p>22</text:p>
              </table:table-cell>
              <table:table-cell office:value-type="float" office:value="73.0212234238649">
                <text:p>73.0212234238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541973">
                <text:p>14.541973</text:p>
              </table:table-cell>
              <table:table-cell office:value-type="float" office:value="71">
                <text:p>71</text:p>
              </table:table-cell>
              <table:table-cell office:value-type="float" office:value="73.0212234238649">
                <text:p>73.0212234238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39534">
                <text:p>15.239534</text:p>
              </table:table-cell>
              <table:table-cell office:value-type="float" office:value="69">
                <text:p>69</text:p>
              </table:table-cell>
              <table:table-cell office:value-type="float" office:value="70.6230183769569">
                <text:p>70.6230183769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39534">
                <text:p>15.239534</text:p>
              </table:table-cell>
              <table:table-cell office:value-type="float" office:value="74">
                <text:p>74</text:p>
              </table:table-cell>
              <table:table-cell office:value-type="float" office:value="70.6230183769569">
                <text:p>70.62301837695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90292">
                <text:p>15.890292</text:p>
              </table:table-cell>
              <table:table-cell office:value-type="float" office:value="69">
                <text:p>69</text:p>
              </table:table-cell>
              <table:table-cell office:value-type="float" office:value="68.5235263193383">
                <text:p>68.5235263193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417662">
                <text:p>16.417662</text:p>
              </table:table-cell>
              <table:table-cell office:value-type="float" office:value="67">
                <text:p>67</text:p>
              </table:table-cell>
              <table:table-cell office:value-type="float" office:value="66.9115271699609">
                <text:p>66.9115271699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417662">
                <text:p>16.417662</text:p>
              </table:table-cell>
              <table:table-cell office:value-type="float" office:value="68">
                <text:p>68</text:p>
              </table:table-cell>
              <table:table-cell office:value-type="float" office:value="66.9115271699609">
                <text:p>66.9115271699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336754">
                <text:p>17.336754</text:p>
              </table:table-cell>
              <table:table-cell office:value-type="float" office:value="26">
                <text:p>26</text:p>
              </table:table-cell>
              <table:table-cell office:value-type="float" office:value="64.2762913813978">
                <text:p>64.2762913813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336754">
                <text:p>17.336754</text:p>
              </table:table-cell>
              <table:table-cell office:value-type="float" office:value="63">
                <text:p>63</text:p>
              </table:table-cell>
              <table:table-cell office:value-type="float" office:value="64.2762913813978">
                <text:p>64.276291381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336754">
                <text:p>17.336754</text:p>
              </table:table-cell>
              <table:table-cell office:value-type="float" office:value="68">
                <text:p>68</text:p>
              </table:table-cell>
              <table:table-cell office:value-type="float" office:value="64.2762913813978">
                <text:p>64.2762913813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970421">
                <text:p>17.970421</text:p>
              </table:table-cell>
              <table:table-cell office:value-type="float" office:value="65">
                <text:p>65</text:p>
              </table:table-cell>
              <table:table-cell office:value-type="float" office:value="62.5771236975771">
                <text:p>62.5771236975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970421">
                <text:p>17.970421</text:p>
              </table:table-cell>
              <table:table-cell office:value-type="float" office:value="64">
                <text:p>64</text:p>
              </table:table-cell>
              <table:table-cell office:value-type="float" office:value="62.5771236975771">
                <text:p>62.5771236975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428278">
                <text:p>18.428278</text:p>
              </table:table-cell>
              <table:table-cell office:value-type="float" office:value="60">
                <text:p>60</text:p>
              </table:table-cell>
              <table:table-cell office:value-type="float" office:value="61.4042463410642">
                <text:p>61.4042463410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428278">
                <text:p>18.428278</text:p>
              </table:table-cell>
              <table:table-cell office:value-type="float" office:value="63">
                <text:p>63</text:p>
              </table:table-cell>
              <table:table-cell office:value-type="float" office:value="61.4042463410642">
                <text:p>61.4042463410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828626">
                <text:p>18.828626</text:p>
              </table:table-cell>
              <table:table-cell office:value-type="float" office:value="62">
                <text:p>62</text:p>
              </table:table-cell>
              <table:table-cell office:value-type="float" office:value="60.4141364890671">
                <text:p>60.4141364890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05121">
                <text:p>19.05121</text:p>
              </table:table-cell>
              <table:table-cell office:value-type="float" office:value="61">
                <text:p>61</text:p>
              </table:table-cell>
              <table:table-cell office:value-type="float" office:value="59.8773472419097">
                <text:p>59.8773472419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263707">
                <text:p>19.263707</text:p>
              </table:table-cell>
              <table:table-cell office:value-type="float" office:value="26">
                <text:p>26</text:p>
              </table:table-cell>
              <table:table-cell office:value-type="float" office:value="59.3737094876852">
                <text:p>59.3737094876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263707">
                <text:p>19.263707</text:p>
              </table:table-cell>
              <table:table-cell office:value-type="float" office:value="61">
                <text:p>61</text:p>
              </table:table-cell>
              <table:table-cell office:value-type="float" office:value="59.3737094876852">
                <text:p>59.3737094876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465586">
                <text:p>19.465586</text:p>
              </table:table-cell>
              <table:table-cell office:value-type="float" office:value="59">
                <text:p>59</text:p>
              </table:table-cell>
              <table:table-cell office:value-type="float" office:value="58.9030230837806">
                <text:p>58.9030230837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827855">
                <text:p>19.827855</text:p>
              </table:table-cell>
              <table:table-cell office:value-type="float" office:value="60">
                <text:p>60</text:p>
              </table:table-cell>
              <table:table-cell office:value-type="float" office:value="58.0768321643435">
                <text:p>58.0768321643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827855">
                <text:p>19.827855</text:p>
              </table:table-cell>
              <table:table-cell office:value-type="float" office:value="62">
                <text:p>62</text:p>
              </table:table-cell>
              <table:table-cell office:value-type="float" office:value="58.0768321643435">
                <text:p>58.0768321643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085586">
                <text:p>20.085586</text:p>
              </table:table-cell>
              <table:table-cell office:value-type="float" office:value="60">
                <text:p>60</text:p>
              </table:table-cell>
              <table:table-cell office:value-type="float" office:value="57.5030210170475">
                <text:p>57.5030210170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065299">
                <text:p>21.065299</text:p>
              </table:table-cell>
              <table:table-cell office:value-type="float" office:value="55">
                <text:p>55</text:p>
              </table:table-cell>
              <table:table-cell office:value-type="float" office:value="55.4215196366388">
                <text:p>55.4215196366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191744">
                <text:p>21.191744</text:p>
              </table:table-cell>
              <table:table-cell office:value-type="float" office:value="54">
                <text:p>54</text:p>
              </table:table-cell>
              <table:table-cell office:value-type="float" office:value="55.1638026601015">
                <text:p>55.1638026601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91744">
                <text:p>21.191744</text:p>
              </table:table-cell>
              <table:table-cell office:value-type="float" office:value="54">
                <text:p>54</text:p>
              </table:table-cell>
              <table:table-cell office:value-type="float" office:value="55.1638026601015">
                <text:p>55.1638026601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27154">
                <text:p>21.227154</text:p>
              </table:table-cell>
              <table:table-cell office:value-type="float" office:value="53">
                <text:p>53</text:p>
              </table:table-cell>
              <table:table-cell office:value-type="float" office:value="55.0920599339909">
                <text:p>55.0920599339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72863">
                <text:p>21.372863</text:p>
              </table:table-cell>
              <table:table-cell office:value-type="float" office:value="53">
                <text:p>53</text:p>
              </table:table-cell>
              <table:table-cell office:value-type="float" office:value="54.7987983573366">
                <text:p>54.79879835733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939685">
                <text:p>22.939685</text:p>
              </table:table-cell>
              <table:table-cell office:value-type="float" office:value="52">
                <text:p>52</text:p>
              </table:table-cell>
              <table:table-cell office:value-type="float" office:value="51.8319394285045">
                <text:p>51.8319394285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426217">
                <text:p>23.426217</text:p>
              </table:table-cell>
              <table:table-cell office:value-type="float" office:value="48">
                <text:p>48</text:p>
              </table:table-cell>
              <table:table-cell office:value-type="float" office:value="50.9749520300214">
                <text:p>50.9749520300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426217">
                <text:p>23.426217</text:p>
              </table:table-cell>
              <table:table-cell office:value-type="float" office:value="49">
                <text:p>49</text:p>
              </table:table-cell>
              <table:table-cell office:value-type="float" office:value="50.9749520300214">
                <text:p>50.97495203002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111873">
                <text:p>24.111873</text:p>
              </table:table-cell>
              <table:table-cell office:value-type="float" office:value="48">
                <text:p>48</text:p>
              </table:table-cell>
              <table:table-cell office:value-type="float" office:value="49.8142377260956">
                <text:p>49.8142377260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111873">
                <text:p>24.111873</text:p>
              </table:table-cell>
              <table:table-cell office:value-type="float" office:value="53">
                <text:p>53</text:p>
              </table:table-cell>
              <table:table-cell office:value-type="float" office:value="49.8142377260956">
                <text:p>49.81423772609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68044">
                <text:p>24.568044</text:p>
              </table:table-cell>
              <table:table-cell office:value-type="float" office:value="50">
                <text:p>50</text:p>
              </table:table-cell>
              <table:table-cell office:value-type="float" office:value="49.0708532086646">
                <text:p>49.0708532086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568044">
                <text:p>24.568044</text:p>
              </table:table-cell>
              <table:table-cell office:value-type="float" office:value="48">
                <text:p>48</text:p>
              </table:table-cell>
              <table:table-cell office:value-type="float" office:value="49.0708532086646">
                <text:p>49.0708532086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436799">
                <text:p>25.436799</text:p>
              </table:table-cell>
              <table:table-cell office:value-type="float" office:value="49">
                <text:p>49</text:p>
              </table:table-cell>
              <table:table-cell office:value-type="float" office:value="47.7147816480934">
                <text:p>47.71478164809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436799">
                <text:p>25.436799</text:p>
              </table:table-cell>
              <table:table-cell office:value-type="float" office:value="49">
                <text:p>49</text:p>
              </table:table-cell>
              <table:table-cell office:value-type="float" office:value="47.7147816480934">
                <text:p>47.71478164809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411381">
                <text:p>26.411381</text:p>
              </table:table-cell>
              <table:table-cell office:value-type="float" office:value="48">
                <text:p>48</text:p>
              </table:table-cell>
              <table:table-cell office:value-type="float" office:value="46.2800397181472">
                <text:p>46.2800397181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411381">
                <text:p>26.411381</text:p>
              </table:table-cell>
              <table:table-cell office:value-type="float" office:value="48">
                <text:p>48</text:p>
              </table:table-cell>
              <table:table-cell office:value-type="float" office:value="46.2800397181472">
                <text:p>46.2800397181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019061">
                <text:p>27.019061</text:p>
              </table:table-cell>
              <table:table-cell office:value-type="float" office:value="45">
                <text:p>45</text:p>
              </table:table-cell>
              <table:table-cell office:value-type="float" office:value="45.4283057897982">
                <text:p>45.4283057897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253565">
                <text:p>27.253565</text:p>
              </table:table-cell>
              <table:table-cell office:value-type="float" office:value="48">
                <text:p>48</text:p>
              </table:table-cell>
              <table:table-cell office:value-type="float" office:value="45.1079455691442">
                <text:p>45.1079455691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183819">
                <text:p>28.183819</text:p>
              </table:table-cell>
              <table:table-cell office:value-type="float" office:value="42">
                <text:p>42</text:p>
              </table:table-cell>
              <table:table-cell office:value-type="float" office:value="43.8804102022656">
                <text:p>43.8804102022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183819">
                <text:p>28.183819</text:p>
              </table:table-cell>
              <table:table-cell office:value-type="float" office:value="46">
                <text:p>46</text:p>
              </table:table-cell>
              <table:table-cell office:value-type="float" office:value="43.8804102022656">
                <text:p>43.8804102022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449502">
                <text:p>29.449502</text:p>
              </table:table-cell>
              <table:table-cell office:value-type="float" office:value="43">
                <text:p>43</text:p>
              </table:table-cell>
              <table:table-cell office:value-type="float" office:value="42.3137114873997">
                <text:p>42.313711487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449502">
                <text:p>29.449502</text:p>
              </table:table-cell>
              <table:table-cell office:value-type="float" office:value="41">
                <text:p>41</text:p>
              </table:table-cell>
              <table:table-cell office:value-type="float" office:value="42.3137114873997">
                <text:p>42.313711487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945135">
                <text:p>29.945135</text:p>
              </table:table-cell>
              <table:table-cell office:value-type="float" office:value="44">
                <text:p>44</text:p>
              </table:table-cell>
              <table:table-cell office:value-type="float" office:value="41.7302647493186">
                <text:p>41.73026474931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049791">
                <text:p>31.049791</text:p>
              </table:table-cell>
              <table:table-cell office:value-type="float" office:value="42">
                <text:p>42</text:p>
              </table:table-cell>
              <table:table-cell office:value-type="float" office:value="40.4860583424074">
                <text:p>40.4860583424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049791">
                <text:p>31.049791</text:p>
              </table:table-cell>
              <table:table-cell office:value-type="float" office:value="42">
                <text:p>42</text:p>
              </table:table-cell>
              <table:table-cell office:value-type="float" office:value="40.4860583424074">
                <text:p>40.48605834240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896498">
                <text:p>31.896498</text:p>
              </table:table-cell>
              <table:table-cell office:value-type="float" office:value="40">
                <text:p>40</text:p>
              </table:table-cell>
              <table:table-cell office:value-type="float" office:value="39.5814937834097">
                <text:p>39.5814937834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896498">
                <text:p>31.896498</text:p>
              </table:table-cell>
              <table:table-cell office:value-type="float" office:value="41">
                <text:p>41</text:p>
              </table:table-cell>
              <table:table-cell office:value-type="float" office:value="39.5814937834097">
                <text:p>39.5814937834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166112">
                <text:p>33.166112</text:p>
              </table:table-cell>
              <table:table-cell office:value-type="float" office:value="38">
                <text:p>38</text:p>
              </table:table-cell>
              <table:table-cell office:value-type="float" office:value="38.2984147111666">
                <text:p>38.2984147111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166112">
                <text:p>33.166112</text:p>
              </table:table-cell>
              <table:table-cell office:value-type="float" office:value="39">
                <text:p>39</text:p>
              </table:table-cell>
              <table:table-cell office:value-type="float" office:value="38.2984147111666">
                <text:p>38.2984147111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059182">
                <text:p>34.059182</text:p>
              </table:table-cell>
              <table:table-cell office:value-type="float" office:value="38">
                <text:p>38</text:p>
              </table:table-cell>
              <table:table-cell office:value-type="float" office:value="37.4445988437807">
                <text:p>37.4445988437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729091">
                <text:p>34.729091</text:p>
              </table:table-cell>
              <table:table-cell office:value-type="float" office:value="38">
                <text:p>38</text:p>
              </table:table-cell>
              <table:table-cell office:value-type="float" office:value="36.8287129216805">
                <text:p>36.8287129216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675895">
                <text:p>35.675895</text:p>
              </table:table-cell>
              <table:table-cell office:value-type="float" office:value="32">
                <text:p>32</text:p>
              </table:table-cell>
              <table:table-cell office:value-type="float" office:value="35.992028485531">
                <text:p>35.992028485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675895">
                <text:p>35.675895</text:p>
              </table:table-cell>
              <table:table-cell office:value-type="float" office:value="35">
                <text:p>35</text:p>
              </table:table-cell>
              <table:table-cell office:value-type="float" office:value="35.992028485531">
                <text:p>35.9920284855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378279">
                <text:p>37.378279</text:p>
              </table:table-cell>
              <table:table-cell office:value-type="float" office:value="31">
                <text:p>31</text:p>
              </table:table-cell>
              <table:table-cell office:value-type="float" office:value="34.5795184728283">
                <text:p>34.5795184728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378279">
                <text:p>37.378279</text:p>
              </table:table-cell>
              <table:table-cell office:value-type="float" office:value="29">
                <text:p>29</text:p>
              </table:table-cell>
              <table:table-cell office:value-type="float" office:value="34.5795184728283">
                <text:p>34.5795184728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714276">
                <text:p>38.714276</text:p>
              </table:table-cell>
              <table:table-cell office:value-type="float" office:value="36">
                <text:p>36</text:p>
              </table:table-cell>
              <table:table-cell office:value-type="float" office:value="33.5463331666155">
                <text:p>33.5463331666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714276">
                <text:p>38.714276</text:p>
              </table:table-cell>
              <table:table-cell office:value-type="float" office:value="37">
                <text:p>37</text:p>
              </table:table-cell>
              <table:table-cell office:value-type="float" office:value="33.5463331666155">
                <text:p>33.5463331666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360711">
                <text:p>39.360711</text:p>
              </table:table-cell>
              <table:table-cell office:value-type="float" office:value="34">
                <text:p>34</text:p>
              </table:table-cell>
              <table:table-cell office:value-type="float" office:value="33.0682647368556">
                <text:p>33.0682647368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458661">
                <text:p>40.458661</text:p>
              </table:table-cell>
              <table:table-cell office:value-type="float" office:value="29">
                <text:p>29</text:p>
              </table:table-cell>
              <table:table-cell office:value-type="float" office:value="32.2867677998727">
                <text:p>32.2867677998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458661">
                <text:p>40.458661</text:p>
              </table:table-cell>
              <table:table-cell office:value-type="float" office:value="32">
                <text:p>32</text:p>
              </table:table-cell>
              <table:table-cell office:value-type="float" office:value="32.2867677998727">
                <text:p>32.2867677998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.255881">
                <text:p>42.255881</text:p>
              </table:table-cell>
              <table:table-cell office:value-type="float" office:value="30">
                <text:p>30</text:p>
              </table:table-cell>
              <table:table-cell office:value-type="float" office:value="31.0842941609542">
                <text:p>31.0842941609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.255881">
                <text:p>42.255881</text:p>
              </table:table-cell>
              <table:table-cell office:value-type="float" office:value="28">
                <text:p>28</text:p>
              </table:table-cell>
              <table:table-cell office:value-type="float" office:value="31.0842941609542">
                <text:p>31.0842941609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.428881">
                <text:p>43.428881</text:p>
              </table:table-cell>
              <table:table-cell office:value-type="float" office:value="29">
                <text:p>29</text:p>
              </table:table-cell>
              <table:table-cell office:value-type="float" office:value="30.3466307481248">
                <text:p>30.3466307481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.428881">
                <text:p>43.428881</text:p>
              </table:table-cell>
              <table:table-cell office:value-type="float" office:value="29">
                <text:p>29</text:p>
              </table:table-cell>
              <table:table-cell office:value-type="float" office:value="30.3466307481248">
                <text:p>30.3466307481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626242">
                <text:p>44.626242</text:p>
              </table:table-cell>
              <table:table-cell office:value-type="float" office:value="29">
                <text:p>29</text:p>
              </table:table-cell>
              <table:table-cell office:value-type="float" office:value="29.6289027338826">
                <text:p>29.62890273388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626242">
                <text:p>44.626242</text:p>
              </table:table-cell>
              <table:table-cell office:value-type="float" office:value="28">
                <text:p>28</text:p>
              </table:table-cell>
              <table:table-cell office:value-type="float" office:value="29.6289027338826">
                <text:p>29.62890273388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208444">
                <text:p>46.208444</text:p>
              </table:table-cell>
              <table:table-cell office:value-type="float" office:value="28">
                <text:p>28</text:p>
              </table:table-cell>
              <table:table-cell office:value-type="float" office:value="28.7309845893894">
                <text:p>28.7309845893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208444">
                <text:p>46.208444</text:p>
              </table:table-cell>
              <table:table-cell office:value-type="float" office:value="28">
                <text:p>28</text:p>
              </table:table-cell>
              <table:table-cell office:value-type="float" office:value="28.7309845893894">
                <text:p>28.73098458938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368489">
                <text:p>47.368489</text:p>
              </table:table-cell>
              <table:table-cell office:value-type="float" office:value="28">
                <text:p>28</text:p>
              </table:table-cell>
              <table:table-cell office:value-type="float" office:value="28.1064730912655">
                <text:p>28.1064730912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.094231">
                <text:p>48.094231</text:p>
              </table:table-cell>
              <table:table-cell office:value-type="float" office:value="28">
                <text:p>28</text:p>
              </table:table-cell>
              <table:table-cell office:value-type="float" office:value="27.7293894796286">
                <text:p>27.72938947962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094231">
                <text:p>48.094231</text:p>
              </table:table-cell>
              <table:table-cell office:value-type="float" office:value="27">
                <text:p>27</text:p>
              </table:table-cell>
              <table:table-cell office:value-type="float" office:value="27.7293894796286">
                <text:p>27.7293894796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.318189">
                <text:p>49.318189</text:p>
              </table:table-cell>
              <table:table-cell office:value-type="float" office:value="26">
                <text:p>26</text:p>
              </table:table-cell>
              <table:table-cell office:value-type="float" office:value="27.1158551484757">
                <text:p>27.1158551484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318189">
                <text:p>49.318189</text:p>
              </table:table-cell>
              <table:table-cell office:value-type="float" office:value="25">
                <text:p>25</text:p>
              </table:table-cell>
              <table:table-cell office:value-type="float" office:value="27.1158551484757">
                <text:p>27.11585514847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.936891">
                <text:p>50.936891</text:p>
              </table:table-cell>
              <table:table-cell office:value-type="float" office:value="26">
                <text:p>26</text:p>
              </table:table-cell>
              <table:table-cell office:value-type="float" office:value="26.3449579640729">
                <text:p>26.34495796407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.936891">
                <text:p>50.936891</text:p>
              </table:table-cell>
              <table:table-cell office:value-type="float" office:value="27">
                <text:p>27</text:p>
              </table:table-cell>
              <table:table-cell office:value-type="float" office:value="26.3449579640729">
                <text:p>26.34495796407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129994">
                <text:p>52.129994</text:p>
              </table:table-cell>
              <table:table-cell office:value-type="float" office:value="26">
                <text:p>26</text:p>
              </table:table-cell>
              <table:table-cell office:value-type="float" office:value="25.8042345574644">
                <text:p>25.8042345574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475314">
                <text:p>53.475314</text:p>
              </table:table-cell>
              <table:table-cell office:value-type="float" office:value="24">
                <text:p>24</text:p>
              </table:table-cell>
              <table:table-cell office:value-type="float" office:value="25.2205478057669">
                <text:p>25.22054780576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475314">
                <text:p>53.475314</text:p>
              </table:table-cell>
              <table:table-cell office:value-type="float" office:value="25">
                <text:p>25</text:p>
              </table:table-cell>
              <table:table-cell office:value-type="float" office:value="25.2205478057669">
                <text:p>25.22054780576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713098">
                <text:p>54.713098</text:p>
              </table:table-cell>
              <table:table-cell office:value-type="float" office:value="24">
                <text:p>24</text:p>
              </table:table-cell>
              <table:table-cell office:value-type="float" office:value="24.7063656675863">
                <text:p>24.70636566758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.61214">
                <text:p>55.61214</text:p>
              </table:table-cell>
              <table:table-cell office:value-type="float" office:value="27">
                <text:p>27</text:p>
              </table:table-cell>
              <table:table-cell office:value-type="float" office:value="24.3458513208598">
                <text:p>24.34585132085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443275">
                <text:p>56.443275</text:p>
              </table:table-cell>
              <table:table-cell office:value-type="float" office:value="26">
                <text:p>26</text:p>
              </table:table-cell>
              <table:table-cell office:value-type="float" office:value="24.0218021876655">
                <text:p>24.02180218766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267131">
                <text:p>57.267131</text:p>
              </table:table-cell>
              <table:table-cell office:value-type="float" office:value="23">
                <text:p>23</text:p>
              </table:table-cell>
              <table:table-cell office:value-type="float" office:value="23.7089935372603">
                <text:p>23.7089935372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.267131">
                <text:p>57.267131</text:p>
              </table:table-cell>
              <table:table-cell office:value-type="float" office:value="23">
                <text:p>23</text:p>
              </table:table-cell>
              <table:table-cell office:value-type="float" office:value="23.7089935372603">
                <text:p>23.70899353726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399135">
                <text:p>59.399135</text:p>
              </table:table-cell>
              <table:table-cell office:value-type="float" office:value="24">
                <text:p>24</text:p>
              </table:table-cell>
              <table:table-cell office:value-type="float" office:value="22.9360831760237">
                <text:p>22.93608317602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399135">
                <text:p>59.399135</text:p>
              </table:table-cell>
              <table:table-cell office:value-type="float" office:value="23">
                <text:p>23</text:p>
              </table:table-cell>
              <table:table-cell office:value-type="float" office:value="22.9360831760237">
                <text:p>22.93608317602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.6585">
                <text:p>60.6585</text:p>
              </table:table-cell>
              <table:table-cell office:value-type="float" office:value="24">
                <text:p>24</text:p>
              </table:table-cell>
              <table:table-cell office:value-type="float" office:value="22.502756587682">
                <text:p>22.502756587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.618981">
                <text:p>61.618981</text:p>
              </table:table-cell>
              <table:table-cell office:value-type="float" office:value="26">
                <text:p>26</text:p>
              </table:table-cell>
              <table:table-cell office:value-type="float" office:value="22.1831204466095">
                <text:p>22.1831204466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.512283">
                <text:p>62.512283</text:p>
              </table:table-cell>
              <table:table-cell office:value-type="float" office:value="25">
                <text:p>25</text:p>
              </table:table-cell>
              <table:table-cell office:value-type="float" office:value="21.8938843418778">
                <text:p>21.8938843418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.855011">
                <text:p>63.855011</text:p>
              </table:table-cell>
              <table:table-cell office:value-type="float" office:value="26">
                <text:p>26</text:p>
              </table:table-cell>
              <table:table-cell office:value-type="float" office:value="21.4730479392523">
                <text:p>21.47304793925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.312561">
                <text:p>65.312561</text:p>
              </table:table-cell>
              <table:table-cell office:value-type="float" office:value="25">
                <text:p>25</text:p>
              </table:table-cell>
              <table:table-cell office:value-type="float" office:value="21.0341625509705">
                <text:p>21.0341625509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.26844">
                <text:p>66.26844</text:p>
              </table:table-cell>
              <table:table-cell office:value-type="float" office:value="22">
                <text:p>22</text:p>
              </table:table-cell>
              <table:table-cell office:value-type="float" office:value="20.7559482396465">
                <text:p>20.7559482396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3cm" svg:height="13.776cm" xlink:href=".." xlink:type="simple" chart:class="chart:line" chart:style-name="ch1">
        <chart:legend chart:legend-position="end" svg:x="20.368cm" svg:y="6.091cm" style:legend-expansion="high" chart:style-name="ch2"/>
        <chart:plot-area chart:style-name="ch3" table:cell-range-address="Sheet1.L1:Sheet1.N221" chart:data-source-has-labels="row" svg:x="0.483cm" svg:y="0.275cm" svg:width="19.402cm" svg:height="13.226cm">
          <chartooo:coordinate-region svg:x="1.29cm" svg:y="0.474cm" svg:width="18.595cm" svg:height="12.1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221" chart:label-cell-address="Sheet1.L1:Sheet1.L1" chart:class="chart:line">
            <chart:data-point chart:repeated="220"/>
          </chart:series>
          <chart:series chart:style-name="ch7" chart:values-cell-range-address="Sheet1.M2:Sheet1.M221" chart:label-cell-address="Sheet1.M1:Sheet1.M1" chart:class="chart:line">
            <chart:data-point chart:repeated="220"/>
          </chart:series>
          <chart:series chart:style-name="ch8" chart:values-cell-range-address="Sheet1.N2:Sheet1.N221" chart:label-cell-address="Sheet1.N1:Sheet1.N1" chart:class="chart:line">
            <chart:data-point chart:repeated="2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Sheet1.L1:Sheet1.L1</svg:desc>
                </draw:g>
              </table:table-cell>
              <table:table-cell office:value-type="string">
                <text:p>height_in_pixels</text:p>
                <draw:g>
                  <svg:desc>Sheet1.M1:Sheet1.M1</svg:desc>
                </draw:g>
              </table:table-cell>
              <table:table-cell office:value-type="string">
                <text:p>estimate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L2:Sheet1.L221</svg:desc>
                </draw:g>
              </table:table-cell>
              <table:table-cell office:value-type="float" office:value="NaN">
                <text:p>NaN</text:p>
                <draw:g>
                  <svg:desc>Sheet1.M2:Sheet1.M221</svg:desc>
                </draw:g>
              </table:table-cell>
              <table:table-cell office:value-type="float" office:value="NaN">
                <text:p>NaN</text:p>
                <draw:g>
                  <svg:desc>Sheet1.N2:Sheet1.N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43288">
                <text:p>4.743288</text:p>
              </table:table-cell>
              <table:table-cell office:value-type="float" office:value="92">
                <text:p>92</text:p>
              </table:table-cell>
              <table:table-cell office:value-type="float" office:value="105.079001626623">
                <text:p>105.079001626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43288">
                <text:p>4.743288</text:p>
              </table:table-cell>
              <table:table-cell office:value-type="float" office:value="85">
                <text:p>85</text:p>
              </table:table-cell>
              <table:table-cell office:value-type="float" office:value="105.079001626623">
                <text:p>105.079001626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84781">
                <text:p>4.884781</text:p>
              </table:table-cell>
              <table:table-cell office:value-type="float" office:value="123">
                <text:p>123</text:p>
              </table:table-cell>
              <table:table-cell office:value-type="float" office:value="104.481530297574">
                <text:p>104.481530297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45317">
                <text:p>6.245317</text:p>
              </table:table-cell>
              <table:table-cell office:value-type="float" office:value="117">
                <text:p>117</text:p>
              </table:table-cell>
              <table:table-cell office:value-type="float" office:value="99.0652922957646">
                <text:p>99.065292295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30416">
                <text:p>6.630416</text:p>
              </table:table-cell>
              <table:table-cell office:value-type="float" office:value="86">
                <text:p>86</text:p>
              </table:table-cell>
              <table:table-cell office:value-type="float" office:value="97.632721922181">
                <text:p>97.632721922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30416">
                <text:p>6.630416</text:p>
              </table:table-cell>
              <table:table-cell office:value-type="float" office:value="81">
                <text:p>81</text:p>
              </table:table-cell>
              <table:table-cell office:value-type="float" office:value="97.632721922181">
                <text:p>97.632721922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75372">
                <text:p>7.775372</text:p>
              </table:table-cell>
              <table:table-cell office:value-type="float" office:value="27">
                <text:p>27</text:p>
              </table:table-cell>
              <table:table-cell office:value-type="float" office:value="93.6081072109493">
                <text:p>93.6081072109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75372">
                <text:p>7.775372</text:p>
              </table:table-cell>
              <table:table-cell office:value-type="float" office:value="102">
                <text:p>102</text:p>
              </table:table-cell>
              <table:table-cell office:value-type="float" office:value="93.6081072109493">
                <text:p>93.6081072109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07035">
                <text:p>8.107035</text:p>
              </table:table-cell>
              <table:table-cell office:value-type="float" office:value="79">
                <text:p>79</text:p>
              </table:table-cell>
              <table:table-cell office:value-type="float" office:value="92.5035315891555">
                <text:p>92.5035315891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07035">
                <text:p>8.107035</text:p>
              </table:table-cell>
              <table:table-cell office:value-type="float" office:value="77">
                <text:p>77</text:p>
              </table:table-cell>
              <table:table-cell office:value-type="float" office:value="92.5035315891555">
                <text:p>92.50353158915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00943">
                <text:p>9.300943</text:p>
              </table:table-cell>
              <table:table-cell office:value-type="float" office:value="108">
                <text:p>108</text:p>
              </table:table-cell>
              <table:table-cell office:value-type="float" office:value="88.7343455123612">
                <text:p>88.7343455123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85845">
                <text:p>9.785845</text:p>
              </table:table-cell>
              <table:table-cell office:value-type="float" office:value="69">
                <text:p>69</text:p>
              </table:table-cell>
              <table:table-cell office:value-type="float" office:value="87.2897847954288">
                <text:p>87.2897847954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85845">
                <text:p>9.785845</text:p>
              </table:table-cell>
              <table:table-cell office:value-type="float" office:value="81">
                <text:p>81</text:p>
              </table:table-cell>
              <table:table-cell office:value-type="float" office:value="87.2897847954288">
                <text:p>87.2897847954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442578">
                <text:p>11.442578</text:p>
              </table:table-cell>
              <table:table-cell office:value-type="float" office:value="91">
                <text:p>91</text:p>
              </table:table-cell>
              <table:table-cell office:value-type="float" office:value="82.6904206137296">
                <text:p>82.6904206137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937212">
                <text:p>11.937212</text:p>
              </table:table-cell>
              <table:table-cell office:value-type="float" office:value="67">
                <text:p>67</text:p>
              </table:table-cell>
              <table:table-cell office:value-type="float" office:value="81.4097360784028">
                <text:p>81.4097360784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37212">
                <text:p>11.937212</text:p>
              </table:table-cell>
              <table:table-cell office:value-type="float" office:value="65">
                <text:p>65</text:p>
              </table:table-cell>
              <table:table-cell office:value-type="float" office:value="81.4097360784028">
                <text:p>81.4097360784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98555">
                <text:p>12.698555</text:p>
              </table:table-cell>
              <table:table-cell office:value-type="float" office:value="92">
                <text:p>92</text:p>
              </table:table-cell>
              <table:table-cell office:value-type="float" office:value="79.5142170655553">
                <text:p>79.5142170655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58792">
                <text:p>13.958792</text:p>
              </table:table-cell>
              <table:table-cell office:value-type="float" office:value="62">
                <text:p>62</text:p>
              </table:table-cell>
              <table:table-cell office:value-type="float" office:value="76.5633830555575">
                <text:p>76.5633830555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958792">
                <text:p>13.958792</text:p>
              </table:table-cell>
              <table:table-cell office:value-type="float" office:value="72">
                <text:p>72</text:p>
              </table:table-cell>
              <table:table-cell office:value-type="float" office:value="76.5633830555575">
                <text:p>76.5633830555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975713">
                <text:p>13.975713</text:p>
              </table:table-cell>
              <table:table-cell office:value-type="float" office:value="93">
                <text:p>93</text:p>
              </table:table-cell>
              <table:table-cell office:value-type="float" office:value="76.5252520234086">
                <text:p>76.5252520234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497717">
                <text:p>15.497717</text:p>
              </table:table-cell>
              <table:table-cell office:value-type="float" office:value="76">
                <text:p>76</text:p>
              </table:table-cell>
              <table:table-cell office:value-type="float" office:value="73.244146940492">
                <text:p>73.244146940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920679">
                <text:p>15.920679</text:p>
              </table:table-cell>
              <table:table-cell office:value-type="float" office:value="59">
                <text:p>59</text:p>
              </table:table-cell>
              <table:table-cell office:value-type="float" office:value="72.3817052567408">
                <text:p>72.3817052567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920679">
                <text:p>15.920679</text:p>
              </table:table-cell>
              <table:table-cell office:value-type="float" office:value="59">
                <text:p>59</text:p>
              </table:table-cell>
              <table:table-cell office:value-type="float" office:value="72.3817052567408">
                <text:p>72.3817052567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94687">
                <text:p>16.94687</text:p>
              </table:table-cell>
              <table:table-cell office:value-type="float" office:value="75">
                <text:p>75</text:p>
              </table:table-cell>
              <table:table-cell office:value-type="float" office:value="70.3713196814777">
                <text:p>70.3713196814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219969">
                <text:p>17.219969</text:p>
              </table:table-cell>
              <table:table-cell office:value-type="float" office:value="59">
                <text:p>59</text:p>
              </table:table-cell>
              <table:table-cell office:value-type="float" office:value="69.8549748926443">
                <text:p>69.854974892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219969">
                <text:p>17.219969</text:p>
              </table:table-cell>
              <table:table-cell office:value-type="float" office:value="64">
                <text:p>64</text:p>
              </table:table-cell>
              <table:table-cell office:value-type="float" office:value="69.8549748926443">
                <text:p>69.854974892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832725">
                <text:p>17.832725</text:p>
              </table:table-cell>
              <table:table-cell office:value-type="float" office:value="74">
                <text:p>74</text:p>
              </table:table-cell>
              <table:table-cell office:value-type="float" office:value="68.7235719869505">
                <text:p>68.7235719869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706449">
                <text:p>18.706449</text:p>
              </table:table-cell>
              <table:table-cell office:value-type="float" office:value="71">
                <text:p>71</text:p>
              </table:table-cell>
              <table:table-cell office:value-type="float" office:value="67.172268889869">
                <text:p>67.172268889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704056">
                <text:p>19.704056</text:p>
              </table:table-cell>
              <table:table-cell office:value-type="float" office:value="73">
                <text:p>73</text:p>
              </table:table-cell>
              <table:table-cell office:value-type="float" office:value="65.4844935741578">
                <text:p>65.484493574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80751">
                <text:p>20.380751</text:p>
              </table:table-cell>
              <table:table-cell office:value-type="float" office:value="53">
                <text:p>53</text:p>
              </table:table-cell>
              <table:table-cell office:value-type="float" office:value="64.3871135531878">
                <text:p>64.38711355318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380751">
                <text:p>20.380751</text:p>
              </table:table-cell>
              <table:table-cell office:value-type="float" office:value="54">
                <text:p>54</text:p>
              </table:table-cell>
              <table:table-cell office:value-type="float" office:value="64.3871135531878">
                <text:p>64.3871135531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469011">
                <text:p>20.469011</text:p>
              </table:table-cell>
              <table:table-cell office:value-type="float" office:value="68">
                <text:p>68</text:p>
              </table:table-cell>
              <table:table-cell office:value-type="float" office:value="64.246689893163">
                <text:p>64.246689893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474753">
                <text:p>20.474753</text:p>
              </table:table-cell>
              <table:table-cell office:value-type="float" office:value="50">
                <text:p>50</text:p>
              </table:table-cell>
              <table:table-cell office:value-type="float" office:value="64.2375754584593">
                <text:p>64.2375754584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474753">
                <text:p>20.474753</text:p>
              </table:table-cell>
              <table:table-cell office:value-type="float" office:value="58">
                <text:p>58</text:p>
              </table:table-cell>
              <table:table-cell office:value-type="float" office:value="64.2375754584593">
                <text:p>64.2375754584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33444">
                <text:p>21.33444</text:p>
              </table:table-cell>
              <table:table-cell office:value-type="float" office:value="54">
                <text:p>54</text:p>
              </table:table-cell>
              <table:table-cell office:value-type="float" office:value="62.9015416684005">
                <text:p>62.9015416684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33444">
                <text:p>21.33444</text:p>
              </table:table-cell>
              <table:table-cell office:value-type="float" office:value="69">
                <text:p>69</text:p>
              </table:table-cell>
              <table:table-cell office:value-type="float" office:value="62.9015416684005">
                <text:p>62.9015416684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102157">
                <text:p>22.102157</text:p>
              </table:table-cell>
              <table:table-cell office:value-type="float" office:value="69">
                <text:p>69</text:p>
              </table:table-cell>
              <table:table-cell office:value-type="float" office:value="61.754555710768">
                <text:p>61.754555710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742729">
                <text:p>22.742729</text:p>
              </table:table-cell>
              <table:table-cell office:value-type="float" office:value="69">
                <text:p>69</text:p>
              </table:table-cell>
              <table:table-cell office:value-type="float" office:value="60.8290593705423">
                <text:p>60.8290593705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599854">
                <text:p>23.599854</text:p>
              </table:table-cell>
              <table:table-cell office:value-type="float" office:value="66">
                <text:p>66</text:p>
              </table:table-cell>
              <table:table-cell office:value-type="float" office:value="59.6332272121829">
                <text:p>59.6332272121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671008">
                <text:p>23.671008</text:p>
              </table:table-cell>
              <table:table-cell office:value-type="float" office:value="51">
                <text:p>51</text:p>
              </table:table-cell>
              <table:table-cell office:value-type="float" office:value="59.5360656662654">
                <text:p>59.5360656662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671008">
                <text:p>23.671008</text:p>
              </table:table-cell>
              <table:table-cell office:value-type="float" office:value="50">
                <text:p>50</text:p>
              </table:table-cell>
              <table:table-cell office:value-type="float" office:value="59.5360656662654">
                <text:p>59.5360656662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203482">
                <text:p>24.203482</text:p>
              </table:table-cell>
              <table:table-cell office:value-type="float" office:value="64">
                <text:p>64</text:p>
              </table:table-cell>
              <table:table-cell office:value-type="float" office:value="58.8188957602933">
                <text:p>58.81889576029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214343">
                <text:p>24.214343</text:p>
              </table:table-cell>
              <table:table-cell office:value-type="float" office:value="49">
                <text:p>49</text:p>
              </table:table-cell>
              <table:table-cell office:value-type="float" office:value="58.804447235595">
                <text:p>58.804447235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214343">
                <text:p>24.214343</text:p>
              </table:table-cell>
              <table:table-cell office:value-type="float" office:value="54">
                <text:p>54</text:p>
              </table:table-cell>
              <table:table-cell office:value-type="float" office:value="58.804447235595">
                <text:p>58.804447235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400922">
                <text:p>24.400922</text:p>
              </table:table-cell>
              <table:table-cell office:value-type="float" office:value="80">
                <text:p>80</text:p>
              </table:table-cell>
              <table:table-cell office:value-type="float" office:value="58.5573425704989">
                <text:p>58.5573425704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774113">
                <text:p>24.774113</text:p>
              </table:table-cell>
              <table:table-cell office:value-type="float" office:value="64">
                <text:p>64</text:p>
              </table:table-cell>
              <table:table-cell office:value-type="float" office:value="58.0692687312421">
                <text:p>58.0692687312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196349">
                <text:p>25.196349</text:p>
              </table:table-cell>
              <table:table-cell office:value-type="float" office:value="79">
                <text:p>79</text:p>
              </table:table-cell>
              <table:table-cell office:value-type="float" office:value="57.5267705805175">
                <text:p>57.5267705805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32283">
                <text:p>25.232283</text:p>
              </table:table-cell>
              <table:table-cell office:value-type="float" office:value="64">
                <text:p>64</text:p>
              </table:table-cell>
              <table:table-cell office:value-type="float" office:value="57.4810694388342">
                <text:p>57.4810694388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68362">
                <text:p>25.68362</text:p>
              </table:table-cell>
              <table:table-cell office:value-type="float" office:value="63">
                <text:p>63</text:p>
              </table:table-cell>
              <table:table-cell office:value-type="float" office:value="56.9131780712649">
                <text:p>56.91317807126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8834">
                <text:p>25.8834</text:p>
              </table:table-cell>
              <table:table-cell office:value-type="float" office:value="77">
                <text:p>77</text:p>
              </table:table-cell>
              <table:table-cell office:value-type="float" office:value="56.6653735337835">
                <text:p>56.6653735337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044574">
                <text:p>26.044574</text:p>
              </table:table-cell>
              <table:table-cell office:value-type="float" office:value="63">
                <text:p>63</text:p>
              </table:table-cell>
              <table:table-cell office:value-type="float" office:value="56.4670225855494">
                <text:p>56.4670225855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36119">
                <text:p>26.36119</text:p>
              </table:table-cell>
              <table:table-cell office:value-type="float" office:value="60">
                <text:p>60</text:p>
              </table:table-cell>
              <table:table-cell office:value-type="float" office:value="56.0813904906237">
                <text:p>56.0813904906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707926">
                <text:p>26.707926</text:p>
              </table:table-cell>
              <table:table-cell office:value-type="float" office:value="61">
                <text:p>61</text:p>
              </table:table-cell>
              <table:table-cell office:value-type="float" office:value="55.6650706349068">
                <text:p>55.6650706349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774191">
                <text:p>26.774191</text:p>
              </table:table-cell>
              <table:table-cell office:value-type="float" office:value="72">
                <text:p>72</text:p>
              </table:table-cell>
              <table:table-cell office:value-type="float" office:value="55.5862099250418">
                <text:p>55.5862099250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977935">
                <text:p>26.977935</text:p>
              </table:table-cell>
              <table:table-cell office:value-type="float" office:value="58">
                <text:p>58</text:p>
              </table:table-cell>
              <table:table-cell office:value-type="float" office:value="55.3451317091737">
                <text:p>55.3451317091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217499">
                <text:p>27.217499</text:p>
              </table:table-cell>
              <table:table-cell office:value-type="float" office:value="58">
                <text:p>58</text:p>
              </table:table-cell>
              <table:table-cell office:value-type="float" office:value="55.0643311285928">
                <text:p>55.06433112859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29533">
                <text:p>27.29533</text:p>
              </table:table-cell>
              <table:table-cell office:value-type="float" office:value="69">
                <text:p>69</text:p>
              </table:table-cell>
              <table:table-cell office:value-type="float" office:value="54.9737151638439">
                <text:p>54.9737151638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395201">
                <text:p>27.395201</text:p>
              </table:table-cell>
              <table:table-cell office:value-type="float" office:value="60">
                <text:p>60</text:p>
              </table:table-cell>
              <table:table-cell office:value-type="float" office:value="54.8578747455887">
                <text:p>54.85787474558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480393">
                <text:p>27.480393</text:p>
              </table:table-cell>
              <table:table-cell office:value-type="float" office:value="45">
                <text:p>45</text:p>
              </table:table-cell>
              <table:table-cell office:value-type="float" office:value="54.7594456515977">
                <text:p>54.7594456515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480393">
                <text:p>27.480393</text:p>
              </table:table-cell>
              <table:table-cell office:value-type="float" office:value="52">
                <text:p>52</text:p>
              </table:table-cell>
              <table:table-cell office:value-type="float" office:value="54.7594456515977">
                <text:p>54.75944565159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.525906">
                <text:p>27.525906</text:p>
              </table:table-cell>
              <table:table-cell office:value-type="float" office:value="46">
                <text:p>46</text:p>
              </table:table-cell>
              <table:table-cell office:value-type="float" office:value="54.7070054803374">
                <text:p>54.7070054803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525906">
                <text:p>27.525906</text:p>
              </table:table-cell>
              <table:table-cell office:value-type="float" office:value="46">
                <text:p>46</text:p>
              </table:table-cell>
              <table:table-cell office:value-type="float" office:value="54.7070054803374">
                <text:p>54.70700548033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.541874">
                <text:p>27.541874</text:p>
              </table:table-cell>
              <table:table-cell office:value-type="float" office:value="62">
                <text:p>62</text:p>
              </table:table-cell>
              <table:table-cell office:value-type="float" office:value="54.6886309109313">
                <text:p>54.6886309109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725939">
                <text:p>27.725939</text:p>
              </table:table-cell>
              <table:table-cell office:value-type="float" office:value="62">
                <text:p>62</text:p>
              </table:table-cell>
              <table:table-cell office:value-type="float" office:value="54.477712842905">
                <text:p>54.4777128429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.843462">
                <text:p>27.843462</text:p>
              </table:table-cell>
              <table:table-cell office:value-type="float" office:value="61">
                <text:p>61</text:p>
              </table:table-cell>
              <table:table-cell office:value-type="float" office:value="54.3438934247693">
                <text:p>54.34389342476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.870933">
                <text:p>27.870933</text:p>
              </table:table-cell>
              <table:table-cell office:value-type="float" office:value="59">
                <text:p>59</text:p>
              </table:table-cell>
              <table:table-cell office:value-type="float" office:value="54.3127078805838">
                <text:p>54.31270788058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.874197">
                <text:p>27.874197</text:p>
              </table:table-cell>
              <table:table-cell office:value-type="float" office:value="60">
                <text:p>60</text:p>
              </table:table-cell>
              <table:table-cell office:value-type="float" office:value="54.3090049113513">
                <text:p>54.3090049113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.883844">
                <text:p>27.883844</text:p>
              </table:table-cell>
              <table:table-cell office:value-type="float" office:value="56">
                <text:p>56</text:p>
              </table:table-cell>
              <table:table-cell office:value-type="float" office:value="54.2980634553901">
                <text:p>54.2980634553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.898459">
                <text:p>27.898459</text:p>
              </table:table-cell>
              <table:table-cell office:value-type="float" office:value="59">
                <text:p>59</text:p>
              </table:table-cell>
              <table:table-cell office:value-type="float" office:value="54.2814957783924">
                <text:p>54.28149577839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905836">
                <text:p>27.905836</text:p>
              </table:table-cell>
              <table:table-cell office:value-type="float" office:value="61">
                <text:p>61</text:p>
              </table:table-cell>
              <table:table-cell office:value-type="float" office:value="54.273136993163">
                <text:p>54.2731369931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913185">
                <text:p>27.913185</text:p>
              </table:table-cell>
              <table:table-cell office:value-type="float" office:value="59">
                <text:p>59</text:p>
              </table:table-cell>
              <table:table-cell office:value-type="float" office:value="54.26481249368">
                <text:p>54.264812493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.914327">
                <text:p>27.914327</text:p>
              </table:table-cell>
              <table:table-cell office:value-type="float" office:value="61">
                <text:p>61</text:p>
              </table:table-cell>
              <table:table-cell office:value-type="float" office:value="54.2635191348926">
                <text:p>54.2635191348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916403">
                <text:p>27.916403</text:p>
              </table:table-cell>
              <table:table-cell office:value-type="float" office:value="62">
                <text:p>62</text:p>
              </table:table-cell>
              <table:table-cell office:value-type="float" office:value="54.2611681431931">
                <text:p>54.26116814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.924378">
                <text:p>27.924378</text:p>
              </table:table-cell>
              <table:table-cell office:value-type="float" office:value="60">
                <text:p>60</text:p>
              </table:table-cell>
              <table:table-cell office:value-type="float" office:value="54.2521386506049">
                <text:p>54.2521386506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926003">
                <text:p>27.926003</text:p>
              </table:table-cell>
              <table:table-cell office:value-type="float" office:value="57">
                <text:p>57</text:p>
              </table:table-cell>
              <table:table-cell office:value-type="float" office:value="54.2502991538852">
                <text:p>54.2502991538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92668">
                <text:p>27.92668</text:p>
              </table:table-cell>
              <table:table-cell office:value-type="float" office:value="59">
                <text:p>59</text:p>
              </table:table-cell>
              <table:table-cell office:value-type="float" office:value="54.2495328280615">
                <text:p>54.2495328280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930536">
                <text:p>27.930536</text:p>
              </table:table-cell>
              <table:table-cell office:value-type="float" office:value="57">
                <text:p>57</text:p>
              </table:table-cell>
              <table:table-cell office:value-type="float" office:value="54.2451684662988">
                <text:p>54.2451684662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932287">
                <text:p>27.932287</text:p>
              </table:table-cell>
              <table:table-cell office:value-type="float" office:value="54">
                <text:p>54</text:p>
              </table:table-cell>
              <table:table-cell office:value-type="float" office:value="54.2431868523194">
                <text:p>54.2431868523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940509">
                <text:p>27.940509</text:p>
              </table:table-cell>
              <table:table-cell office:value-type="float" office:value="74">
                <text:p>74</text:p>
              </table:table-cell>
              <table:table-cell office:value-type="float" office:value="54.2338839164182">
                <text:p>54.2338839164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944504">
                <text:p>27.944504</text:p>
              </table:table-cell>
              <table:table-cell office:value-type="float" office:value="59">
                <text:p>59</text:p>
              </table:table-cell>
              <table:table-cell office:value-type="float" office:value="54.2293648506615">
                <text:p>54.22936485066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981649">
                <text:p>27.981649</text:p>
              </table:table-cell>
              <table:table-cell office:value-type="float" office:value="54">
                <text:p>54</text:p>
              </table:table-cell>
              <table:table-cell office:value-type="float" office:value="54.1873831805989">
                <text:p>54.1873831805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22162">
                <text:p>28.22162</text:p>
              </table:table-cell>
              <table:table-cell office:value-type="float" office:value="55">
                <text:p>55</text:p>
              </table:table-cell>
              <table:table-cell office:value-type="float" office:value="53.9177240416228">
                <text:p>53.91772404162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304596">
                <text:p>28.304596</text:p>
              </table:table-cell>
              <table:table-cell office:value-type="float" office:value="58">
                <text:p>58</text:p>
              </table:table-cell>
              <table:table-cell office:value-type="float" office:value="53.8251060002655">
                <text:p>53.8251060002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338956">
                <text:p>28.338956</text:p>
              </table:table-cell>
              <table:table-cell office:value-type="float" office:value="70">
                <text:p>70</text:p>
              </table:table-cell>
              <table:table-cell office:value-type="float" office:value="53.7868463687962">
                <text:p>53.7868463687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540116">
                <text:p>28.540116</text:p>
              </table:table-cell>
              <table:table-cell office:value-type="float" office:value="56">
                <text:p>56</text:p>
              </table:table-cell>
              <table:table-cell office:value-type="float" office:value="53.5639428632597">
                <text:p>53.5639428632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625386">
                <text:p>28.625386</text:p>
              </table:table-cell>
              <table:table-cell office:value-type="float" office:value="71">
                <text:p>71</text:p>
              </table:table-cell>
              <table:table-cell office:value-type="float" office:value="53.4700125568155">
                <text:p>53.4700125568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960399">
                <text:p>28.960399</text:p>
              </table:table-cell>
              <table:table-cell office:value-type="float" office:value="34">
                <text:p>34</text:p>
              </table:table-cell>
              <table:table-cell office:value-type="float" office:value="53.1041423906697">
                <text:p>53.1041423906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960399">
                <text:p>28.960399</text:p>
              </table:table-cell>
              <table:table-cell office:value-type="float" office:value="73">
                <text:p>73</text:p>
              </table:table-cell>
              <table:table-cell office:value-type="float" office:value="53.1041423906697">
                <text:p>53.1041423906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.13217">
                <text:p>29.13217</text:p>
              </table:table-cell>
              <table:table-cell office:value-type="float" office:value="73">
                <text:p>73</text:p>
              </table:table-cell>
              <table:table-cell office:value-type="float" office:value="52.9184849763403">
                <text:p>52.9184849763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6347">
                <text:p>29.346347</text:p>
              </table:table-cell>
              <table:table-cell office:value-type="float" office:value="71">
                <text:p>71</text:p>
              </table:table-cell>
              <table:table-cell office:value-type="float" office:value="52.6888038946429">
                <text:p>52.6888038946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519132">
                <text:p>29.519132</text:p>
              </table:table-cell>
              <table:table-cell office:value-type="float" office:value="72">
                <text:p>72</text:p>
              </table:table-cell>
              <table:table-cell office:value-type="float" office:value="52.5049590933864">
                <text:p>52.50495909338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674112">
                <text:p>29.674112</text:p>
              </table:table-cell>
              <table:table-cell office:value-type="float" office:value="73">
                <text:p>73</text:p>
              </table:table-cell>
              <table:table-cell office:value-type="float" office:value="52.3411470344956">
                <text:p>52.34114703449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85417">
                <text:p>29.85417</text:p>
              </table:table-cell>
              <table:table-cell office:value-type="float" office:value="73">
                <text:p>73</text:p>
              </table:table-cell>
              <table:table-cell office:value-type="float" office:value="52.1521068347944">
                <text:p>52.1521068347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919962">
                <text:p>29.919962</text:p>
              </table:table-cell>
              <table:table-cell office:value-type="float" office:value="68">
                <text:p>68</text:p>
              </table:table-cell>
              <table:table-cell office:value-type="float" office:value="52.0833729801317">
                <text:p>52.08337298013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935926">
                <text:p>29.935926</text:p>
              </table:table-cell>
              <table:table-cell office:value-type="float" office:value="70">
                <text:p>70</text:p>
              </table:table-cell>
              <table:table-cell office:value-type="float" office:value="52.0667224635025">
                <text:p>52.0667224635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938812">
                <text:p>29.938812</text:p>
              </table:table-cell>
              <table:table-cell office:value-type="float" office:value="58">
                <text:p>58</text:p>
              </table:table-cell>
              <table:table-cell office:value-type="float" office:value="52.0637134900206">
                <text:p>52.0637134900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939357">
                <text:p>29.939357</text:p>
              </table:table-cell>
              <table:table-cell office:value-type="float" office:value="74">
                <text:p>74</text:p>
              </table:table-cell>
              <table:table-cell office:value-type="float" office:value="52.0631453064163">
                <text:p>52.0631453064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947498">
                <text:p>29.947498</text:p>
              </table:table-cell>
              <table:table-cell office:value-type="float" office:value="71">
                <text:p>71</text:p>
              </table:table-cell>
              <table:table-cell office:value-type="float" office:value="52.0546594746348">
                <text:p>52.05465947463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949733">
                <text:p>29.949733</text:p>
              </table:table-cell>
              <table:table-cell office:value-type="float" office:value="68">
                <text:p>68</text:p>
              </table:table-cell>
              <table:table-cell office:value-type="float" office:value="52.0523302897335">
                <text:p>52.05233028973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959258">
                <text:p>29.959258</text:p>
              </table:table-cell>
              <table:table-cell office:value-type="float" office:value="71">
                <text:p>71</text:p>
              </table:table-cell>
              <table:table-cell office:value-type="float" office:value="52.042406234296">
                <text:p>52.042406234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960293">
                <text:p>29.960293</text:p>
              </table:table-cell>
              <table:table-cell office:value-type="float" office:value="72">
                <text:p>72</text:p>
              </table:table-cell>
              <table:table-cell office:value-type="float" office:value="52.0413281002976">
                <text:p>52.04132810029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029822">
                <text:p>30.029822</text:p>
              </table:table-cell>
              <table:table-cell office:value-type="float" office:value="59">
                <text:p>59</text:p>
              </table:table-cell>
              <table:table-cell office:value-type="float" office:value="51.9690036074884">
                <text:p>51.96900360748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.126345">
                <text:p>30.126345</text:p>
              </table:table-cell>
              <table:table-cell office:value-type="float" office:value="57">
                <text:p>57</text:p>
              </table:table-cell>
              <table:table-cell office:value-type="float" office:value="51.8689323947318">
                <text:p>51.8689323947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359166">
                <text:p>30.359166</text:p>
              </table:table-cell>
              <table:table-cell office:value-type="float" office:value="61">
                <text:p>61</text:p>
              </table:table-cell>
              <table:table-cell office:value-type="float" office:value="51.6291314276333">
                <text:p>51.6291314276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.664015">
                <text:p>30.664015</text:p>
              </table:table-cell>
              <table:table-cell office:value-type="float" office:value="45">
                <text:p>45</text:p>
              </table:table-cell>
              <table:table-cell office:value-type="float" office:value="51.3184752530963">
                <text:p>51.3184752530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664015">
                <text:p>30.664015</text:p>
              </table:table-cell>
              <table:table-cell office:value-type="float" office:value="48">
                <text:p>48</text:p>
              </table:table-cell>
              <table:table-cell office:value-type="float" office:value="51.3184752530963">
                <text:p>51.3184752530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797252">
                <text:p>30.797252</text:p>
              </table:table-cell>
              <table:table-cell office:value-type="float" office:value="53">
                <text:p>53</text:p>
              </table:table-cell>
              <table:table-cell office:value-type="float" office:value="51.1838711275169">
                <text:p>51.1838711275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363731">
                <text:p>31.363731</text:p>
              </table:table-cell>
              <table:table-cell office:value-type="float" office:value="52">
                <text:p>52</text:p>
              </table:table-cell>
              <table:table-cell office:value-type="float" office:value="50.6193757614687">
                <text:p>50.61937576146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929802">
                <text:p>31.929802</text:p>
              </table:table-cell>
              <table:table-cell office:value-type="float" office:value="58">
                <text:p>58</text:p>
              </table:table-cell>
              <table:table-cell office:value-type="float" office:value="50.0675893199054">
                <text:p>50.06758931990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946561">
                <text:p>31.946561</text:p>
              </table:table-cell>
              <table:table-cell office:value-type="float" office:value="43">
                <text:p>43</text:p>
              </table:table-cell>
              <table:table-cell office:value-type="float" office:value="50.0514365137665">
                <text:p>50.05143651376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946561">
                <text:p>31.946561</text:p>
              </table:table-cell>
              <table:table-cell office:value-type="float" office:value="44">
                <text:p>44</text:p>
              </table:table-cell>
              <table:table-cell office:value-type="float" office:value="50.0514365137665">
                <text:p>50.05143651376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61008">
                <text:p>32.61008</text:p>
              </table:table-cell>
              <table:table-cell office:value-type="float" office:value="52">
                <text:p>52</text:p>
              </table:table-cell>
              <table:table-cell office:value-type="float" office:value="49.4201871580503">
                <text:p>49.42018715805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82296">
                <text:p>32.82296</text:p>
              </table:table-cell>
              <table:table-cell office:value-type="float" office:value="51">
                <text:p>51</text:p>
              </table:table-cell>
              <table:table-cell office:value-type="float" office:value="49.2210205562127">
                <text:p>49.2210205562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218714">
                <text:p>33.218714</text:p>
              </table:table-cell>
              <table:table-cell office:value-type="float" office:value="52">
                <text:p>52</text:p>
              </table:table-cell>
              <table:table-cell office:value-type="float" office:value="48.8549948801844">
                <text:p>48.8549948801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784675">
                <text:p>33.784675</text:p>
              </table:table-cell>
              <table:table-cell office:value-type="float" office:value="45">
                <text:p>45</text:p>
              </table:table-cell>
              <table:table-cell office:value-type="float" office:value="48.3409075168717">
                <text:p>48.34090751687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784675">
                <text:p>33.784675</text:p>
              </table:table-cell>
              <table:table-cell office:value-type="float" office:value="45">
                <text:p>45</text:p>
              </table:table-cell>
              <table:table-cell office:value-type="float" office:value="48.3409075168717">
                <text:p>48.34090751687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246508">
                <text:p>34.246508</text:p>
              </table:table-cell>
              <table:table-cell office:value-type="float" office:value="53">
                <text:p>53</text:p>
              </table:table-cell>
              <table:table-cell office:value-type="float" office:value="47.9293524294688">
                <text:p>47.92935242946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023547">
                <text:p>35.023547</text:p>
              </table:table-cell>
              <table:table-cell office:value-type="float" office:value="51">
                <text:p>51</text:p>
              </table:table-cell>
              <table:table-cell office:value-type="float" office:value="47.2524971899758">
                <text:p>47.25249718997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376169">
                <text:p>35.376169</text:p>
              </table:table-cell>
              <table:table-cell office:value-type="float" office:value="48">
                <text:p>48</text:p>
              </table:table-cell>
              <table:table-cell office:value-type="float" office:value="46.951604759802">
                <text:p>46.9516047598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.773616">
                <text:p>35.773616</text:p>
              </table:table-cell>
              <table:table-cell office:value-type="float" office:value="52">
                <text:p>52</text:p>
              </table:table-cell>
              <table:table-cell office:value-type="float" office:value="46.617024078195">
                <text:p>46.617024078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968991">
                <text:p>35.968991</text:p>
              </table:table-cell>
              <table:table-cell office:value-type="float" office:value="39">
                <text:p>39</text:p>
              </table:table-cell>
              <table:table-cell office:value-type="float" office:value="46.454294664701">
                <text:p>46.4542946647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968991">
                <text:p>35.968991</text:p>
              </table:table-cell>
              <table:table-cell office:value-type="float" office:value="42">
                <text:p>42</text:p>
              </table:table-cell>
              <table:table-cell office:value-type="float" office:value="46.454294664701">
                <text:p>46.4542946647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49482">
                <text:p>36.49482</text:p>
              </table:table-cell>
              <table:table-cell office:value-type="float" office:value="26">
                <text:p>26</text:p>
              </table:table-cell>
              <table:table-cell office:value-type="float" office:value="46.0219184696933">
                <text:p>46.02191846969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49482">
                <text:p>36.49482</text:p>
              </table:table-cell>
              <table:table-cell office:value-type="float" office:value="50">
                <text:p>50</text:p>
              </table:table-cell>
              <table:table-cell office:value-type="float" office:value="46.0219184696933">
                <text:p>46.0219184696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814891">
                <text:p>36.814891</text:p>
              </table:table-cell>
              <table:table-cell office:value-type="float" office:value="43">
                <text:p>43</text:p>
              </table:table-cell>
              <table:table-cell office:value-type="float" office:value="45.7626504994967">
                <text:p>45.76265049949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814891">
                <text:p>36.814891</text:p>
              </table:table-cell>
              <table:table-cell office:value-type="float" office:value="45">
                <text:p>45</text:p>
              </table:table-cell>
              <table:table-cell office:value-type="float" office:value="45.7626504994967">
                <text:p>45.76265049949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08151">
                <text:p>38.08151</text:p>
              </table:table-cell>
              <table:table-cell office:value-type="float" office:value="47">
                <text:p>47</text:p>
              </table:table-cell>
              <table:table-cell office:value-type="float" office:value="44.7646764004586">
                <text:p>44.76467640045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044223">
                <text:p>39.044223</text:p>
              </table:table-cell>
              <table:table-cell office:value-type="float" office:value="44">
                <text:p>44</text:p>
              </table:table-cell>
              <table:table-cell office:value-type="float" office:value="44.0347906686824">
                <text:p>44.0347906686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.261481">
                <text:p>39.261481</text:p>
              </table:table-cell>
              <table:table-cell office:value-type="float" office:value="35">
                <text:p>35</text:p>
              </table:table-cell>
              <table:table-cell office:value-type="float" office:value="43.8733551056546">
                <text:p>43.87335510565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261481">
                <text:p>39.261481</text:p>
              </table:table-cell>
              <table:table-cell office:value-type="float" office:value="38">
                <text:p>38</text:p>
              </table:table-cell>
              <table:table-cell office:value-type="float" office:value="43.8733551056546">
                <text:p>43.87335510565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.380349">
                <text:p>40.380349</text:p>
              </table:table-cell>
              <table:table-cell office:value-type="float" office:value="38">
                <text:p>38</text:p>
              </table:table-cell>
              <table:table-cell office:value-type="float" office:value="43.0603672065559">
                <text:p>43.06036720655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.380349">
                <text:p>40.380349</text:p>
              </table:table-cell>
              <table:table-cell office:value-type="float" office:value="36">
                <text:p>36</text:p>
              </table:table-cell>
              <table:table-cell office:value-type="float" office:value="43.0603672065559">
                <text:p>43.06036720655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46456">
                <text:p>40.46456</text:p>
              </table:table-cell>
              <table:table-cell office:value-type="float" office:value="46">
                <text:p>46</text:p>
              </table:table-cell>
              <table:table-cell office:value-type="float" office:value="43.0003956036396">
                <text:p>43.00039560363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958557">
                <text:p>41.958557</text:p>
              </table:table-cell>
              <table:table-cell office:value-type="float" office:value="45">
                <text:p>45</text:p>
              </table:table-cell>
              <table:table-cell office:value-type="float" office:value="41.9635337859789">
                <text:p>41.96353378597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.948003">
                <text:p>42.948003</text:p>
              </table:table-cell>
              <table:table-cell office:value-type="float" office:value="44">
                <text:p>44</text:p>
              </table:table-cell>
              <table:table-cell office:value-type="float" office:value="41.3039314368718">
                <text:p>41.30393143687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.265672">
                <text:p>43.265672</text:p>
              </table:table-cell>
              <table:table-cell office:value-type="float" office:value="34">
                <text:p>34</text:p>
              </table:table-cell>
              <table:table-cell office:value-type="float" office:value="41.0965365229978">
                <text:p>41.09653652299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.265672">
                <text:p>43.265672</text:p>
              </table:table-cell>
              <table:table-cell office:value-type="float" office:value="39">
                <text:p>39</text:p>
              </table:table-cell>
              <table:table-cell office:value-type="float" office:value="41.0965365229978">
                <text:p>41.09653652299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95754">
                <text:p>43.95754</text:p>
              </table:table-cell>
              <table:table-cell office:value-type="float" office:value="36">
                <text:p>36</text:p>
              </table:table-cell>
              <table:table-cell office:value-type="float" office:value="40.6519700413743">
                <text:p>40.65197004137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95754">
                <text:p>43.95754</text:p>
              </table:table-cell>
              <table:table-cell office:value-type="float" office:value="40">
                <text:p>40</text:p>
              </table:table-cell>
              <table:table-cell office:value-type="float" office:value="40.6519700413743">
                <text:p>40.65197004137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.531863">
                <text:p>44.531863</text:p>
              </table:table-cell>
              <table:table-cell office:value-type="float" office:value="44">
                <text:p>44</text:p>
              </table:table-cell>
              <table:table-cell office:value-type="float" office:value="40.2901741733382">
                <text:p>40.29017417333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.874428">
                <text:p>45.874428</text:p>
              </table:table-cell>
              <table:table-cell office:value-type="float" office:value="35">
                <text:p>35</text:p>
              </table:table-cell>
              <table:table-cell office:value-type="float" office:value="39.4690334161232">
                <text:p>39.4690334161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.874428">
                <text:p>45.874428</text:p>
              </table:table-cell>
              <table:table-cell office:value-type="float" office:value="30">
                <text:p>30</text:p>
              </table:table-cell>
              <table:table-cell office:value-type="float" office:value="39.4690334161232">
                <text:p>39.4690334161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.093714">
                <text:p>46.093714</text:p>
              </table:table-cell>
              <table:table-cell office:value-type="float" office:value="40">
                <text:p>40</text:p>
              </table:table-cell>
              <table:table-cell office:value-type="float" office:value="39.3380828924215">
                <text:p>39.3380828924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.284258">
                <text:p>47.284258</text:p>
              </table:table-cell>
              <table:table-cell office:value-type="float" office:value="30">
                <text:p>30</text:p>
              </table:table-cell>
              <table:table-cell office:value-type="float" office:value="38.6420253010741">
                <text:p>38.64202530107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.284258">
                <text:p>47.284258</text:p>
              </table:table-cell>
              <table:table-cell office:value-type="float" office:value="33">
                <text:p>33</text:p>
              </table:table-cell>
              <table:table-cell office:value-type="float" office:value="38.6420253010741">
                <text:p>38.64202530107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.937679">
                <text:p>47.937679</text:p>
              </table:table-cell>
              <table:table-cell office:value-type="float" office:value="38">
                <text:p>38</text:p>
              </table:table-cell>
              <table:table-cell office:value-type="float" office:value="38.2703683474379">
                <text:p>38.27036834743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.236958">
                <text:p>49.236958</text:p>
              </table:table-cell>
              <table:table-cell office:value-type="float" office:value="37">
                <text:p>37</text:p>
              </table:table-cell>
              <table:table-cell office:value-type="float" office:value="37.5521986393452">
                <text:p>37.55219863934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.494574">
                <text:p>49.494574</text:p>
              </table:table-cell>
              <table:table-cell office:value-type="float" office:value="29">
                <text:p>29</text:p>
              </table:table-cell>
              <table:table-cell office:value-type="float" office:value="37.4129928474704">
                <text:p>37.4129928474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.494574">
                <text:p>49.494574</text:p>
              </table:table-cell>
              <table:table-cell office:value-type="float" office:value="34">
                <text:p>34</text:p>
              </table:table-cell>
              <table:table-cell office:value-type="float" office:value="37.4129928474704">
                <text:p>37.4129928474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.804417">
                <text:p>50.804417</text:p>
              </table:table-cell>
              <table:table-cell office:value-type="float" office:value="30">
                <text:p>30</text:p>
              </table:table-cell>
              <table:table-cell office:value-type="float" office:value="36.7208729365006">
                <text:p>36.7208729365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.804417">
                <text:p>50.804417</text:p>
              </table:table-cell>
              <table:table-cell office:value-type="float" office:value="28">
                <text:p>28</text:p>
              </table:table-cell>
              <table:table-cell office:value-type="float" office:value="36.7208729365006">
                <text:p>36.72087293650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.565705">
                <text:p>51.565705</text:p>
              </table:table-cell>
              <table:table-cell office:value-type="float" office:value="34">
                <text:p>34</text:p>
              </table:table-cell>
              <table:table-cell office:value-type="float" office:value="36.3302506417005">
                <text:p>36.3302506417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25068">
                <text:p>52.25068</text:p>
              </table:table-cell>
              <table:table-cell office:value-type="float" office:value="30">
                <text:p>30</text:p>
              </table:table-cell>
              <table:table-cell office:value-type="float" office:value="35.9858204794751">
                <text:p>35.98582047947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25068">
                <text:p>52.25068</text:p>
              </table:table-cell>
              <table:table-cell office:value-type="float" office:value="30">
                <text:p>30</text:p>
              </table:table-cell>
              <table:table-cell office:value-type="float" office:value="35.9858204794751">
                <text:p>35.98582047947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.860505">
                <text:p>53.860505</text:p>
              </table:table-cell>
              <table:table-cell office:value-type="float" office:value="31">
                <text:p>31</text:p>
              </table:table-cell>
              <table:table-cell office:value-type="float" office:value="35.2014923266501">
                <text:p>35.20149232665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.917988">
                <text:p>54.917988</text:p>
              </table:table-cell>
              <table:table-cell office:value-type="float" office:value="30">
                <text:p>30</text:p>
              </table:table-cell>
              <table:table-cell office:value-type="float" office:value="34.7046159328251">
                <text:p>34.70461593282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.917988">
                <text:p>54.917988</text:p>
              </table:table-cell>
              <table:table-cell office:value-type="float" office:value="30">
                <text:p>30</text:p>
              </table:table-cell>
              <table:table-cell office:value-type="float" office:value="34.7046159328251">
                <text:p>34.70461593282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.000396">
                <text:p>55.000396</text:p>
              </table:table-cell>
              <table:table-cell office:value-type="float" office:value="29">
                <text:p>29</text:p>
              </table:table-cell>
              <table:table-cell office:value-type="float" office:value="34.6664836276331">
                <text:p>34.66648362763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000396">
                <text:p>55.000396</text:p>
              </table:table-cell>
              <table:table-cell office:value-type="float" office:value="31">
                <text:p>31</text:p>
              </table:table-cell>
              <table:table-cell office:value-type="float" office:value="34.6664836276331">
                <text:p>34.66648362763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.987366">
                <text:p>55.987366</text:p>
              </table:table-cell>
              <table:table-cell office:value-type="float" office:value="31">
                <text:p>31</text:p>
              </table:table-cell>
              <table:table-cell office:value-type="float" office:value="34.2162143112054">
                <text:p>34.21621431120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.42199">
                <text:p>58.42199</text:p>
              </table:table-cell>
              <table:table-cell office:value-type="float" office:value="28">
                <text:p>28</text:p>
              </table:table-cell>
              <table:table-cell office:value-type="float" office:value="33.1539661260827">
                <text:p>33.1539661260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.42199">
                <text:p>58.42199</text:p>
              </table:table-cell>
              <table:table-cell office:value-type="float" office:value="28">
                <text:p>28</text:p>
              </table:table-cell>
              <table:table-cell office:value-type="float" office:value="33.1539661260827">
                <text:p>33.15396612608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.799058">
                <text:p>58.799058</text:p>
              </table:table-cell>
              <table:table-cell office:value-type="float" office:value="25">
                <text:p>25</text:p>
              </table:table-cell>
              <table:table-cell office:value-type="float" office:value="32.9953182942872">
                <text:p>32.99531829428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.799058">
                <text:p>58.799058</text:p>
              </table:table-cell>
              <table:table-cell office:value-type="float" office:value="27">
                <text:p>27</text:p>
              </table:table-cell>
              <table:table-cell office:value-type="float" office:value="32.9953182942872">
                <text:p>32.99531829428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858484">
                <text:p>60.858484</text:p>
              </table:table-cell>
              <table:table-cell office:value-type="float" office:value="27">
                <text:p>27</text:p>
              </table:table-cell>
              <table:table-cell office:value-type="float" office:value="32.1549436914993">
                <text:p>32.15494369149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.858484">
                <text:p>60.858484</text:p>
              </table:table-cell>
              <table:table-cell office:value-type="float" office:value="25">
                <text:p>25</text:p>
              </table:table-cell>
              <table:table-cell office:value-type="float" office:value="32.1549436914993">
                <text:p>32.15494369149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.026896">
                <text:p>61.026896</text:p>
              </table:table-cell>
              <table:table-cell office:value-type="float" office:value="28">
                <text:p>28</text:p>
              </table:table-cell>
              <table:table-cell office:value-type="float" office:value="32.0881105947832">
                <text:p>32.0881105947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.810155">
                <text:p>61.810155</text:p>
              </table:table-cell>
              <table:table-cell office:value-type="float" office:value="28">
                <text:p>28</text:p>
              </table:table-cell>
              <table:table-cell office:value-type="float" office:value="31.7808956602026">
                <text:p>31.78089566020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.810155">
                <text:p>61.810155</text:p>
              </table:table-cell>
              <table:table-cell office:value-type="float" office:value="26">
                <text:p>26</text:p>
              </table:table-cell>
              <table:table-cell office:value-type="float" office:value="31.7808956602026">
                <text:p>31.78089566020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.810155">
                <text:p>61.810155</text:p>
              </table:table-cell>
              <table:table-cell office:value-type="float" office:value="47">
                <text:p>47</text:p>
              </table:table-cell>
              <table:table-cell office:value-type="float" office:value="31.7808956602026">
                <text:p>31.78089566020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.553766">
                <text:p>63.553766</text:p>
              </table:table-cell>
              <table:table-cell office:value-type="float" office:value="25">
                <text:p>25</text:p>
              </table:table-cell>
              <table:table-cell office:value-type="float" office:value="31.1176877413281">
                <text:p>31.11768774132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3.553766">
                <text:p>63.553766</text:p>
              </table:table-cell>
              <table:table-cell office:value-type="float" office:value="28">
                <text:p>28</text:p>
              </table:table-cell>
              <table:table-cell office:value-type="float" office:value="31.1176877413281">
                <text:p>31.11768774132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.317748">
                <text:p>66.317748</text:p>
              </table:table-cell>
              <table:table-cell office:value-type="float" office:value="25">
                <text:p>25</text:p>
              </table:table-cell>
              <table:table-cell office:value-type="float" office:value="30.1212677606001">
                <text:p>30.1212677606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.791219">
                <text:p>66.791219</text:p>
              </table:table-cell>
              <table:table-cell office:value-type="float" office:value="26">
                <text:p>26</text:p>
              </table:table-cell>
              <table:table-cell office:value-type="float" office:value="29.9569476031901">
                <text:p>29.95694760319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.791219">
                <text:p>66.791219</text:p>
              </table:table-cell>
              <table:table-cell office:value-type="float" office:value="26">
                <text:p>26</text:p>
              </table:table-cell>
              <table:table-cell office:value-type="float" office:value="29.9569476031901">
                <text:p>29.95694760319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.791219">
                <text:p>66.791219</text:p>
              </table:table-cell>
              <table:table-cell office:value-type="float" office:value="30">
                <text:p>30</text:p>
              </table:table-cell>
              <table:table-cell office:value-type="float" office:value="29.9569476031901">
                <text:p>29.95694760319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.940437">
                <text:p>68.940437</text:p>
              </table:table-cell>
              <table:table-cell office:value-type="float" office:value="26">
                <text:p>26</text:p>
              </table:table-cell>
              <table:table-cell office:value-type="float" office:value="29.2330472808448">
                <text:p>29.2330472808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.325503">
                <text:p>69.325503</text:p>
              </table:table-cell>
              <table:table-cell office:value-type="float" office:value="25">
                <text:p>25</text:p>
              </table:table-cell>
              <table:table-cell office:value-type="float" office:value="29.1070289299127">
                <text:p>29.1070289299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9.325503">
                <text:p>69.325503</text:p>
              </table:table-cell>
              <table:table-cell office:value-type="float" office:value="24">
                <text:p>24</text:p>
              </table:table-cell>
              <table:table-cell office:value-type="float" office:value="29.1070289299127">
                <text:p>29.10702892991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700203">
                <text:p>71.700203</text:p>
              </table:table-cell>
              <table:table-cell office:value-type="float" office:value="26">
                <text:p>26</text:p>
              </table:table-cell>
              <table:table-cell office:value-type="float" office:value="28.3532632964836">
                <text:p>28.35326329648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.833583">
                <text:p>71.833583</text:p>
              </table:table-cell>
              <table:table-cell office:value-type="float" office:value="24">
                <text:p>24</text:p>
              </table:table-cell>
              <table:table-cell office:value-type="float" office:value="28.3120827377496">
                <text:p>28.3120827377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.833583">
                <text:p>71.833583</text:p>
              </table:table-cell>
              <table:table-cell office:value-type="float" office:value="24">
                <text:p>24</text:p>
              </table:table-cell>
              <table:table-cell office:value-type="float" office:value="28.3120827377496">
                <text:p>28.31208273774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.824649">
                <text:p>73.824649</text:p>
              </table:table-cell>
              <table:table-cell office:value-type="float" office:value="26">
                <text:p>26</text:p>
              </table:table-cell>
              <table:table-cell office:value-type="float" office:value="27.7112680698651">
                <text:p>27.71126806986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.845678">
                <text:p>73.845678</text:p>
              </table:table-cell>
              <table:table-cell office:value-type="float" office:value="26">
                <text:p>26</text:p>
              </table:table-cell>
              <table:table-cell office:value-type="float" office:value="27.705058511059">
                <text:p>27.7050585110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3.845678">
                <text:p>73.845678</text:p>
              </table:table-cell>
              <table:table-cell office:value-type="float" office:value="24">
                <text:p>24</text:p>
              </table:table-cell>
              <table:table-cell office:value-type="float" office:value="27.705058511059">
                <text:p>27.7050585110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.91405">
                <text:p>74.91405</text:p>
              </table:table-cell>
              <table:table-cell office:value-type="float" office:value="23">
                <text:p>23</text:p>
              </table:table-cell>
              <table:table-cell office:value-type="float" office:value="27.3932046941417">
                <text:p>27.39320469414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.97625">
                <text:p>74.97625</text:p>
              </table:table-cell>
              <table:table-cell office:value-type="float" office:value="23">
                <text:p>23</text:p>
              </table:table-cell>
              <table:table-cell office:value-type="float" office:value="27.3752648688488">
                <text:p>27.37526486884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.668544">
                <text:p>76.668544</text:p>
              </table:table-cell>
              <table:table-cell office:value-type="float" office:value="24">
                <text:p>24</text:p>
              </table:table-cell>
              <table:table-cell office:value-type="float" office:value="26.8960293846983">
                <text:p>26.89602938469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.668544">
                <text:p>76.668544</text:p>
              </table:table-cell>
              <table:table-cell office:value-type="float" office:value="25">
                <text:p>25</text:p>
              </table:table-cell>
              <table:table-cell office:value-type="float" office:value="26.8960293846983">
                <text:p>26.89602938469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.671113">
                <text:p>76.671113</text:p>
              </table:table-cell>
              <table:table-cell office:value-type="float" office:value="24">
                <text:p>24</text:p>
              </table:table-cell>
              <table:table-cell office:value-type="float" office:value="26.8953146324073">
                <text:p>26.89531463240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.671113">
                <text:p>76.671113</text:p>
              </table:table-cell>
              <table:table-cell office:value-type="float" office:value="25">
                <text:p>25</text:p>
              </table:table-cell>
              <table:table-cell office:value-type="float" office:value="26.8953146324073">
                <text:p>26.89531463240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.929723">
                <text:p>78.929723</text:p>
              </table:table-cell>
              <table:table-cell office:value-type="float" office:value="25">
                <text:p>25</text:p>
              </table:table-cell>
              <table:table-cell office:value-type="float" office:value="26.2812825221395">
                <text:p>26.2812825221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.929723">
                <text:p>78.929723</text:p>
              </table:table-cell>
              <table:table-cell office:value-type="float" office:value="25">
                <text:p>25</text:p>
              </table:table-cell>
              <table:table-cell office:value-type="float" office:value="26.2812825221395">
                <text:p>26.2812825221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9.014162">
                <text:p>79.014162</text:p>
              </table:table-cell>
              <table:table-cell office:value-type="float" office:value="25">
                <text:p>25</text:p>
              </table:table-cell>
              <table:table-cell office:value-type="float" office:value="26.2588699180224">
                <text:p>26.25886991802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.014162">
                <text:p>79.014162</text:p>
              </table:table-cell>
              <table:table-cell office:value-type="float" office:value="25">
                <text:p>25</text:p>
              </table:table-cell>
              <table:table-cell office:value-type="float" office:value="26.2588699180224">
                <text:p>26.2588699180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.501158">
                <text:p>81.501158</text:p>
              </table:table-cell>
              <table:table-cell office:value-type="float" office:value="24">
                <text:p>24</text:p>
              </table:table-cell>
              <table:table-cell office:value-type="float" office:value="25.6154713032929">
                <text:p>25.61547130329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.501158">
                <text:p>81.501158</text:p>
              </table:table-cell>
              <table:table-cell office:value-type="float" office:value="24">
                <text:p>24</text:p>
              </table:table-cell>
              <table:table-cell office:value-type="float" office:value="25.6154713032929">
                <text:p>25.61547130329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.558391">
                <text:p>81.558391</text:p>
              </table:table-cell>
              <table:table-cell office:value-type="float" office:value="24">
                <text:p>24</text:p>
              </table:table-cell>
              <table:table-cell office:value-type="float" office:value="25.6010357627663">
                <text:p>25.6010357627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.558391">
                <text:p>81.558391</text:p>
              </table:table-cell>
              <table:table-cell office:value-type="float" office:value="24">
                <text:p>24</text:p>
              </table:table-cell>
              <table:table-cell office:value-type="float" office:value="25.6010357627663">
                <text:p>25.60103576276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3.334642">
                <text:p>83.334642</text:p>
              </table:table-cell>
              <table:table-cell office:value-type="float" office:value="23">
                <text:p>23</text:p>
              </table:table-cell>
              <table:table-cell office:value-type="float" office:value="25.1609716710491">
                <text:p>25.16097167104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3.367275">
                <text:p>83.367275</text:p>
              </table:table-cell>
              <table:table-cell office:value-type="float" office:value="23">
                <text:p>23</text:p>
              </table:table-cell>
              <table:table-cell office:value-type="float" office:value="25.153028364151">
                <text:p>25.153028364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.97787">
                <text:p>85.97787</text:p>
              </table:table-cell>
              <table:table-cell office:value-type="float" office:value="23">
                <text:p>23</text:p>
              </table:table-cell>
              <table:table-cell office:value-type="float" office:value="24.5334238176329">
                <text:p>24.53342381763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.97787">
                <text:p>85.97787</text:p>
              </table:table-cell>
              <table:table-cell office:value-type="float" office:value="23">
                <text:p>23</text:p>
              </table:table-cell>
              <table:table-cell office:value-type="float" office:value="24.5334238176329">
                <text:p>24.53342381763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.003972">
                <text:p>86.003972</text:p>
              </table:table-cell>
              <table:table-cell office:value-type="float" office:value="23">
                <text:p>23</text:p>
              </table:table-cell>
              <table:table-cell office:value-type="float" office:value="24.5273828041085">
                <text:p>24.52738280410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.003972">
                <text:p>86.003972</text:p>
              </table:table-cell>
              <table:table-cell office:value-type="float" office:value="23">
                <text:p>23</text:p>
              </table:table-cell>
              <table:table-cell office:value-type="float" office:value="24.5273828041085">
                <text:p>24.52738280410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.944689">
                <text:p>87.944689</text:p>
              </table:table-cell>
              <table:table-cell office:value-type="float" office:value="23">
                <text:p>23</text:p>
              </table:table-cell>
              <table:table-cell office:value-type="float" office:value="24.0864096611553">
                <text:p>24.08640966115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.962597">
                <text:p>87.962597</text:p>
              </table:table-cell>
              <table:table-cell office:value-type="float" office:value="23">
                <text:p>23</text:p>
              </table:table-cell>
              <table:table-cell office:value-type="float" office:value="24.0824143939405">
                <text:p>24.08241439394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.430344">
                <text:p>90.430344</text:p>
              </table:table-cell>
              <table:table-cell office:value-type="float" office:value="23">
                <text:p>23</text:p>
              </table:table-cell>
              <table:table-cell office:value-type="float" office:value="23.5442533802122">
                <text:p>23.5442533802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0.462257">
                <text:p>90.462257</text:p>
              </table:table-cell>
              <table:table-cell office:value-type="float" office:value="23">
                <text:p>23</text:p>
              </table:table-cell>
              <table:table-cell office:value-type="float" office:value="23.5374513486539">
                <text:p>23.53745134865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.723061">
                <text:p>92.723061</text:p>
              </table:table-cell>
              <table:table-cell office:value-type="float" office:value="22">
                <text:p>22</text:p>
              </table:table-cell>
              <table:table-cell office:value-type="float" office:value="23.0653778999135">
                <text:p>23.0653778999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.805942">
                <text:p>92.805942</text:p>
              </table:table-cell>
              <table:table-cell office:value-type="float" office:value="22">
                <text:p>22</text:p>
              </table:table-cell>
              <table:table-cell office:value-type="float" office:value="23.0484312608284">
                <text:p>23.04843126082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4.481644">
                <text:p>94.481644</text:p>
              </table:table-cell>
              <table:table-cell office:value-type="float" office:value="23">
                <text:p>23</text:p>
              </table:table-cell>
              <table:table-cell office:value-type="float" office:value="22.7110644917014">
                <text:p>22.71106449170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4.481644">
                <text:p>94.481644</text:p>
              </table:table-cell>
              <table:table-cell office:value-type="float" office:value="22">
                <text:p>22</text:p>
              </table:table-cell>
              <table:table-cell office:value-type="float" office:value="22.7110644917014">
                <text:p>22.71106449170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.809764">
                <text:p>96.809764</text:p>
              </table:table-cell>
              <table:table-cell office:value-type="float" office:value="23">
                <text:p>23</text:p>
              </table:table-cell>
              <table:table-cell office:value-type="float" office:value="22.2584132607271">
                <text:p>22.25841326072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.809764">
                <text:p>96.809764</text:p>
              </table:table-cell>
              <table:table-cell office:value-type="float" office:value="22">
                <text:p>22</text:p>
              </table:table-cell>
              <table:table-cell office:value-type="float" office:value="22.2584132607271">
                <text:p>22.25841326072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.720821">
                <text:p>98.720821</text:p>
              </table:table-cell>
              <table:table-cell office:value-type="float" office:value="22">
                <text:p>22</text:p>
              </table:table-cell>
              <table:table-cell office:value-type="float" office:value="21.9001180930176">
                <text:p>21.9001180930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8.903418">
                <text:p>98.903418</text:p>
              </table:table-cell>
              <table:table-cell office:value-type="float" office:value="22">
                <text:p>22</text:p>
              </table:table-cell>
              <table:table-cell office:value-type="float" office:value="21.8664866303507">
                <text:p>21.8664866303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